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7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20.3mm"/>
    </style:style>
    <style:style style:name="co4" style:family="table-column">
      <style:table-column-properties fo:break-before="auto" style:column-width="28.03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17.22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31.33mm"/>
    </style:style>
    <style:style style:name="co9" style:family="table-column">
      <style:table-column-properties fo:break-before="auto" style:column-width="26.04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29.3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1.61mm"/>
    </style:style>
    <style:style style:name="co14" style:family="table-column">
      <style:table-column-properties fo:break-before="auto" style:column-width="36.27mm"/>
    </style:style>
    <style:style style:name="co15" style:family="table-column">
      <style:table-column-properties fo:break-before="auto" style:column-width="43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3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-Tabelle_20_Wert" style:data-style-name="N0"/>
    <style:style style:name="ce16" style:family="table-cell" style:parent-style-name="Pivot-Tabelle_20_Wert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-Tabelle_20_Ergebnis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-Tabelle_20_Kategorie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-Tabelle_20_Wert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-Tabelle_20_Wert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-Tabelle_20_Wert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-Tabelle_20_Ergebnis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max_no_improv</text:p>
          </table:table-cell>
          <table:table-cell office:value-type="string" calcext:value-type="string">
            <text:p>max_no_improv_l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est_iteration</text:p>
          </table:table-cell>
          <table:table-cell office:value-type="string" calcext:value-type="string">
            <text:p>initial_costs</text:p>
          </table:table-cell>
          <table:table-cell office:value-type="string" calcext:value-type="string">
            <text:p>initial_distance</text:p>
          </table:table-cell>
          <table:table-cell office:value-type="string" calcext:value-type="string">
            <text:p>best_costs</text:p>
          </table:table-cell>
          <table:table-cell office:value-type="string" calcext:value-type="string">
            <text:p>best_distance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2837404" calcext:value-type="float">
            <text:p>0,1428374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08.54064127943" calcext:value-type="float">
            <text:p>1308,5406412794</text:p>
          </table:table-cell>
          <table:table-cell office:value-type="float" office:value="61.9701850697325" calcext:value-type="float">
            <text:p>61,970185069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2837404" calcext:value-type="float">
            <text:p>0,1428374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60" calcext:value-type="float">
            <text:p>2060</text:p>
          </table:table-cell>
          <table:table-cell office:value-type="float" office:value="102" calcext:value-type="float">
            <text:p>102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3754969" calcext:value-type="float">
            <text:p>0,1437549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12.74347442539" calcext:value-type="float">
            <text:p>2712,7434744254</text:p>
          </table:table-cell>
          <table:table-cell office:value-type="float" office:value="136.2354610082" calcext:value-type="float">
            <text:p>136,2354610082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3754969" calcext:value-type="float">
            <text:p>0,1437549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66.1719851451" calcext:value-type="float">
            <text:p>3066,1719851451</text:p>
          </table:table-cell>
          <table:table-cell office:value-type="float" office:value="166.732928989029" calcext:value-type="float">
            <text:p>166,7329289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3975032" calcext:value-type="float">
            <text:p>0,1539750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707.97646541619" calcext:value-type="float">
            <text:p>1707,9764654162</text:p>
          </table:table-cell>
          <table:table-cell office:value-type="float" office:value="83.4511963488986" calcext:value-type="float">
            <text:p>83,451196348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3975032" calcext:value-type="float">
            <text:p>0,1539750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065.80993644747" calcext:value-type="float">
            <text:p>2065,8099364475</text:p>
          </table:table-cell>
          <table:table-cell office:value-type="float" office:value="110.980364260063" calcext:value-type="float">
            <text:p>110,980364260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319852" calcext:value-type="float">
            <text:p>0,14319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57.4088587637" calcext:value-type="float">
            <text:p>2257,4088587637</text:p>
          </table:table-cell>
          <table:table-cell office:value-type="float" office:value="101.481703651814" calcext:value-type="float">
            <text:p>101,481703651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319852" calcext:value-type="float">
            <text:p>0,14319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73.57793032072" calcext:value-type="float">
            <text:p>2773,5779303207</text:p>
          </table:table-cell>
          <table:table-cell office:value-type="float" office:value="139.279557948431" calcext:value-type="float">
            <text:p>139,279557948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4295285" calcext:value-type="float">
            <text:p>0,1442952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5.93970459779" calcext:value-type="float">
            <text:p>1725,9397045978</text:p>
          </table:table-cell>
          <table:table-cell office:value-type="float" office:value="95.6329956769757" calcext:value-type="float">
            <text:p>95,63299567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4295285" calcext:value-type="float">
            <text:p>0,1442952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46.30020999751" calcext:value-type="float">
            <text:p>2046,3002099975</text:p>
          </table:table-cell>
          <table:table-cell office:value-type="float" office:value="120.044625076808" calcext:value-type="float">
            <text:p>120,044625076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2835695" calcext:value-type="float">
            <text:p>0,1328356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95.3611128241" calcext:value-type="float">
            <text:p>1695,3611128241</text:p>
          </table:table-cell>
          <table:table-cell office:value-type="float" office:value="126.267310351828" calcext:value-type="float">
            <text:p>126,267310351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2835695" calcext:value-type="float">
            <text:p>0,1328356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38.40037361066" calcext:value-type="float">
            <text:p>2638,4003736107</text:p>
          </table:table-cell>
          <table:table-cell office:value-type="float" office:value="198.825749396205" calcext:value-type="float">
            <text:p>198,82574939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4647391" calcext:value-type="float">
            <text:p>0,1346473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73.1966632647" calcext:value-type="float">
            <text:p>1973,1966632647</text:p>
          </table:table-cell>
          <table:table-cell office:value-type="float" office:value="93.0674789952431" calcext:value-type="float">
            <text:p>93,0674789952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4647391" calcext:value-type="float">
            <text:p>0,1346473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21.64058767988" calcext:value-type="float">
            <text:p>2321,6405876799</text:p>
          </table:table-cell>
          <table:table-cell office:value-type="float" office:value="114.783729363648" calcext:value-type="float">
            <text:p>114,7837293636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2707186" calcext:value-type="float">
            <text:p>0,1327071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47.78771724997" calcext:value-type="float">
            <text:p>2947,78771725</text:p>
          </table:table-cell>
          <table:table-cell office:value-type="float" office:value="171.010364495738" calcext:value-type="float">
            <text:p>171,0103644957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2707186" calcext:value-type="float">
            <text:p>0,1327071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31.10094569036" calcext:value-type="float">
            <text:p>3131,1009456904</text:p>
          </table:table-cell>
          <table:table-cell office:value-type="float" office:value="185.096527930272" calcext:value-type="float">
            <text:p>185,0965279303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4261427" calcext:value-type="float">
            <text:p>0,1342614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83.88197624923" calcext:value-type="float">
            <text:p>1683,8819762492</text:p>
          </table:table-cell>
          <table:table-cell office:value-type="float" office:value="85.3531176904112" calcext:value-type="float">
            <text:p>85,353117690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4261427" calcext:value-type="float">
            <text:p>0,1342614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9196342" calcext:value-type="float">
            <text:p>0,1391963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57.07196841113" calcext:value-type="float">
            <text:p>1957,0719684111</text:p>
          </table:table-cell>
          <table:table-cell office:value-type="float" office:value="91.7914316545342" calcext:value-type="float">
            <text:p>91,7914316545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9196342" calcext:value-type="float">
            <text:p>0,1391963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2448602" calcext:value-type="float">
            <text:p>0,1424486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55.5386760162" calcext:value-type="float">
            <text:p>1755,5386760162</text:p>
          </table:table-cell>
          <table:table-cell office:value-type="float" office:value="125.432439240217" calcext:value-type="float">
            <text:p>125,432439240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2448602" calcext:value-type="float">
            <text:p>0,1424486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181" calcext:value-type="float">
            <text:p>18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6826753" calcext:value-type="float">
            <text:p>0,1468267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293.76236363059" calcext:value-type="float">
            <text:p>2293,7623636306</text:p>
          </table:table-cell>
          <table:table-cell office:value-type="float" office:value="127.208699368939" calcext:value-type="float">
            <text:p>127,208699368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6826753" calcext:value-type="float">
            <text:p>0,1468267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452.92201452314" calcext:value-type="float">
            <text:p>3452,9220145231</text:p>
          </table:table-cell>
          <table:table-cell office:value-type="float" office:value="195.027169901068" calcext:value-type="float">
            <text:p>195,0271699011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6412481" calcext:value-type="float">
            <text:p>0,1364124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30.8296218351" calcext:value-type="float">
            <text:p>1830,8296218351</text:p>
          </table:table-cell>
          <table:table-cell office:value-type="float" office:value="85.5450788770266" calcext:value-type="float">
            <text:p>85,545078877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6412481" calcext:value-type="float">
            <text:p>0,1364124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67" calcext:value-type="float">
            <text:p>2767</text:p>
          </table:table-cell>
          <table:table-cell office:value-type="float" office:value="137" calcext:value-type="float">
            <text:p>137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63092311" calcext:value-type="float">
            <text:p>0,1630923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754.52836003652" calcext:value-type="float">
            <text:p>1754,5283600365</text:p>
          </table:table-cell>
          <table:table-cell office:value-type="float" office:value="82.7643480534083" calcext:value-type="float">
            <text:p>82,7643480534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63092311" calcext:value-type="float">
            <text:p>0,1630923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800.4593827954" calcext:value-type="float">
            <text:p>2800,4593827954</text:p>
          </table:table-cell>
          <table:table-cell office:value-type="float" office:value="142.038404810405" calcext:value-type="float">
            <text:p>142,038404810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8482188" calcext:value-type="float">
            <text:p>0,1484821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05.54325417039" calcext:value-type="float">
            <text:p>2005,5432541704</text:p>
          </table:table-cell>
          <table:table-cell office:value-type="float" office:value="93.870024502014" calcext:value-type="float">
            <text:p>93,87002450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8482188" calcext:value-type="float">
            <text:p>0,1484821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07" calcext:value-type="float">
            <text:p>3407</text:p>
          </table:table-cell>
          <table:table-cell office:value-type="float" office:value="155" calcext:value-type="float">
            <text:p>15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7242443" calcext:value-type="float">
            <text:p>0,1372424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91.93487870096" calcext:value-type="float">
            <text:p>2091,934878701</text:p>
          </table:table-cell>
          <table:table-cell office:value-type="float" office:value="147.102288125886" calcext:value-type="float">
            <text:p>147,102288125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7242443" calcext:value-type="float">
            <text:p>0,1372424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43.1016091646" calcext:value-type="float">
            <text:p>2243,1016091646</text:p>
          </table:table-cell>
          <table:table-cell office:value-type="float" office:value="155.799893322404" calcext:value-type="float">
            <text:p>155,799893322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29050879" calcext:value-type="float">
            <text:p>0,1290508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01.36140577838" calcext:value-type="float">
            <text:p>1701,3614057784</text:p>
          </table:table-cell>
          <table:table-cell office:value-type="float" office:value="77.9061425352107" calcext:value-type="float">
            <text:p>77,9061425352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29050879" calcext:value-type="float">
            <text:p>0,1290508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806.31770381408" calcext:value-type="float">
            <text:p>1806,3177038141</text:p>
          </table:table-cell>
          <table:table-cell office:value-type="float" office:value="85.4185133839479" calcext:value-type="float">
            <text:p>85,4185133839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3350952" calcext:value-type="float">
            <text:p>0,1333509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56.14686404506" calcext:value-type="float">
            <text:p>2156,1468640451</text:p>
          </table:table-cell>
          <table:table-cell office:value-type="float" office:value="102.991150229687" calcext:value-type="float">
            <text:p>102,9911502297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3350952" calcext:value-type="float">
            <text:p>0,1333509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244.05313692208" calcext:value-type="float">
            <text:p>2244,0531369221</text:p>
          </table:table-cell>
          <table:table-cell office:value-type="float" office:value="107.588025992255" calcext:value-type="float">
            <text:p>107,588025992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1924108" calcext:value-type="float">
            <text:p>0,131924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947.78771724997" calcext:value-type="float">
            <text:p>2947,78771725</text:p>
          </table:table-cell>
          <table:table-cell office:value-type="float" office:value="171.010364495738" calcext:value-type="float">
            <text:p>171,0103644957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1924108" calcext:value-type="float">
            <text:p>0,131924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35.47394587971" calcext:value-type="float">
            <text:p>3735,4739458797</text:p>
          </table:table-cell>
          <table:table-cell office:value-type="float" office:value="230.414348044799" calcext:value-type="float">
            <text:p>230,4143480448</text:p>
          </table:table-cell>
          <table:table-cell office:value-type="float" office:value="1941.644110012" calcext:value-type="float">
            <text:p>1941,644110012</text:p>
          </table:table-cell>
          <table:table-cell office:value-type="float" office:value="142.434107004685" calcext:value-type="float">
            <text:p>142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8257797" calcext:value-type="float">
            <text:p>0,1482577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629.61660661088" calcext:value-type="float">
            <text:p>1629,6166066109</text:p>
          </table:table-cell>
          <table:table-cell office:value-type="float" office:value="78.6997600194215" calcext:value-type="float">
            <text:p>78,699760019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8257797" calcext:value-type="float">
            <text:p>0,1482577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904.85762847211" calcext:value-type="float">
            <text:p>1904,8576284721</text:p>
          </table:table-cell>
          <table:table-cell office:value-type="float" office:value="99.3442833902254" calcext:value-type="float">
            <text:p>99,344283390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8154609" calcext:value-type="float">
            <text:p>0,1481546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865.42065969673" calcext:value-type="float">
            <text:p>1865,4206596967</text:p>
          </table:table-cell>
          <table:table-cell office:value-type="float" office:value="131.405857602697" calcext:value-type="float">
            <text:p>131,405857602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8154609" calcext:value-type="float">
            <text:p>0,1481546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876.12703754463" calcext:value-type="float">
            <text:p>1876,1270375446</text:p>
          </table:table-cell>
          <table:table-cell office:value-type="float" office:value="132.296838068005" calcext:value-type="float">
            <text:p>132,29683806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66797257" calcext:value-type="float">
            <text:p>0,1667972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77.761284436055" calcext:value-type="float">
            <text:p>977,7612844361</text:p>
          </table:table-cell>
          <table:table-cell office:value-type="float" office:value="47.2901673659692" calcext:value-type="float">
            <text:p>47,290167366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66797257" calcext:value-type="float">
            <text:p>0,1667972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416" calcext:value-type="float">
            <text:p>1416</text:p>
          </table:table-cell>
          <table:table-cell office:value-type="float" office:value="66" calcext:value-type="float">
            <text:p>6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063474" calcext:value-type="float">
            <text:p>0,150634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67.53929771257" calcext:value-type="float">
            <text:p>1267,5392977126</text:p>
          </table:table-cell>
          <table:table-cell office:value-type="float" office:value="65.1203040472583" calcext:value-type="float">
            <text:p>65,1203040473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063474" calcext:value-type="float">
            <text:p>0,150634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58" calcext:value-type="float">
            <text:p>58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14262" calcext:value-type="float">
            <text:p>0,15142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372.20518419411" calcext:value-type="float">
            <text:p>1372,2051841941</text:p>
          </table:table-cell>
          <table:table-cell office:value-type="float" office:value="66.7365102221093" calcext:value-type="float">
            <text:p>66,7365102221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14262" calcext:value-type="float">
            <text:p>0,15142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160.52475842499" calcext:value-type="float">
            <text:p>2160,524758425</text:p>
          </table:table-cell>
          <table:table-cell office:value-type="float" office:value="107.708203932499" calcext:value-type="float">
            <text:p>107,708203932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065625" calcext:value-type="float">
            <text:p>0,140656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22.82895823518" calcext:value-type="float">
            <text:p>1622,8289582352</text:p>
          </table:table-cell>
          <table:table-cell office:value-type="float" office:value="113.961638481988" calcext:value-type="float">
            <text:p>113,961638482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065625" calcext:value-type="float">
            <text:p>0,140656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539.22349259061" calcext:value-type="float">
            <text:p>2539,2234925906</text:p>
          </table:table-cell>
          <table:table-cell office:value-type="float" office:value="181.486832980505" calcext:value-type="float">
            <text:p>181,486832980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7670976" calcext:value-type="float">
            <text:p>0,1376709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69.0201066071" calcext:value-type="float">
            <text:p>1169,0201066071</text:p>
          </table:table-cell>
          <table:table-cell office:value-type="float" office:value="56.4224445034517" calcext:value-type="float">
            <text:p>56,422444503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7670976" calcext:value-type="float">
            <text:p>0,1376709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69" calcext:value-type="float">
            <text:p>1669</text:p>
          </table:table-cell>
          <table:table-cell office:value-type="float" office:value="81" calcext:value-type="float">
            <text:p>8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5578999" calcext:value-type="float">
            <text:p>0,1455789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318.04807992022" calcext:value-type="float">
            <text:p>1318,0480799202</text:p>
          </table:table-cell>
          <table:table-cell office:value-type="float" office:value="77.3356804387131" calcext:value-type="float">
            <text:p>77,3356804387</text:p>
          </table:table-cell>
          <table:table-cell office:value-type="float" office:value="875.19996945897" calcext:value-type="float">
            <text:p>875,199969459</text:p>
          </table:table-cell>
          <table:table-cell office:value-type="float" office:value="45.5764179418701" calcext:value-type="float">
            <text:p>45,576417941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5578999" calcext:value-type="float">
            <text:p>0,1455789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422.88052094712" calcext:value-type="float">
            <text:p>1422,8805209471</text:p>
          </table:table-cell>
          <table:table-cell office:value-type="float" office:value="86.0873334756458" calcext:value-type="float">
            <text:p>86,0873334756</text:p>
          </table:table-cell>
          <table:table-cell office:value-type="float" office:value="1429.63626267111" calcext:value-type="float">
            <text:p>1429,6362626711</text:p>
          </table:table-cell>
          <table:table-cell office:value-type="float" office:value="75.3851648071345" calcext:value-type="float">
            <text:p>75,385164807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7959113" calcext:value-type="float">
            <text:p>0,1379591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49.68397093328" calcext:value-type="float">
            <text:p>1449,6839709333</text:p>
          </table:table-cell>
          <table:table-cell office:value-type="float" office:value="103.119751113762" calcext:value-type="float">
            <text:p>103,1197511138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7959113" calcext:value-type="float">
            <text:p>0,1379591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5.74456516497" calcext:value-type="float">
            <text:p>1945,744565165</text:p>
          </table:table-cell>
          <table:table-cell office:value-type="float" office:value="141.416407864999" calcext:value-type="float">
            <text:p>141,41640786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489882" calcext:value-type="float">
            <text:p>0,134898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40.12403444888" calcext:value-type="float">
            <text:p>1440,1240344489</text:p>
          </table:table-cell>
          <table:table-cell office:value-type="float" office:value="73.6308568746618" calcext:value-type="float">
            <text:p>73,630856874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489882" calcext:value-type="float">
            <text:p>0,134898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0.63626267111" calcext:value-type="float">
            <text:p>2110,6362626711</text:p>
          </table:table-cell>
          <table:table-cell office:value-type="float" office:value="118.385164807135" calcext:value-type="float">
            <text:p>118,3851648071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5137491" calcext:value-type="float">
            <text:p>0,1351374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29.61660661088" calcext:value-type="float">
            <text:p>1629,6166066109</text:p>
          </table:table-cell>
          <table:table-cell office:value-type="float" office:value="78.6997600194215" calcext:value-type="float">
            <text:p>78,6997600194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5137491" calcext:value-type="float">
            <text:p>0,1351374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85762847211" calcext:value-type="float">
            <text:p>1904,8576284721</text:p>
          </table:table-cell>
          <table:table-cell office:value-type="float" office:value="99.3442833902254" calcext:value-type="float">
            <text:p>99,3442833902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4442163" calcext:value-type="float">
            <text:p>0,1344421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0.98983332478" calcext:value-type="float">
            <text:p>1720,9898333248</text:p>
          </table:table-cell>
          <table:table-cell office:value-type="float" office:value="128.209492263826" calcext:value-type="float">
            <text:p>128,2094922638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4442163" calcext:value-type="float">
            <text:p>0,1344421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5.34293705519" calcext:value-type="float">
            <text:p>2015,3429370552</text:p>
          </table:table-cell>
          <table:table-cell office:value-type="float" office:value="150.554243818477" calcext:value-type="float">
            <text:p>150,554243818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2004115" calcext:value-type="float">
            <text:p>0,1320041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93.71953657487" calcext:value-type="float">
            <text:p>1393,7195365749</text:p>
          </table:table-cell>
          <table:table-cell office:value-type="float" office:value="66.5011123696344" calcext:value-type="float">
            <text:p>66,5011123696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2004115" calcext:value-type="float">
            <text:p>0,1320041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81.38214063229" calcext:value-type="float">
            <text:p>1481,3821406323</text:p>
          </table:table-cell>
          <table:table-cell office:value-type="float" office:value="69.1462443630398" calcext:value-type="float">
            <text:p>69,146244363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6202901" calcext:value-type="float">
            <text:p>0,1362029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562.68507469603" calcext:value-type="float">
            <text:p>1562,685074696</text:p>
          </table:table-cell>
          <table:table-cell office:value-type="float" office:value="111.04584567977" calcext:value-type="float">
            <text:p>111,0458456798</text:p>
          </table:table-cell>
          <table:table-cell office:value-type="float" office:value="875.19996945897" calcext:value-type="float">
            <text:p>875,199969459</text:p>
          </table:table-cell>
          <table:table-cell office:value-type="float" office:value="45.5764179418701" calcext:value-type="float">
            <text:p>45,576417941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6202901" calcext:value-type="float">
            <text:p>0,1362029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28.87228258249" calcext:value-type="float">
            <text:p>2428,8722825825</text:p>
          </table:table-cell>
          <table:table-cell office:value-type="float" office:value="174.708203932499" calcext:value-type="float">
            <text:p>174,7082039325</text:p>
          </table:table-cell>
          <table:table-cell office:value-type="float" office:value="1429.63626267111" calcext:value-type="float">
            <text:p>1429,6362626711</text:p>
          </table:table-cell>
          <table:table-cell office:value-type="float" office:value="75.3851648071345" calcext:value-type="float">
            <text:p>75,385164807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0877589" calcext:value-type="float">
            <text:p>0,1408775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70.37599751108" calcext:value-type="float">
            <text:p>2170,3759975111</text:p>
          </table:table-cell>
          <table:table-cell office:value-type="float" office:value="157.341664571945" calcext:value-type="float">
            <text:p>157,341664571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0877589" calcext:value-type="float">
            <text:p>0,1408775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0" calcext:value-type="float">
            <text:p>2890</text:p>
          </table:table-cell>
          <table:table-cell office:value-type="float" office:value="213" calcext:value-type="float">
            <text:p>21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0586433" calcext:value-type="float">
            <text:p>0,1305864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24.0399353468" calcext:value-type="float">
            <text:p>1924,0399353468</text:p>
          </table:table-cell>
          <table:table-cell office:value-type="float" office:value="93.0298770961965" calcext:value-type="float">
            <text:p>93,02987709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0586433" calcext:value-type="float">
            <text:p>0,1305864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25.63453348751" calcext:value-type="float">
            <text:p>3125,6345334875</text:p>
          </table:table-cell>
          <table:table-cell office:value-type="float" office:value="158.219544457293" calcext:value-type="float">
            <text:p>158,21954445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70228462" calcext:value-type="float">
            <text:p>0,1702284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33.28901357381" calcext:value-type="float">
            <text:p>1433,2890135738</text:p>
          </table:table-cell>
          <table:table-cell office:value-type="float" office:value="79.6648266209641" calcext:value-type="float">
            <text:p>79,664826621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70228462" calcext:value-type="float">
            <text:p>0,1702284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24.84911339788" calcext:value-type="float">
            <text:p>1824,8491133979</text:p>
          </table:table-cell>
          <table:table-cell office:value-type="float" office:value="114.206555615734" calcext:value-type="float">
            <text:p>114,206555615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28479927" calcext:value-type="float">
            <text:p>0,1284799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80.39293804739" calcext:value-type="float">
            <text:p>1780,3929380474</text:p>
          </table:table-cell>
          <table:table-cell office:value-type="float" office:value="89.8079898139652" calcext:value-type="float">
            <text:p>89,807989814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28479927" calcext:value-type="float">
            <text:p>0,1284799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50.84404127812" calcext:value-type="float">
            <text:p>1950,8440412781</text:p>
          </table:table-cell>
          <table:table-cell office:value-type="float" office:value="103.613962825412" calcext:value-type="float">
            <text:p>103,6139628254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1491177" calcext:value-type="float">
            <text:p>0,1414911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47.78771724997" calcext:value-type="float">
            <text:p>2947,78771725</text:p>
          </table:table-cell>
          <table:table-cell office:value-type="float" office:value="171.010364495738" calcext:value-type="float">
            <text:p>171,0103644957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1491177" calcext:value-type="float">
            <text:p>0,1414911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31.10094569036" calcext:value-type="float">
            <text:p>3131,1009456904</text:p>
          </table:table-cell>
          <table:table-cell office:value-type="float" office:value="185.096527930272" calcext:value-type="float">
            <text:p>185,0965279303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450095" calcext:value-type="float">
            <text:p>0,134500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31.73917072212" calcext:value-type="float">
            <text:p>1831,7391707221</text:p>
          </table:table-cell>
          <table:table-cell office:value-type="float" office:value="132.605321468491" calcext:value-type="float">
            <text:p>132,605321468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450095" calcext:value-type="float">
            <text:p>0,134500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65.74456516497" calcext:value-type="float">
            <text:p>2465,744565165</text:p>
          </table:table-cell>
          <table:table-cell office:value-type="float" office:value="181.416407864999" calcext:value-type="float">
            <text:p>181,41640786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67178984" calcext:value-type="float">
            <text:p>0,1671789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532.08799028736" calcext:value-type="float">
            <text:p>1532,0879902874</text:p>
          </table:table-cell>
          <table:table-cell office:value-type="float" office:value="74.0193237912733" calcext:value-type="float">
            <text:p>74,019323791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67178984" calcext:value-type="float">
            <text:p>0,1671789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087.49197936318" calcext:value-type="float">
            <text:p>2087,4919793632</text:p>
          </table:table-cell>
          <table:table-cell office:value-type="float" office:value="116.869067440545" calcext:value-type="float">
            <text:p>116,869067440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62876924" calcext:value-type="float">
            <text:p>0,1628769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760.61952406266" calcext:value-type="float">
            <text:p>1760,6195240627</text:p>
          </table:table-cell>
          <table:table-cell office:value-type="float" office:value="94.7440374167437" calcext:value-type="float">
            <text:p>94,744037416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62876924" calcext:value-type="float">
            <text:p>0,1628769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107.61601147622" calcext:value-type="float">
            <text:p>2107,6160114762</text:p>
          </table:table-cell>
          <table:table-cell office:value-type="float" office:value="121.928962410341" calcext:value-type="float">
            <text:p>121,928962410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9249024" calcext:value-type="float">
            <text:p>0,1392490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83.88197624923" calcext:value-type="float">
            <text:p>1683,8819762492</text:p>
          </table:table-cell>
          <table:table-cell office:value-type="float" office:value="85.3531176904112" calcext:value-type="float">
            <text:p>85,353117690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9249024" calcext:value-type="float">
            <text:p>0,1392490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9986698" calcext:value-type="float">
            <text:p>0,1399866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47.36123617377" calcext:value-type="float">
            <text:p>2247,3612361738</text:p>
          </table:table-cell>
          <table:table-cell office:value-type="float" office:value="164.577326316761" calcext:value-type="float">
            <text:p>164,5773263168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9986698" calcext:value-type="float">
            <text:p>0,1399866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81.74456516497" calcext:value-type="float">
            <text:p>2881,744565165</text:p>
          </table:table-cell>
          <table:table-cell office:value-type="float" office:value="213.416407864999" calcext:value-type="float">
            <text:p>213,41640786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8713934" calcext:value-type="float">
            <text:p>0,1587139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22.14205689257" calcext:value-type="float">
            <text:p>1622,1420568926</text:p>
          </table:table-cell>
          <table:table-cell office:value-type="float" office:value="75.8864109220654" calcext:value-type="float">
            <text:p>75,886410922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8713934" calcext:value-type="float">
            <text:p>0,1587139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587.59164584833" calcext:value-type="float">
            <text:p>2587,5916458483</text:p>
          </table:table-cell>
          <table:table-cell office:value-type="float" office:value="134.32247551123" calcext:value-type="float">
            <text:p>134,322475511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9785381" calcext:value-type="float">
            <text:p>0,1497853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98.49874501229" calcext:value-type="float">
            <text:p>1998,4987450123</text:p>
          </table:table-cell>
          <table:table-cell office:value-type="float" office:value="92.1831728039341" calcext:value-type="float">
            <text:p>92,1831728039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9785381" calcext:value-type="float">
            <text:p>0,1497853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71.83147518868" calcext:value-type="float">
            <text:p>2071,8314751887</text:p>
          </table:table-cell>
          <table:table-cell office:value-type="float" office:value="95.5153383708013" calcext:value-type="float">
            <text:p>95,5153383708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4877114" calcext:value-type="float">
            <text:p>0,144877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04.25652313777" calcext:value-type="float">
            <text:p>2104,2565231378</text:p>
          </table:table-cell>
          <table:table-cell office:value-type="float" office:value="128.77363786999" calcext:value-type="float">
            <text:p>128,7736378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4877114" calcext:value-type="float">
            <text:p>0,144877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7.70106271328" calcext:value-type="float">
            <text:p>2507,7010627133</text:p>
          </table:table-cell>
          <table:table-cell office:value-type="float" office:value="159.984114690486" calcext:value-type="float">
            <text:p>159,984114690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5839223" calcext:value-type="float">
            <text:p>0,1358392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513.57594626486" calcext:value-type="float">
            <text:p>1513,5759462649</text:p>
          </table:table-cell>
          <table:table-cell office:value-type="float" office:value="83.6469870939587" calcext:value-type="float">
            <text:p>83,646987094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5839223" calcext:value-type="float">
            <text:p>0,1358392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529.54247409826" calcext:value-type="float">
            <text:p>1529,5424740983</text:p>
          </table:table-cell>
          <table:table-cell office:value-type="float" office:value="86.840292660638" calcext:value-type="float">
            <text:p>86,8402926606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2435285" calcext:value-type="float">
            <text:p>0,1424352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24.0399353468" calcext:value-type="float">
            <text:p>1924,0399353468</text:p>
          </table:table-cell>
          <table:table-cell office:value-type="float" office:value="93.0298770961965" calcext:value-type="float">
            <text:p>93,0298770962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2435285" calcext:value-type="float">
            <text:p>0,1424352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125.63453348751" calcext:value-type="float">
            <text:p>3125,6345334875</text:p>
          </table:table-cell>
          <table:table-cell office:value-type="float" office:value="158.219544457293" calcext:value-type="float">
            <text:p>158,219544457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5947852" calcext:value-type="float">
            <text:p>0,135947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24.0399353468" calcext:value-type="float">
            <text:p>1924,0399353468</text:p>
          </table:table-cell>
          <table:table-cell office:value-type="float" office:value="93.0298770961965" calcext:value-type="float">
            <text:p>93,02987709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5947852" calcext:value-type="float">
            <text:p>0,135947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25.63453348751" calcext:value-type="float">
            <text:p>3125,6345334875</text:p>
          </table:table-cell>
          <table:table-cell office:value-type="float" office:value="158.219544457293" calcext:value-type="float">
            <text:p>158,21954445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8231495" calcext:value-type="float">
            <text:p>0,1482314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924.0399353468" calcext:value-type="float">
            <text:p>1924,0399353468</text:p>
          </table:table-cell>
          <table:table-cell office:value-type="float" office:value="93.0298770961965" calcext:value-type="float">
            <text:p>93,0298770962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8231495" calcext:value-type="float">
            <text:p>0,1482314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25.63453348751" calcext:value-type="float">
            <text:p>3125,6345334875</text:p>
          </table:table-cell>
          <table:table-cell office:value-type="float" office:value="158.219544457293" calcext:value-type="float">
            <text:p>158,219544457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1981646" calcext:value-type="float">
            <text:p>0,1419816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96.04415109074" calcext:value-type="float">
            <text:p>2496,0441510908</text:p>
          </table:table-cell>
          <table:table-cell office:value-type="float" office:value="181.246805346933" calcext:value-type="float">
            <text:p>181,2468053469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1981646" calcext:value-type="float">
            <text:p>0,1419816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074.8935798718" calcext:value-type="float">
            <text:p>3074,8935798718</text:p>
          </table:table-cell>
          <table:table-cell office:value-type="float" office:value="225.81248591937" calcext:value-type="float">
            <text:p>225,8124859194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1216111" calcext:value-type="float">
            <text:p>0,1412161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35.62036089725" calcext:value-type="float">
            <text:p>1935,6203608973</text:p>
          </table:table-cell>
          <table:table-cell office:value-type="float" office:value="111.926010618644" calcext:value-type="float">
            <text:p>111,9260106186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1216111" calcext:value-type="float">
            <text:p>0,1412161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73.73517844387" calcext:value-type="float">
            <text:p>1973,7351784439</text:p>
          </table:table-cell>
          <table:table-cell office:value-type="float" office:value="114.130907520216" calcext:value-type="float">
            <text:p>114,1309075202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4089889" calcext:value-type="float">
            <text:p>0,1340898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16.88339636059" calcext:value-type="float">
            <text:p>3016,8833963606</text:p>
          </table:table-cell>
          <table:table-cell office:value-type="float" office:value="176.058487532382" calcext:value-type="float">
            <text:p>176,0584875324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4089889" calcext:value-type="float">
            <text:p>0,1340898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01.92375367176" calcext:value-type="float">
            <text:p>3501,9237536718</text:p>
          </table:table-cell>
          <table:table-cell office:value-type="float" office:value="219.690733270672" calcext:value-type="float">
            <text:p>219,6907332707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3354076" calcext:value-type="float">
            <text:p>0,1533540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32.68062466415" calcext:value-type="float">
            <text:p>2132,6806246642</text:p>
          </table:table-cell>
          <table:table-cell office:value-type="float" office:value="98.4618607061867" calcext:value-type="float">
            <text:p>98,46186070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3354076" calcext:value-type="float">
            <text:p>0,1533540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727.40846711084" calcext:value-type="float">
            <text:p>2727,4084671108</text:p>
          </table:table-cell>
          <table:table-cell office:value-type="float" office:value="128.630710493112" calcext:value-type="float">
            <text:p>128,630710493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2181676" calcext:value-type="float">
            <text:p>0,1421816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88.05487976184" calcext:value-type="float">
            <text:p>2788,0548797619</text:p>
          </table:table-cell>
          <table:table-cell office:value-type="float" office:value="128.108820942075" calcext:value-type="float">
            <text:p>128,108820942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2181676" calcext:value-type="float">
            <text:p>0,1421816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8.04320321998" calcext:value-type="float">
            <text:p>2818,04320322</text:p>
          </table:table-cell>
          <table:table-cell office:value-type="float" office:value="130.069441475306" calcext:value-type="float">
            <text:p>130,069441475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881915" calcext:value-type="float">
            <text:p>0,158819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09.12417507638" calcext:value-type="float">
            <text:p>1609,1241750764</text:p>
          </table:table-cell>
          <table:table-cell office:value-type="float" office:value="80.9280044417744" calcext:value-type="float">
            <text:p>80,9280044418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881915" calcext:value-type="float">
            <text:p>0,158819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09.12417507638" calcext:value-type="float">
            <text:p>1609,1241750764</text:p>
          </table:table-cell>
          <table:table-cell office:value-type="float" office:value="80.9280044417744" calcext:value-type="float">
            <text:p>80,928004441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3794504" calcext:value-type="float">
            <text:p>0,1337945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79.40837484756" calcext:value-type="float">
            <text:p>2379,4083748476</text:p>
          </table:table-cell>
          <table:table-cell office:value-type="float" office:value="109.446052914625" calcext:value-type="float">
            <text:p>109,4460529146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3794504" calcext:value-type="float">
            <text:p>0,1337945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79.40837484756" calcext:value-type="float">
            <text:p>2379,4083748476</text:p>
          </table:table-cell>
          <table:table-cell office:value-type="float" office:value="109.446052914625" calcext:value-type="float">
            <text:p>109,4460529146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0083977" calcext:value-type="float">
            <text:p>0,150083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797.14924359641" calcext:value-type="float">
            <text:p>2797,1492435964</text:p>
          </table:table-cell>
          <table:table-cell office:value-type="float" office:value="127.952197380879" calcext:value-type="float">
            <text:p>127,952197380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0083977" calcext:value-type="float">
            <text:p>0,150083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087.4208821244" calcext:value-type="float">
            <text:p>3087,4208821244</text:p>
          </table:table-cell>
          <table:table-cell office:value-type="float" office:value="148.312417962408" calcext:value-type="float">
            <text:p>148,312417962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26953084" calcext:value-type="float">
            <text:p>0,1269530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26953084" calcext:value-type="float">
            <text:p>0,1269530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5048905" calcext:value-type="float">
            <text:p>0,1550489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5048905" calcext:value-type="float">
            <text:p>0,1550489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0111734" calcext:value-type="float">
            <text:p>0,1501117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62.68507469603" calcext:value-type="float">
            <text:p>1562,685074696</text:p>
          </table:table-cell>
          <table:table-cell office:value-type="float" office:value="111.04584567977" calcext:value-type="float">
            <text:p>111,0458456798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0111734" calcext:value-type="float">
            <text:p>0,1501117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564.87228258249" calcext:value-type="float">
            <text:p>2564,8722825825</text:p>
          </table:table-cell>
          <table:table-cell office:value-type="float" office:value="190.708203932499" calcext:value-type="float">
            <text:p>190,708203932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0866521" calcext:value-type="float">
            <text:p>0,1408665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22.82895823518" calcext:value-type="float">
            <text:p>1622,8289582352</text:p>
          </table:table-cell>
          <table:table-cell office:value-type="float" office:value="113.961638481988" calcext:value-type="float">
            <text:p>113,961638482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0866521" calcext:value-type="float">
            <text:p>0,1408665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39.22349259061" calcext:value-type="float">
            <text:p>2539,2234925906</text:p>
          </table:table-cell>
          <table:table-cell office:value-type="float" office:value="181.486832980505" calcext:value-type="float">
            <text:p>181,486832980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786304" calcext:value-type="float">
            <text:p>0,137863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75.99011438571" calcext:value-type="float">
            <text:p>1475,9901143857</text:p>
          </table:table-cell>
          <table:table-cell office:value-type="float" office:value="68.9304717576693" calcext:value-type="float">
            <text:p>68,930471757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786304" calcext:value-type="float">
            <text:p>0,137863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74" calcext:value-type="float">
            <text:p>1674</text:p>
          </table:table-cell>
          <table:table-cell office:value-type="float" office:value="80" calcext:value-type="float">
            <text:p>8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6508175" calcext:value-type="float">
            <text:p>0,1365081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254.44284659338" calcext:value-type="float">
            <text:p>2254,4428465934</text:p>
          </table:table-cell>
          <table:table-cell office:value-type="float" office:value="127.015364165263" calcext:value-type="float">
            <text:p>127,015364165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6508175" calcext:value-type="float">
            <text:p>0,1365081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62.47912449106" calcext:value-type="float">
            <text:p>2762,4791244911</text:p>
          </table:table-cell>
          <table:table-cell office:value-type="float" office:value="167.044384990974" calcext:value-type="float">
            <text:p>167,04438499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3769165" calcext:value-type="float">
            <text:p>0,1537691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33.05605848311" calcext:value-type="float">
            <text:p>1533,0560584831</text:p>
          </table:table-cell>
          <table:table-cell office:value-type="float" office:value="73.7543649222071" calcext:value-type="float">
            <text:p>73,754364922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3769165" calcext:value-type="float">
            <text:p>0,1537691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303.22720754638" calcext:value-type="float">
            <text:p>2303,2272075464</text:p>
          </table:table-cell>
          <table:table-cell office:value-type="float" office:value="105.867962264113" calcext:value-type="float">
            <text:p>105,867962264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1767404" calcext:value-type="float">
            <text:p>0,1417674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14.310062875335" calcext:value-type="float">
            <text:p>814,3100628753</text:p>
          </table:table-cell>
          <table:table-cell office:value-type="float" office:value="51.2882217774834" calcext:value-type="float">
            <text:p>51,288221777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1767404" calcext:value-type="float">
            <text:p>0,1417674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213.644110012" calcext:value-type="float">
            <text:p>1213,644110012</text:p>
          </table:table-cell>
          <table:table-cell office:value-type="float" office:value="86.4341070046854" calcext:value-type="float">
            <text:p>86,434107004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2857321" calcext:value-type="float">
            <text:p>0,1328573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54.31452367277" calcext:value-type="float">
            <text:p>1754,3145236728</text:p>
          </table:table-cell>
          <table:table-cell office:value-type="float" office:value="130.815847316919" calcext:value-type="float">
            <text:p>130,81584731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2857321" calcext:value-type="float">
            <text:p>0,1328573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73.58982836996" calcext:value-type="float">
            <text:p>2173,58982837</text:p>
          </table:table-cell>
          <table:table-cell office:value-type="float" office:value="163.071092069997" calcext:value-type="float">
            <text:p>163,0710920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8941159" calcext:value-type="float">
            <text:p>0,1389411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49.85937908652" calcext:value-type="float">
            <text:p>1049,8593790865</text:p>
          </table:table-cell>
          <table:table-cell office:value-type="float" office:value="50.5138887932301" calcext:value-type="float">
            <text:p>50,5138887932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8941159" calcext:value-type="float">
            <text:p>0,1389411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88" calcext:value-type="float">
            <text:p>1388</text:p>
          </table:table-cell>
          <table:table-cell office:value-type="float" office:value="78" calcext:value-type="float">
            <text:p>7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180662" calcext:value-type="float">
            <text:p>0,151806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05.59443069404" calcext:value-type="float">
            <text:p>1005,594430694</text:p>
          </table:table-cell>
          <table:table-cell office:value-type="float" office:value="59.0036021685183" calcext:value-type="float">
            <text:p>59,0036021685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180662" calcext:value-type="float">
            <text:p>0,151806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59.76516339989" calcext:value-type="float">
            <text:p>1159,7651633999</text:p>
          </table:table-cell>
          <table:table-cell office:value-type="float" office:value="71.1420632922205" calcext:value-type="float">
            <text:p>71,1420632922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9462609" calcext:value-type="float">
            <text:p>0,1494626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92.88722845555" calcext:value-type="float">
            <text:p>1892,8872284556</text:p>
          </table:table-cell>
          <table:table-cell office:value-type="float" office:value="89.0614995678295" calcext:value-type="float">
            <text:p>89,0614995678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9462609" calcext:value-type="float">
            <text:p>0,1494626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9.53193136999" calcext:value-type="float">
            <text:p>2899,53193137</text:p>
          </table:table-cell>
          <table:table-cell office:value-type="float" office:value="152.611727040403" calcext:value-type="float">
            <text:p>152,611727040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771099" calcext:value-type="float">
            <text:p>0,147710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74.307775202568" calcext:value-type="float">
            <text:p>974,3077752026</text:p>
          </table:table-cell>
          <table:table-cell office:value-type="float" office:value="51.2429655043532" calcext:value-type="float">
            <text:p>51,242965504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771099" calcext:value-type="float">
            <text:p>0,147710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97.52786370428" calcext:value-type="float">
            <text:p>1197,5278637043</text:p>
          </table:table-cell>
          <table:table-cell office:value-type="float" office:value="71.6989781182044" calcext:value-type="float">
            <text:p>71,698978118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1717118" calcext:value-type="float">
            <text:p>0,1317171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51.53106172713" calcext:value-type="float">
            <text:p>1351,5310617271</text:p>
          </table:table-cell>
          <table:table-cell office:value-type="float" office:value="73.7299517874992" calcext:value-type="float">
            <text:p>73,729951787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1717118" calcext:value-type="float">
            <text:p>0,1317171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63.01042235832" calcext:value-type="float">
            <text:p>1663,0104223583</text:p>
          </table:table-cell>
          <table:table-cell office:value-type="float" office:value="80.9003850341683" calcext:value-type="float">
            <text:p>80,900385034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9031869" calcext:value-type="float">
            <text:p>0,1390318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59.015924208061" calcext:value-type="float">
            <text:p>959,0159242081</text:p>
          </table:table-cell>
          <table:table-cell office:value-type="float" office:value="57.5447429140638" calcext:value-type="float">
            <text:p>57,5447429141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9031869" calcext:value-type="float">
            <text:p>0,1390318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28.79029733966" calcext:value-type="float">
            <text:p>1028,7902973397</text:p>
          </table:table-cell>
          <table:table-cell office:value-type="float" office:value="65.439451681331" calcext:value-type="float">
            <text:p>65,43945168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20608294" calcext:value-type="float">
            <text:p>0,1206082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20608294" calcext:value-type="float">
            <text:p>0,1206082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41.644110012" calcext:value-type="float">
            <text:p>1941,644110012</text:p>
          </table:table-cell>
          <table:table-cell office:value-type="float" office:value="142.434107004685" calcext:value-type="float">
            <text:p>142,4341070047</text:p>
          </table:table-cell>
          <table:table-cell office:value-type="float" office:value="1941.644110012" calcext:value-type="float">
            <text:p>1941,644110012</text:p>
          </table:table-cell>
          <table:table-cell office:value-type="float" office:value="142.434107004685" calcext:value-type="float">
            <text:p>142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927896" calcext:value-type="float">
            <text:p>0,139278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50.39497221467" calcext:value-type="float">
            <text:p>2150,3949722147</text:p>
          </table:table-cell>
          <table:table-cell office:value-type="float" office:value="135.479886223542" calcext:value-type="float">
            <text:p>135,4798862235</text:p>
          </table:table-cell>
          <table:table-cell office:value-type="float" office:value="875.19996945897" calcext:value-type="float">
            <text:p>875,199969459</text:p>
          </table:table-cell>
          <table:table-cell office:value-type="float" office:value="45.5764179418701" calcext:value-type="float">
            <text:p>45,576417941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927896" calcext:value-type="float">
            <text:p>0,139278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88.4617097107" calcext:value-type="float">
            <text:p>2388,4617097107</text:p>
          </table:table-cell>
          <table:table-cell office:value-type="float" office:value="158.019884740738" calcext:value-type="float">
            <text:p>158,0198847407</text:p>
          </table:table-cell>
          <table:table-cell office:value-type="float" office:value="1429.63626267111" calcext:value-type="float">
            <text:p>1429,6362626711</text:p>
          </table:table-cell>
          <table:table-cell office:value-type="float" office:value="75.3851648071345" calcext:value-type="float">
            <text:p>75,385164807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0538086" calcext:value-type="float">
            <text:p>0,1405380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6.65253655649" calcext:value-type="float">
            <text:p>2136,6525365565</text:p>
          </table:table-cell>
          <table:table-cell office:value-type="float" office:value="117.147817630498" calcext:value-type="float">
            <text:p>117,1478176305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0538086" calcext:value-type="float">
            <text:p>0,1405380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41" calcext:value-type="float">
            <text:p>3241</text:p>
          </table:table-cell>
          <table:table-cell office:value-type="float" office:value="171" calcext:value-type="float">
            <text:p>171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26927303" calcext:value-type="float">
            <text:p>0,1269273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26927303" calcext:value-type="float">
            <text:p>0,1269273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5889089" calcext:value-type="float">
            <text:p>0,1458890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10.60349970479" calcext:value-type="float">
            <text:p>2310,6034997048</text:p>
          </table:table-cell>
          <table:table-cell office:value-type="float" office:value="124.720240920731" calcext:value-type="float">
            <text:p>124,7202409207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5889089" calcext:value-type="float">
            <text:p>0,1458890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35.96940295676" calcext:value-type="float">
            <text:p>2535,9694029568</text:p>
          </table:table-cell>
          <table:table-cell office:value-type="float" office:value="141.886944011712" calcext:value-type="float">
            <text:p>141,8869440117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4871685" calcext:value-type="float">
            <text:p>0,1448716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96.55928693423" calcext:value-type="float">
            <text:p>2096,5592869342</text:p>
          </table:table-cell>
          <table:table-cell office:value-type="float" office:value="109.116148355664" calcext:value-type="float">
            <text:p>109,1161483557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4871685" calcext:value-type="float">
            <text:p>0,1448716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01.14536824975" calcext:value-type="float">
            <text:p>2301,1453682498</text:p>
          </table:table-cell>
          <table:table-cell office:value-type="float" office:value="123.327130027545" calcext:value-type="float">
            <text:p>123,327130027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8908475" calcext:value-type="float">
            <text:p>0,1389084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269.62617544519" calcext:value-type="float">
            <text:p>2269,6261754452</text:p>
          </table:table-cell>
          <table:table-cell office:value-type="float" office:value="100.234312861583" calcext:value-type="float">
            <text:p>100,2343128616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8908475" calcext:value-type="float">
            <text:p>0,1389084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515.58560997307" calcext:value-type="float">
            <text:p>2515,5856099731</text:p>
          </table:table-cell>
          <table:table-cell office:value-type="float" office:value="114.863424398923" calcext:value-type="float">
            <text:p>114,86342439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9448819" calcext:value-type="float">
            <text:p>0,1394488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754.0752840794" calcext:value-type="float">
            <text:p>2754,0752840794</text:p>
          </table:table-cell>
          <table:table-cell office:value-type="float" office:value="150.076053063523" calcext:value-type="float">
            <text:p>150,076053063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9448819" calcext:value-type="float">
            <text:p>0,1394488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828.10803514362" calcext:value-type="float">
            <text:p>3828,1080351436</text:p>
          </table:table-cell>
          <table:table-cell office:value-type="float" office:value="220.072517386668" calcext:value-type="float">
            <text:p>220,072517386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6459975" calcext:value-type="float">
            <text:p>0,1364599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82.38207734546" calcext:value-type="float">
            <text:p>1782,3820773455</text:p>
          </table:table-cell>
          <table:table-cell office:value-type="float" office:value="119.666143508051" calcext:value-type="float">
            <text:p>119,666143508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6459975" calcext:value-type="float">
            <text:p>0,1364599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99" calcext:value-type="float">
            <text:p>2499</text:p>
          </table:table-cell>
          <table:table-cell office:value-type="float" office:value="175" calcext:value-type="float">
            <text:p>17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8554615" calcext:value-type="float">
            <text:p>0,1385546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34.2966499271" calcext:value-type="float">
            <text:p>1034,2966499271</text:p>
          </table:table-cell>
          <table:table-cell office:value-type="float" office:value="70.7008486314259" calcext:value-type="float">
            <text:p>70,7008486314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8554615" calcext:value-type="float">
            <text:p>0,1385546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25" calcext:value-type="float">
            <text:p>1625</text:p>
          </table:table-cell>
          <table:table-cell office:value-type="float" office:value="115" calcext:value-type="float">
            <text:p>11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961247" calcext:value-type="float">
            <text:p>0,149612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93.90245256111" calcext:value-type="float">
            <text:p>1693,9024525611</text:p>
          </table:table-cell>
          <table:table-cell office:value-type="float" office:value="116.452531720883" calcext:value-type="float">
            <text:p>116,4525317209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961247" calcext:value-type="float">
            <text:p>0,149612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964.8692133138" calcext:value-type="float">
            <text:p>1964,8692133138</text:p>
          </table:table-cell>
          <table:table-cell office:value-type="float" office:value="139.832574983955" calcext:value-type="float">
            <text:p>139,832574984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1562592" calcext:value-type="float">
            <text:p>0,1315625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85.67755742239" calcext:value-type="float">
            <text:p>1385,6775574224</text:p>
          </table:table-cell>
          <table:table-cell office:value-type="float" office:value="82.1052625903685" calcext:value-type="float">
            <text:p>82,105262590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1562592" calcext:value-type="float">
            <text:p>0,1315625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855.6374420449" calcext:value-type="float">
            <text:p>1855,6374420449</text:p>
          </table:table-cell>
          <table:table-cell office:value-type="float" office:value="118.806248474866" calcext:value-type="float">
            <text:p>118,806248474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7067528" calcext:value-type="float">
            <text:p>0,1370675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96.04415109074" calcext:value-type="float">
            <text:p>2496,0441510908</text:p>
          </table:table-cell>
          <table:table-cell office:value-type="float" office:value="181.246805346933" calcext:value-type="float">
            <text:p>181,2468053469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7067528" calcext:value-type="float">
            <text:p>0,1370675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21.74456516497" calcext:value-type="float">
            <text:p>3121,744565165</text:p>
          </table:table-cell>
          <table:table-cell office:value-type="float" office:value="229.416407864999" calcext:value-type="float">
            <text:p>229,41640786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7476389" calcext:value-type="float">
            <text:p>0,1374763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1.04861454223" calcext:value-type="float">
            <text:p>2011,0486145422</text:p>
          </table:table-cell>
          <table:table-cell office:value-type="float" office:value="106.797247272462" calcext:value-type="float">
            <text:p>106,7972472725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7476389" calcext:value-type="float">
            <text:p>0,1374763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40.61333194066" calcext:value-type="float">
            <text:p>2140,6133319407</text:p>
          </table:table-cell>
          <table:table-cell office:value-type="float" office:value="122.829519096466" calcext:value-type="float">
            <text:p>122,829519096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7457674" calcext:value-type="float">
            <text:p>0,1374576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41.97472920095" calcext:value-type="float">
            <text:p>1741,974729201</text:p>
          </table:table-cell>
          <table:table-cell office:value-type="float" office:value="121.981690368897" calcext:value-type="float">
            <text:p>121,981690368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7457674" calcext:value-type="float">
            <text:p>0,1374576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96.94728919493" calcext:value-type="float">
            <text:p>2096,9472891949</text:p>
          </table:table-cell>
          <table:table-cell office:value-type="float" office:value="150.454902543191" calcext:value-type="float">
            <text:p>150,454902543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29530764" calcext:value-type="float">
            <text:p>0,129530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841.37258204087" calcext:value-type="float">
            <text:p>1841,3725820409</text:p>
          </table:table-cell>
          <table:table-cell office:value-type="float" office:value="105.172921734196" calcext:value-type="float">
            <text:p>105,1729217342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29530764" calcext:value-type="float">
            <text:p>0,129530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01.60453835647" calcext:value-type="float">
            <text:p>3201,6045383565</text:p>
          </table:table-cell>
          <table:table-cell office:value-type="float" office:value="188.147292847085" calcext:value-type="float">
            <text:p>188,1472928471</text:p>
          </table:table-cell>
          <table:table-cell office:value-type="float" office:value="1941.644110012" calcext:value-type="float">
            <text:p>1941,644110012</text:p>
          </table:table-cell>
          <table:table-cell office:value-type="float" office:value="142.434107004685" calcext:value-type="float">
            <text:p>142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0008173" calcext:value-type="float">
            <text:p>0,1400081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6.65253655649" calcext:value-type="float">
            <text:p>2136,6525365565</text:p>
          </table:table-cell>
          <table:table-cell office:value-type="float" office:value="117.147817630498" calcext:value-type="float">
            <text:p>117,1478176305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0008173" calcext:value-type="float">
            <text:p>0,1400081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04" calcext:value-type="float">
            <text:p>3304</text:p>
          </table:table-cell>
          <table:table-cell office:value-type="float" office:value="174" calcext:value-type="float">
            <text:p>17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0285698" calcext:value-type="float">
            <text:p>0,1502856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58.44492804934" calcext:value-type="float">
            <text:p>1458,4449280493</text:p>
          </table:table-cell>
          <table:table-cell office:value-type="float" office:value="70.0149013570459" calcext:value-type="float">
            <text:p>70,01490135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0285698" calcext:value-type="float">
            <text:p>0,1502856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51" calcext:value-type="float">
            <text:p>1851</text:p>
          </table:table-cell>
          <table:table-cell office:value-type="float" office:value="87" calcext:value-type="float">
            <text:p>8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0550133" calcext:value-type="float">
            <text:p>0,1405501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37.10876773531" calcext:value-type="float">
            <text:p>3137,1087677353</text:p>
          </table:table-cell>
          <table:table-cell office:value-type="float" office:value="168.00658751912" calcext:value-type="float">
            <text:p>168,0065875191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0550133" calcext:value-type="float">
            <text:p>0,1405501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851.32309959545" calcext:value-type="float">
            <text:p>3851,3230995955</text:p>
          </table:table-cell>
          <table:table-cell office:value-type="float" office:value="221.086562690294" calcext:value-type="float">
            <text:p>221,0865626903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0254652" calcext:value-type="float">
            <text:p>0,1502546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16.60702812776" calcext:value-type="float">
            <text:p>1716,6070281278</text:p>
          </table:table-cell>
          <table:table-cell office:value-type="float" office:value="84.147400614803" calcext:value-type="float">
            <text:p>84,147400614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0254652" calcext:value-type="float">
            <text:p>0,1502546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13.9007888605" calcext:value-type="float">
            <text:p>1913,9007888605</text:p>
          </table:table-cell>
          <table:table-cell office:value-type="float" office:value="101.74169644144" calcext:value-type="float">
            <text:p>101,741696441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2659429" calcext:value-type="float">
            <text:p>0,1426594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7.17359827927" calcext:value-type="float">
            <text:p>1947,1735982793</text:p>
          </table:table-cell>
          <table:table-cell office:value-type="float" office:value="92.7278296338664" calcext:value-type="float">
            <text:p>92,727829633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2659429" calcext:value-type="float">
            <text:p>0,1426594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72.68632812896" calcext:value-type="float">
            <text:p>2372,686328129</text:p>
          </table:table-cell>
          <table:table-cell office:value-type="float" office:value="112.317849017407" calcext:value-type="float">
            <text:p>112,317849017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751311" calcext:value-type="float">
            <text:p>0,147513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47.69726163824" calcext:value-type="float">
            <text:p>1447,6972616383</text:p>
          </table:table-cell>
          <table:table-cell office:value-type="float" office:value="96.0415361521041" calcext:value-type="float">
            <text:p>96,0415361521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751311" calcext:value-type="float">
            <text:p>0,147513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  <table:table-cell office:value-type="float" office:value="119" calcext:value-type="float">
            <text:p>119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4770665" calcext:value-type="float">
            <text:p>0,147706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496.04415109074" calcext:value-type="float">
            <text:p>2496,0441510908</text:p>
          </table:table-cell>
          <table:table-cell office:value-type="float" office:value="181.246805346933" calcext:value-type="float">
            <text:p>181,246805346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4770665" calcext:value-type="float">
            <text:p>0,147706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121.74456516497" calcext:value-type="float">
            <text:p>3121,744565165</text:p>
          </table:table-cell>
          <table:table-cell office:value-type="float" office:value="229.416407864999" calcext:value-type="float">
            <text:p>229,41640786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39551148" calcext:value-type="float">
            <text:p>0,1395511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90.5597813205" calcext:value-type="float">
            <text:p>1590,5597813205</text:p>
          </table:table-cell>
          <table:table-cell office:value-type="float" office:value="111.492565054761" calcext:value-type="float">
            <text:p>111,492565054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39551148" calcext:value-type="float">
            <text:p>0,1395511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25.74456516497" calcext:value-type="float">
            <text:p>1925,744565165</text:p>
          </table:table-cell>
          <table:table-cell office:value-type="float" office:value="137.416407864999" calcext:value-type="float">
            <text:p>137,41640786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1612106" calcext:value-type="float">
            <text:p>0,1516121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82.64895179871" calcext:value-type="float">
            <text:p>1182,6489517987</text:p>
          </table:table-cell>
          <table:table-cell office:value-type="float" office:value="84.7143642405871" calcext:value-type="float">
            <text:p>84,7143642406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1612106" calcext:value-type="float">
            <text:p>0,1516121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554.06555330247" calcext:value-type="float">
            <text:p>1554,0655533025</text:p>
          </table:table-cell>
          <table:table-cell office:value-type="float" office:value="113.228870416914" calcext:value-type="float">
            <text:p>113,22887041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5647603" calcext:value-type="float">
            <text:p>0,156476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101.22596262611" calcext:value-type="float">
            <text:p>1101,2259626261</text:p>
          </table:table-cell>
          <table:table-cell office:value-type="float" office:value="54.025311462679" calcext:value-type="float">
            <text:p>54,025311462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5647603" calcext:value-type="float">
            <text:p>0,156476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029" calcext:value-type="float">
            <text:p>2029</text:p>
          </table:table-cell>
          <table:table-cell office:value-type="float" office:value="101" calcext:value-type="float">
            <text:p>10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61720474" calcext:value-type="float">
            <text:p>0,1617204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555.09651084028" calcext:value-type="float">
            <text:p>1555,0965108403</text:p>
          </table:table-cell>
          <table:table-cell office:value-type="float" office:value="89.5963699109869" calcext:value-type="float">
            <text:p>89,59636991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61720474" calcext:value-type="float">
            <text:p>0,1617204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668.58708380312" calcext:value-type="float">
            <text:p>2668,5870838031</text:p>
          </table:table-cell>
          <table:table-cell office:value-type="float" office:value="164.492422502471" calcext:value-type="float">
            <text:p>164,492422502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68546105" calcext:value-type="float">
            <text:p>8,3685461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564.87228258249" calcext:value-type="float">
            <text:p>2564,8722825825</text:p>
          </table:table-cell>
          <table:table-cell office:value-type="float" office:value="190.708203932499" calcext:value-type="float">
            <text:p>190,708203932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94041996" calcext:value-type="float">
            <text:p>8,2940419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01.86890422961" calcext:value-type="float">
            <text:p>2001,8689042296</text:p>
          </table:table-cell>
          <table:table-cell office:value-type="float" office:value="133.295630140987" calcext:value-type="float">
            <text:p>133,29563014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37214346" calcext:value-type="float">
            <text:p>8,0372143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68.08951085575" calcext:value-type="float">
            <text:p>2168,0895108558</text:p>
          </table:table-cell>
          <table:table-cell office:value-type="float" office:value="123.5257627343" calcext:value-type="float">
            <text:p>123,5257627343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0498217" calcext:value-type="float">
            <text:p>7,704982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9.92770034691" calcext:value-type="float">
            <text:p>2019,9277003469</text:p>
          </table:table-cell>
          <table:table-cell office:value-type="float" office:value="145.439088914586" calcext:value-type="float">
            <text:p>145,439088914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54623231" calcext:value-type="float">
            <text:p>7,7546232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11.39944979263" calcext:value-type="float">
            <text:p>1111,3994497926</text:p>
          </table:table-cell>
          <table:table-cell office:value-type="float" office:value="75.770329614269" calcext:value-type="float">
            <text:p>75,7703296143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66090418" calcext:value-type="float">
            <text:p>9,1660904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131.10094569036" calcext:value-type="float">
            <text:p>3131,1009456904</text:p>
          </table:table-cell>
          <table:table-cell office:value-type="float" office:value="185.096527930272" calcext:value-type="float">
            <text:p>185,096527930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79559418" calcext:value-type="float">
            <text:p>7,3795594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17.391358409111" calcext:value-type="float">
            <text:p>917,3913584091</text:p>
          </table:table-cell>
          <table:table-cell office:value-type="float" office:value="51.3298925166829" calcext:value-type="float">
            <text:p>51,329892516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67247654" calcext:value-type="float">
            <text:p>7,76724765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36.03705441387" calcext:value-type="float">
            <text:p>1536,0370544139</text:p>
          </table:table-cell>
          <table:table-cell office:value-type="float" office:value="95.3511263260197" calcext:value-type="float">
            <text:p>95,35112632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67202876" calcext:value-type="float">
            <text:p>7,8672028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41.51197033721" calcext:value-type="float">
            <text:p>2341,5119703372</text:p>
          </table:table-cell>
          <table:table-cell office:value-type="float" office:value="112.4493493834" calcext:value-type="float">
            <text:p>112,4493493834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45394621" calcext:value-type="float">
            <text:p>8,1453946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18" calcext:value-type="float">
            <text:p>11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25839036" calcext:value-type="float">
            <text:p>8,2258390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34.40331748663" calcext:value-type="float">
            <text:p>2134,4033174866</text:p>
          </table:table-cell>
          <table:table-cell office:value-type="float" office:value="97.3474262338644" calcext:value-type="float">
            <text:p>97,3474262339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74743769" calcext:value-type="float">
            <text:p>7,2747437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61.62398564255" calcext:value-type="float">
            <text:p>2061,6239856426</text:p>
          </table:table-cell>
          <table:table-cell office:value-type="float" office:value="116.074953183502" calcext:value-type="float">
            <text:p>116,074953183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40755041" calcext:value-type="float">
            <text:p>6,9407550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28.79690093371" calcext:value-type="float">
            <text:p>3128,7969009337</text:p>
          </table:table-cell>
          <table:table-cell office:value-type="float" office:value="195.97069028377" calcext:value-type="float">
            <text:p>195,970690283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46026796" calcext:value-type="float">
            <text:p>8,9460267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784.59118552546" calcext:value-type="float">
            <text:p>2784,5911855255</text:p>
          </table:table-cell>
          <table:table-cell office:value-type="float" office:value="150.118237105092" calcext:value-type="float">
            <text:p>150,118237105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57385737" calcext:value-type="float">
            <text:p>8,157385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04.81489883186" calcext:value-type="float">
            <text:p>2004,8148988319</text:p>
          </table:table-cell>
          <table:table-cell office:value-type="float" office:value="104.740223084782" calcext:value-type="float">
            <text:p>104,740223084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06420013" calcext:value-type="float">
            <text:p>7,5064200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25.63453348751" calcext:value-type="float">
            <text:p>3125,6345334875</text:p>
          </table:table-cell>
          <table:table-cell office:value-type="float" office:value="158.219544457293" calcext:value-type="float">
            <text:p>158,219544457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03125781" calcext:value-type="float">
            <text:p>7,6031257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20.87142583523" calcext:value-type="float">
            <text:p>3220,8714258352</text:p>
          </table:table-cell>
          <table:table-cell office:value-type="float" office:value="167.09441439305" calcext:value-type="float">
            <text:p>167,0944143931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99157287" calcext:value-type="float">
            <text:p>7,8991572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78.26666153767" calcext:value-type="float">
            <text:p>2178,2666615377</text:p>
          </table:table-cell>
          <table:table-cell office:value-type="float" office:value="114.401754250991" calcext:value-type="float">
            <text:p>114,401754251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57591241" calcext:value-type="float">
            <text:p>7,0575912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0.63626267111" calcext:value-type="float">
            <text:p>2110,6362626711</text:p>
          </table:table-cell>
          <table:table-cell office:value-type="float" office:value="118.385164807135" calcext:value-type="float">
            <text:p>118,385164807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055558758" calcext:value-type="float">
            <text:p>10,0555587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182.31907712356" calcext:value-type="float">
            <text:p>2182,3190771236</text:p>
          </table:table-cell>
          <table:table-cell office:value-type="float" office:value="116.561028345357" calcext:value-type="float">
            <text:p>116,561028345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51131537" calcext:value-type="float">
            <text:p>8,5511315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46.41210428977" calcext:value-type="float">
            <text:p>2446,4121042898</text:p>
          </table:table-cell>
          <table:table-cell office:value-type="float" office:value="132.324555320337" calcext:value-type="float">
            <text:p>132,3245553203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08756475" calcext:value-type="float">
            <text:p>7,7087564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294.71134091164" calcext:value-type="float">
            <text:p>2294,7113409116</text:p>
          </table:table-cell>
          <table:table-cell office:value-type="float" office:value="132.277074992159" calcext:value-type="float">
            <text:p>132,277074992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00086407" calcext:value-type="float">
            <text:p>6,9000864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818.04320321998" calcext:value-type="float">
            <text:p>2818,04320322</text:p>
          </table:table-cell>
          <table:table-cell office:value-type="float" office:value="130.069441475306" calcext:value-type="float">
            <text:p>130,0694414753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05168668" calcext:value-type="float">
            <text:p>8,3051686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95.38310913448" calcext:value-type="float">
            <text:p>2895,3831091345</text:p>
          </table:table-cell>
          <table:table-cell office:value-type="float" office:value="165.592004496479" calcext:value-type="float">
            <text:p>165,592004496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1788595" calcext:value-type="float">
            <text:p>7,417885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01.60453835647" calcext:value-type="float">
            <text:p>3201,6045383565</text:p>
          </table:table-cell>
          <table:table-cell office:value-type="float" office:value="188.147292847085" calcext:value-type="float">
            <text:p>188,1472928471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65207303" calcext:value-type="float">
            <text:p>7,8652073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2660319" calcext:value-type="float">
            <text:p>7,126603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80.03954898719" calcext:value-type="float">
            <text:p>1980,0395489872</text:p>
          </table:table-cell>
          <table:table-cell office:value-type="float" office:value="123.117888357986" calcext:value-type="float">
            <text:p>123,11788835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55160656" calcext:value-type="float">
            <text:p>7,5551606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8.41248556995" calcext:value-type="float">
            <text:p>2728,41248557</text:p>
          </table:table-cell>
          <table:table-cell office:value-type="float" office:value="139.083189157585" calcext:value-type="float">
            <text:p>139,0831891576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13912221" calcext:value-type="float">
            <text:p>7,8139122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921.66454011695" calcext:value-type="float">
            <text:p>2921,664540117</text:p>
          </table:table-cell>
          <table:table-cell office:value-type="float" office:value="197.014636394846" calcext:value-type="float">
            <text:p>197,014636394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06540827" calcext:value-type="float">
            <text:p>7,8065408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851" calcext:value-type="float">
            <text:p>1851</text:p>
          </table:table-cell>
          <table:table-cell office:value-type="float" office:value="87" calcext:value-type="float">
            <text:p>8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30319209" calcext:value-type="float">
            <text:p>9,7303192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647.38942036653" calcext:value-type="float">
            <text:p>3647,3894203665</text:p>
          </table:table-cell>
          <table:table-cell office:value-type="float" office:value="207.569648248929" calcext:value-type="float">
            <text:p>207,56964824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99788677" calcext:value-type="float">
            <text:p>7,5997886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28.0520211085" calcext:value-type="float">
            <text:p>2028,0520211085</text:p>
          </table:table-cell>
          <table:table-cell office:value-type="float" office:value="123.442039871303" calcext:value-type="float">
            <text:p>123,442039871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6424001" calcext:value-type="float">
            <text:p>7,664240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736.24915038923" calcext:value-type="float">
            <text:p>3736,2491503892</text:p>
          </table:table-cell>
          <table:table-cell office:value-type="float" office:value="174.231421321434" calcext:value-type="float">
            <text:p>174,231421321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03928526" calcext:value-type="float">
            <text:p>7,1039285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89.21024814072" calcext:value-type="float">
            <text:p>2989,2102481407</text:p>
          </table:table-cell>
          <table:table-cell office:value-type="float" office:value="179.614446892184" calcext:value-type="float">
            <text:p>179,614446892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82558777" calcext:value-type="float">
            <text:p>7,0825587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7.94055925454" calcext:value-type="float">
            <text:p>1847,9405592545</text:p>
          </table:table-cell>
          <table:table-cell office:value-type="float" office:value="117.480912928133" calcext:value-type="float">
            <text:p>117,4809129281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25731294" calcext:value-type="float">
            <text:p>7,6257312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10.34797887788" calcext:value-type="float">
            <text:p>1210,3479788779</text:p>
          </table:table-cell>
          <table:table-cell office:value-type="float" office:value="83.1042038229433" calcext:value-type="float">
            <text:p>83,104203822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400795446" calcext:value-type="float">
            <text:p>10,4007954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178.26666153767" calcext:value-type="float">
            <text:p>2178,2666615377</text:p>
          </table:table-cell>
          <table:table-cell office:value-type="float" office:value="114.401754250991" calcext:value-type="float">
            <text:p>114,401754251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72275319" calcext:value-type="float">
            <text:p>7,2722753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515.58560997307" calcext:value-type="float">
            <text:p>2515,5856099731</text:p>
          </table:table-cell>
          <table:table-cell office:value-type="float" office:value="114.863424398923" calcext:value-type="float">
            <text:p>114,86342439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6546389" calcext:value-type="float">
            <text:p>7,265463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32.95057048964" calcext:value-type="float">
            <text:p>2032,9505704896</text:p>
          </table:table-cell>
          <table:table-cell office:value-type="float" office:value="135.948006466005" calcext:value-type="float">
            <text:p>135,94800646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62899912" calcext:value-type="float">
            <text:p>8,0628999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87" calcext:value-type="float">
            <text:p>1387</text:p>
          </table:table-cell>
          <table:table-cell office:value-type="float" office:value="95" calcext:value-type="float">
            <text:p>9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5253699" calcext:value-type="float">
            <text:p>7,852536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04.97087344322" calcext:value-type="float">
            <text:p>3604,9708734432</text:p>
          </table:table-cell>
          <table:table-cell office:value-type="float" office:value="216.855755878249" calcext:value-type="float">
            <text:p>216,855755878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00763853" calcext:value-type="float">
            <text:p>8,6007638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428.87228258249" calcext:value-type="float">
            <text:p>2428,8722825825</text:p>
          </table:table-cell>
          <table:table-cell office:value-type="float" office:value="174.708203932499" calcext:value-type="float">
            <text:p>174,708203932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42572374" calcext:value-type="float">
            <text:p>7,3425723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73.57793032072" calcext:value-type="float">
            <text:p>2773,5779303207</text:p>
          </table:table-cell>
          <table:table-cell office:value-type="float" office:value="139.279557948431" calcext:value-type="float">
            <text:p>139,2795579484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79445489" calcext:value-type="float">
            <text:p>6,8794454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29.54247409826" calcext:value-type="float">
            <text:p>1529,5424740983</text:p>
          </table:table-cell>
          <table:table-cell office:value-type="float" office:value="86.840292660638" calcext:value-type="float">
            <text:p>86,840292660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06614659" calcext:value-type="float">
            <text:p>7,6066146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7.22077656106" calcext:value-type="float">
            <text:p>2117,2207765611</text:p>
          </table:table-cell>
          <table:table-cell office:value-type="float" office:value="114.741368232856" calcext:value-type="float">
            <text:p>114,7413682329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56176971" calcext:value-type="float">
            <text:p>6,9561769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46924686" calcext:value-type="float">
            <text:p>7,3469246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58.6375036456" calcext:value-type="float">
            <text:p>2058,6375036456</text:p>
          </table:table-cell>
          <table:table-cell office:value-type="float" office:value="128.944009664877" calcext:value-type="float">
            <text:p>128,9440096649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2132307" calcext:value-type="float">
            <text:p>7,7721323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849.64151940953" calcext:value-type="float">
            <text:p>1849,6415194095</text:p>
          </table:table-cell>
          <table:table-cell office:value-type="float" office:value="91.3860260763251" calcext:value-type="float">
            <text:p>91,3860260763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739763428" calcext:value-type="float">
            <text:p>9,7397634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178.26666153767" calcext:value-type="float">
            <text:p>2178,2666615377</text:p>
          </table:table-cell>
          <table:table-cell office:value-type="float" office:value="114.401754250991" calcext:value-type="float">
            <text:p>114,40175425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26015909" calcext:value-type="float">
            <text:p>7,2260159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182402303" calcext:value-type="float">
            <text:p>22,18240230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274.27252534222" calcext:value-type="float">
            <text:p>1274,2725253422</text:p>
          </table:table-cell>
          <table:table-cell office:value-type="float" office:value="76.770329614269" calcext:value-type="float">
            <text:p>76,770329614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24285979" calcext:value-type="float">
            <text:p>21,2428597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3514.44958602178" calcext:value-type="float">
            <text:p>3514,4495860218</text:p>
          </table:table-cell>
          <table:table-cell office:value-type="float" office:value="173.651292044156" calcext:value-type="float">
            <text:p>173,6512920442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234098782" calcext:value-type="float">
            <text:p>22,23409878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04.07792066139" calcext:value-type="float">
            <text:p>1904,0779206614</text:p>
          </table:table-cell>
          <table:table-cell office:value-type="float" office:value="102.075622766922" calcext:value-type="float">
            <text:p>102,07562276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5.512032596" calcext:value-type="float">
            <text:p>25,51203259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office:value-type="float" office:value="2921.66454011695" calcext:value-type="float">
            <text:p>2921,664540117</text:p>
          </table:table-cell>
          <table:table-cell office:value-type="float" office:value="197.014636394846" calcext:value-type="float">
            <text:p>197,014636394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320195728" calcext:value-type="float">
            <text:p>23,32019572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266.13314082787" calcext:value-type="float">
            <text:p>1266,1331408279</text:p>
          </table:table-cell>
          <table:table-cell office:value-type="float" office:value="66.4274486857727" calcext:value-type="float">
            <text:p>66,4274486858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832375638" calcext:value-type="float">
            <text:p>20,83237563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675.22349259061" calcext:value-type="float">
            <text:p>2675,2234925906</text:p>
          </table:table-cell>
          <table:table-cell office:value-type="float" office:value="197.486832980505" calcext:value-type="float">
            <text:p>197,4868329805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930959976" calcext:value-type="float">
            <text:p>23,93095997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1562.32554316847" calcext:value-type="float">
            <text:p>1562,3255431685</text:p>
          </table:table-cell>
          <table:table-cell office:value-type="float" office:value="95.8942559655008" calcext:value-type="float">
            <text:p>95,894255965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4.864926326" calcext:value-type="float">
            <text:p>24,86492632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45.74456516497" calcext:value-type="float">
            <text:p>1945,744565165</text:p>
          </table:table-cell>
          <table:table-cell office:value-type="float" office:value="141.416407864999" calcext:value-type="float">
            <text:p>141,416407865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790110424" calcext:value-type="float">
            <text:p>21,79011042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085.90121023456" calcext:value-type="float">
            <text:p>1085,9012102346</text:p>
          </table:table-cell>
          <table:table-cell office:value-type="float" office:value="77.2210503920212" calcext:value-type="float">
            <text:p>77,221050392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95110421" calcext:value-type="float">
            <text:p>22,9511042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3632.0836044857" calcext:value-type="float">
            <text:p>3632,0836044857</text:p>
          </table:table-cell>
          <table:table-cell office:value-type="float" office:value="172.17003578109" calcext:value-type="float">
            <text:p>172,170035781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061399833" calcext:value-type="float">
            <text:p>21,06139983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004.81489883186" calcext:value-type="float">
            <text:p>2004,8148988319</text:p>
          </table:table-cell>
          <table:table-cell office:value-type="float" office:value="104.740223084782" calcext:value-type="float">
            <text:p>104,740223084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662695999" calcext:value-type="float">
            <text:p>22,66269599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851" calcext:value-type="float">
            <text:p>1851</text:p>
          </table:table-cell>
          <table:table-cell office:value-type="float" office:value="87" calcext:value-type="float">
            <text:p>8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827151392" calcext:value-type="float">
            <text:p>22,82715139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117.90195135928" calcext:value-type="float">
            <text:p>2117,9019513593</text:p>
          </table:table-cell>
          <table:table-cell office:value-type="float" office:value="93.4950975679639" calcext:value-type="float">
            <text:p>93,495097568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253416943" calcext:value-type="float">
            <text:p>23,25341694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004019172" calcext:value-type="float">
            <text:p>22,00401917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432.39043564079" calcext:value-type="float">
            <text:p>1432,3904356408</text:p>
          </table:table-cell>
          <table:table-cell office:value-type="float" office:value="80.5219563440977" calcext:value-type="float">
            <text:p>80,5219563441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478169444" calcext:value-type="float">
            <text:p>21,47816944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728.41248556995" calcext:value-type="float">
            <text:p>2728,41248557</text:p>
          </table:table-cell>
          <table:table-cell office:value-type="float" office:value="139.083189157585" calcext:value-type="float">
            <text:p>139,083189157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951014864" calcext:value-type="float">
            <text:p>21,95101486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516.44542813189" calcext:value-type="float">
            <text:p>2516,4454281319</text:p>
          </table:table-cell>
          <table:table-cell office:value-type="float" office:value="161.490286571702" calcext:value-type="float">
            <text:p>161,4902865717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949610876" calcext:value-type="float">
            <text:p>22,94961087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3470" calcext:value-type="float">
            <text:p>3470</text:p>
          </table:table-cell>
          <table:table-cell office:value-type="float" office:value="158" calcext:value-type="float">
            <text:p>15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683000035" calcext:value-type="float">
            <text:p>21,68300003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2388.4617097107" calcext:value-type="float">
            <text:p>2388,4617097107</text:p>
          </table:table-cell>
          <table:table-cell office:value-type="float" office:value="158.019884740738" calcext:value-type="float">
            <text:p>158,019884740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352854736" calcext:value-type="float">
            <text:p>23,35285473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2341.51197033721" calcext:value-type="float">
            <text:p>2341,5119703372</text:p>
          </table:table-cell>
          <table:table-cell office:value-type="float" office:value="112.4493493834" calcext:value-type="float">
            <text:p>112,449349383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03522259" calcext:value-type="float">
            <text:p>8,70352225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28.87228258249" calcext:value-type="float">
            <text:p>2428,8722825825</text:p>
          </table:table-cell>
          <table:table-cell office:value-type="float" office:value="174.708203932499" calcext:value-type="float">
            <text:p>174,7082039325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0404624" calcext:value-type="float">
            <text:p>6,9040462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34.02664905802" calcext:value-type="float">
            <text:p>1734,026649058</text:p>
          </table:table-cell>
          <table:table-cell office:value-type="float" office:value="80.3277902538325" calcext:value-type="float">
            <text:p>80,327790253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73537442" calcext:value-type="float">
            <text:p>7,37353744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1.6250804728" calcext:value-type="float">
            <text:p>2501,6250804728</text:p>
          </table:table-cell>
          <table:table-cell office:value-type="float" office:value="121.07610576984" calcext:value-type="float">
            <text:p>121,076105769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02944333" calcext:value-type="float">
            <text:p>7,80294433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58.1665510864" calcext:value-type="float">
            <text:p>1058,1665510864</text:p>
          </table:table-cell>
          <table:table-cell office:value-type="float" office:value="75.1622776601684" calcext:value-type="float">
            <text:p>75,162277660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8990833" calcext:value-type="float">
            <text:p>7,9899083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806.31770381408" calcext:value-type="float">
            <text:p>1806,3177038141</text:p>
          </table:table-cell>
          <table:table-cell office:value-type="float" office:value="85.4185133839479" calcext:value-type="float">
            <text:p>85,418513383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09756602" calcext:value-type="float">
            <text:p>7,30975660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04.85762847211" calcext:value-type="float">
            <text:p>1904,8576284721</text:p>
          </table:table-cell>
          <table:table-cell office:value-type="float" office:value="99.3442833902254" calcext:value-type="float">
            <text:p>99,3442833902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67013813" calcext:value-type="float">
            <text:p>8,36701381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635" calcext:value-type="float">
            <text:p>2635</text:p>
          </table:table-cell>
          <table:table-cell office:value-type="float" office:value="191" calcext:value-type="float">
            <text:p>191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23706828" calcext:value-type="float">
            <text:p>7,62370682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74.01577957982" calcext:value-type="float">
            <text:p>2174,0157795798</text:p>
          </table:table-cell>
          <table:table-cell office:value-type="float" office:value="102.182189414889" calcext:value-type="float">
            <text:p>102,1821894149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01971944" calcext:value-type="float">
            <text:p>8,80197194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178.26666153767" calcext:value-type="float">
            <text:p>2178,2666615377</text:p>
          </table:table-cell>
          <table:table-cell office:value-type="float" office:value="114.401754250991" calcext:value-type="float">
            <text:p>114,401754251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92498097" calcext:value-type="float">
            <text:p>8,19249809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41541077" calcext:value-type="float">
            <text:p>8,54154107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470" calcext:value-type="float">
            <text:p>3470</text:p>
          </table:table-cell>
          <table:table-cell office:value-type="float" office:value="158" calcext:value-type="float">
            <text:p>15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4159306" calcext:value-type="float">
            <text:p>7,3415930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47.3814916949" calcext:value-type="float">
            <text:p>3047,3814916949</text:p>
          </table:table-cell>
          <table:table-cell office:value-type="float" office:value="166.04716409026" calcext:value-type="float">
            <text:p>166,0471640903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0649238" calcext:value-type="float">
            <text:p>7,3064923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75.22349259061" calcext:value-type="float">
            <text:p>2675,2234925906</text:p>
          </table:table-cell>
          <table:table-cell office:value-type="float" office:value="197.486832980505" calcext:value-type="float">
            <text:p>197,486832980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50856784" calcext:value-type="float">
            <text:p>8,55085678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66.13314082787" calcext:value-type="float">
            <text:p>1266,1331408279</text:p>
          </table:table-cell>
          <table:table-cell office:value-type="float" office:value="66.4274486857727" calcext:value-type="float">
            <text:p>66,427448685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42181607" calcext:value-type="float">
            <text:p>7,64218160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29.54247409826" calcext:value-type="float">
            <text:p>1529,5424740983</text:p>
          </table:table-cell>
          <table:table-cell office:value-type="float" office:value="86.840292660638" calcext:value-type="float">
            <text:p>86,8402926606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7290899" calcext:value-type="float">
            <text:p>7,3729089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0" calcext:value-type="float">
            <text:p>2890</text:p>
          </table:table-cell>
          <table:table-cell office:value-type="float" office:value="213" calcext:value-type="float">
            <text:p>213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34631415" calcext:value-type="float">
            <text:p>7,73463141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0.58306293742" calcext:value-type="float">
            <text:p>2470,5830629374</text:p>
          </table:table-cell>
          <table:table-cell office:value-type="float" office:value="156.184588003626" calcext:value-type="float">
            <text:p>156,184588003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29246319" calcext:value-type="float">
            <text:p>7,52924631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49.4618629567" calcext:value-type="float">
            <text:p>3349,4618629567</text:p>
          </table:table-cell>
          <table:table-cell office:value-type="float" office:value="190.323807579381" calcext:value-type="float">
            <text:p>190,3238075794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17214379" calcext:value-type="float">
            <text:p>7,41721437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71" calcext:value-type="float">
            <text:p>2171</text:p>
          </table:table-cell>
          <table:table-cell office:value-type="float" office:value="111" calcext:value-type="float">
            <text:p>111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03837451" calcext:value-type="float">
            <text:p>8,00383745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77.2565602326" calcext:value-type="float">
            <text:p>2477,2565602326</text:p>
          </table:table-cell>
          <table:table-cell office:value-type="float" office:value="122.723709847721" calcext:value-type="float">
            <text:p>122,7237098477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5582816" calcext:value-type="float">
            <text:p>7,3558281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4.40331748663" calcext:value-type="float">
            <text:p>2134,4033174866</text:p>
          </table:table-cell>
          <table:table-cell office:value-type="float" office:value="97.3474262338644" calcext:value-type="float">
            <text:p>97,3474262339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30623302" calcext:value-type="float">
            <text:p>7,53062330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7.90195135928" calcext:value-type="float">
            <text:p>2117,9019513593</text:p>
          </table:table-cell>
          <table:table-cell office:value-type="float" office:value="93.4950975679639" calcext:value-type="float">
            <text:p>93,495097568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1168367" calcext:value-type="float">
            <text:p>7,77116836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294.71134091164" calcext:value-type="float">
            <text:p>2294,7113409116</text:p>
          </table:table-cell>
          <table:table-cell office:value-type="float" office:value="132.277074992159" calcext:value-type="float">
            <text:p>132,277074992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72312195" calcext:value-type="float">
            <text:p>8,47231219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542" calcext:value-type="float">
            <text:p>2542</text:p>
          </table:table-cell>
          <table:table-cell office:value-type="float" office:value="130" calcext:value-type="float">
            <text:p>13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68467249" calcext:value-type="float">
            <text:p>8,96846724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54.2426152428" calcext:value-type="float">
            <text:p>1354,2426152428</text:p>
          </table:table-cell>
          <table:table-cell office:value-type="float" office:value="81.7466733855946" calcext:value-type="float">
            <text:p>81,746673385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56760433" calcext:value-type="float">
            <text:p>7,35676043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58.0800396697" calcext:value-type="float">
            <text:p>1258,0800396697</text:p>
          </table:table-cell>
          <table:table-cell office:value-type="float" office:value="62.0748909571652" calcext:value-type="float">
            <text:p>62,0748909572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44596355" calcext:value-type="float">
            <text:p>7,94459635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88.74884606723" calcext:value-type="float">
            <text:p>3388,7488460672</text:p>
          </table:table-cell>
          <table:table-cell office:value-type="float" office:value="176.86895608313" calcext:value-type="float">
            <text:p>176,868956083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77430779" calcext:value-type="float">
            <text:p>6,97743077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25.54890595302" calcext:value-type="float">
            <text:p>1925,548905953</text:p>
          </table:table-cell>
          <table:table-cell office:value-type="float" office:value="138.207529323794" calcext:value-type="float">
            <text:p>138,2075293238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99012086" calcext:value-type="float">
            <text:p>8,19901208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301.60872141221" calcext:value-type="float">
            <text:p>2301,6087214122</text:p>
          </table:table-cell>
          <table:table-cell office:value-type="float" office:value="124.453624047074" calcext:value-type="float">
            <text:p>124,4536240471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81563638" calcext:value-type="float">
            <text:p>7,28156363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04.81489883186" calcext:value-type="float">
            <text:p>2004,8148988319</text:p>
          </table:table-cell>
          <table:table-cell office:value-type="float" office:value="104.740223084782" calcext:value-type="float">
            <text:p>104,740223084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98886841" calcext:value-type="float">
            <text:p>0,9988868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71.68750436385" calcext:value-type="float">
            <text:p>5071,6875043639</text:p>
          </table:table-cell>
          <table:table-cell office:value-type="float" office:value="357.276347526722" calcext:value-type="float">
            <text:p>357,2763475267</text:p>
          </table:table-cell>
          <table:table-cell office:value-type="float" office:value="1803.85475152866" calcext:value-type="float">
            <text:p>1803,8547515287</text:p>
          </table:table-cell>
          <table:table-cell office:value-type="float" office:value="179.199233773794" calcext:value-type="float">
            <text:p>179,1992337738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98886841" calcext:value-type="float">
            <text:p>0,9988868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6592.20560286866" calcext:value-type="float">
            <text:p>6592,2056028687</text:p>
          </table:table-cell>
          <table:table-cell office:value-type="float" office:value="481.465531824483" calcext:value-type="float">
            <text:p>481,4655318245</text:p>
          </table:table-cell>
          <table:table-cell office:value-type="float" office:value="2367.32884717668" calcext:value-type="float">
            <text:p>2367,3288471767</text:p>
          </table:table-cell>
          <table:table-cell office:value-type="float" office:value="235.86186314639" calcext:value-type="float">
            <text:p>235,861863146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73212503" calcext:value-type="float">
            <text:p>0,87321250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778.10315009593" calcext:value-type="float">
            <text:p>3778,1031500959</text:p>
          </table:table-cell>
          <table:table-cell office:value-type="float" office:value="286.503066264685" calcext:value-type="float">
            <text:p>286,5030662647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73212503" calcext:value-type="float">
            <text:p>0,87321250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4031.91753153679" calcext:value-type="float">
            <text:p>4031,9175315368</text:p>
          </table:table-cell>
          <table:table-cell office:value-type="float" office:value="304.748703235841" calcext:value-type="float">
            <text:p>304,7487032358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36418667" calcext:value-type="float">
            <text:p>0,83641866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4203.23104372677" calcext:value-type="float">
            <text:p>4203,2310437268</text:p>
          </table:table-cell>
          <table:table-cell office:value-type="float" office:value="319.932083899315" calcext:value-type="float">
            <text:p>319,9320838993</text:p>
          </table:table-cell>
          <table:table-cell office:value-type="float" office:value="1761.57692570869" calcext:value-type="float">
            <text:p>1761,5769257087</text:p>
          </table:table-cell>
          <table:table-cell office:value-type="float" office:value="180.038175318626" calcext:value-type="float">
            <text:p>180,038175318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36418667" calcext:value-type="float">
            <text:p>0,83641866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4918.06162001399" calcext:value-type="float">
            <text:p>4918,061620014</text:p>
          </table:table-cell>
          <table:table-cell office:value-type="float" office:value="390.395490628434" calcext:value-type="float">
            <text:p>390,3954906284</text:p>
          </table:table-cell>
          <table:table-cell office:value-type="float" office:value="2292.93239924613" calcext:value-type="float">
            <text:p>2292,9323992461</text:p>
          </table:table-cell>
          <table:table-cell office:value-type="float" office:value="225.355152419217" calcext:value-type="float">
            <text:p>225,355152419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408319244" calcext:value-type="float">
            <text:p>1,40831924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float" office:value="3255.96857676008" calcext:value-type="float">
            <text:p>3255,9685767601</text:p>
          </table:table-cell>
          <table:table-cell office:value-type="float" office:value="312.545751155403" calcext:value-type="float">
            <text:p>312,5457511554</text:p>
          </table:table-cell>
          <table:table-cell office:value-type="float" office:value="1679.70148784564" calcext:value-type="float">
            <text:p>1679,7014878456</text:p>
          </table:table-cell>
          <table:table-cell office:value-type="float" office:value="197.089623811351" calcext:value-type="float">
            <text:p>197,089623811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408319244" calcext:value-type="float">
            <text:p>1,40831924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float" office:value="3927.80937379748" calcext:value-type="float">
            <text:p>3927,8093737975</text:p>
          </table:table-cell>
          <table:table-cell office:value-type="float" office:value="388.278964241093" calcext:value-type="float">
            <text:p>388,2789642411</text:p>
          </table:table-cell>
          <table:table-cell office:value-type="float" office:value="2229.88225099391" calcext:value-type="float">
            <text:p>2229,8822509939</text:p>
          </table:table-cell>
          <table:table-cell office:value-type="float" office:value="267.313708498985" calcext:value-type="float">
            <text:p>267,31370849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88338158" calcext:value-type="float">
            <text:p>0,88833815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4098.1706052319" calcext:value-type="float">
            <text:p>4098,1706052319</text:p>
          </table:table-cell>
          <table:table-cell office:value-type="float" office:value="357.28015670641" calcext:value-type="float">
            <text:p>357,2801567064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88338158" calcext:value-type="float">
            <text:p>0,88833815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5553.48300195926" calcext:value-type="float">
            <text:p>5553,4830019593</text:p>
          </table:table-cell>
          <table:table-cell office:value-type="float" office:value="441.899438474105" calcext:value-type="float">
            <text:p>441,8994384741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132633824" calcext:value-type="float">
            <text:p>1,13263382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4453.13357775668" calcext:value-type="float">
            <text:p>4453,1335777567</text:p>
          </table:table-cell>
          <table:table-cell office:value-type="float" office:value="332.503290625997" calcext:value-type="float">
            <text:p>332,503290626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132633824" calcext:value-type="float">
            <text:p>1,13263382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5144.06270975749" calcext:value-type="float">
            <text:p>5144,0627097575</text:p>
          </table:table-cell>
          <table:table-cell office:value-type="float" office:value="402.595474044853" calcext:value-type="float">
            <text:p>402,5954740449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36936971" calcext:value-type="float">
            <text:p>1,03693697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5280.38412088462" calcext:value-type="float">
            <text:p>5280,3841208846</text:p>
          </table:table-cell>
          <table:table-cell office:value-type="float" office:value="410.670065388535" calcext:value-type="float">
            <text:p>410,6700653885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36936971" calcext:value-type="float">
            <text:p>1,03693697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5945.21858158072" calcext:value-type="float">
            <text:p>5945,2185815807</text:p>
          </table:table-cell>
          <table:table-cell office:value-type="float" office:value="472.38500594988" calcext:value-type="float">
            <text:p>472,3850059499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184267266" calcext:value-type="float">
            <text:p>1,18426726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2949.70690800582" calcext:value-type="float">
            <text:p>2949,7069080058</text:p>
          </table:table-cell>
          <table:table-cell office:value-type="float" office:value="305.156188135845" calcext:value-type="float">
            <text:p>305,1561881358</text:p>
          </table:table-cell>
          <table:table-cell office:value-type="float" office:value="1534.78195452913" calcext:value-type="float">
            <text:p>1534,7819545291</text:p>
          </table:table-cell>
          <table:table-cell office:value-type="float" office:value="168.772590382202" calcext:value-type="float">
            <text:p>168,7725903822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184267266" calcext:value-type="float">
            <text:p>1,18426726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3499.84475824434" calcext:value-type="float">
            <text:p>3499,8447582444</text:p>
          </table:table-cell>
          <table:table-cell office:value-type="float" office:value="385.190623475896" calcext:value-type="float">
            <text:p>385,1906234759</text:p>
          </table:table-cell>
          <table:table-cell office:value-type="float" office:value="1947.94112549695" calcext:value-type="float">
            <text:p>1947,941125497</text:p>
          </table:table-cell>
          <table:table-cell office:value-type="float" office:value="215.313708498985" calcext:value-type="float">
            <text:p>215,31370849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83856245" calcext:value-type="float">
            <text:p>0,98385624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4050.47731101757" calcext:value-type="float">
            <text:p>4050,4773110176</text:p>
          </table:table-cell>
          <table:table-cell office:value-type="float" office:value="245.825753054474" calcext:value-type="float">
            <text:p>245,8257530545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83856245" calcext:value-type="float">
            <text:p>0,98385624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5151.94822750683" calcext:value-type="float">
            <text:p>5151,9482275068</text:p>
          </table:table-cell>
          <table:table-cell office:value-type="float" office:value="322.72331324964" calcext:value-type="float">
            <text:p>322,7233132496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237758333" calcext:value-type="float">
            <text:p>1,23775833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3778.88520139392" calcext:value-type="float">
            <text:p>3778,8852013939</text:p>
          </table:table-cell>
          <table:table-cell office:value-type="float" office:value="274.191721096697" calcext:value-type="float">
            <text:p>274,1917210967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237758333" calcext:value-type="float">
            <text:p>1,23775833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4933.98479081583" calcext:value-type="float">
            <text:p>4933,9847908158</text:p>
          </table:table-cell>
          <table:table-cell office:value-type="float" office:value="404.31497796304" calcext:value-type="float">
            <text:p>404,314977963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80282698" calcext:value-type="float">
            <text:p>0,88028269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578.99410059196" calcext:value-type="float">
            <text:p>3578,994100592</text:p>
          </table:table-cell>
          <table:table-cell office:value-type="float" office:value="302.991252456106" calcext:value-type="float">
            <text:p>302,9912524561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80282698" calcext:value-type="float">
            <text:p>0,88028269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5318" calcext:value-type="float">
            <text:p>5318</text:p>
          </table:table-cell>
          <table:table-cell office:value-type="float" office:value="454" calcext:value-type="float">
            <text:p>454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484434904" calcext:value-type="float">
            <text:p>1,48443490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4080.00998206229" calcext:value-type="float">
            <text:p>4080,0099820623</text:p>
          </table:table-cell>
          <table:table-cell office:value-type="float" office:value="279.554557120125" calcext:value-type="float">
            <text:p>279,5545571201</text:p>
          </table:table-cell>
          <table:table-cell office:value-type="float" office:value="1696.90401748455" calcext:value-type="float">
            <text:p>1696,9040174846</text:p>
          </table:table-cell>
          <table:table-cell office:value-type="float" office:value="192.265136874558" calcext:value-type="float">
            <text:p>192,265136874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484434904" calcext:value-type="float">
            <text:p>1,48443490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5042.83808561231" calcext:value-type="float">
            <text:p>5042,8380856123</text:p>
          </table:table-cell>
          <table:table-cell office:value-type="float" office:value="381.91533736663" calcext:value-type="float">
            <text:p>381,9153373666</text:p>
          </table:table-cell>
          <table:table-cell office:value-type="float" office:value="2163.0115939779" calcext:value-type="float">
            <text:p>2163,0115939779</text:p>
          </table:table-cell>
          <table:table-cell office:value-type="float" office:value="244.847699637649" calcext:value-type="float">
            <text:p>244,84769963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01267304" calcext:value-type="float">
            <text:p>0,90126730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445.00361067083" calcext:value-type="float">
            <text:p>5445,0036106708</text:p>
          </table:table-cell>
          <table:table-cell office:value-type="float" office:value="342.309323112842" calcext:value-type="float">
            <text:p>342,3093231128</text:p>
          </table:table-cell>
          <table:table-cell office:value-type="float" office:value="1793.94551875736" calcext:value-type="float">
            <text:p>1793,9455187574</text:p>
          </table:table-cell>
          <table:table-cell office:value-type="float" office:value="205.490649094098" calcext:value-type="float">
            <text:p>205,490649094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01267304" calcext:value-type="float">
            <text:p>0,90126730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743.72266877804" calcext:value-type="float">
            <text:p>5743,722668778</text:p>
          </table:table-cell>
          <table:table-cell office:value-type="float" office:value="357.943096583909" calcext:value-type="float">
            <text:p>357,9430965839</text:p>
          </table:table-cell>
          <table:table-cell office:value-type="float" office:value="2350" calcext:value-type="float">
            <text:p>23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2.204092202" calcext:value-type="float">
            <text:p>2,20409220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183" calcext:value-type="float">
            <text:p>183</text:p>
          </table:table-cell>
          <table:table-cell office:value-type="float" office:value="3452.09979274314" calcext:value-type="float">
            <text:p>3452,0997927431</text:p>
          </table:table-cell>
          <table:table-cell office:value-type="float" office:value="256.767730575725" calcext:value-type="float">
            <text:p>256,7677305757</text:p>
          </table:table-cell>
          <table:table-cell office:value-type="float" office:value="1503.06853860902" calcext:value-type="float">
            <text:p>1503,068538609</text:p>
          </table:table-cell>
          <table:table-cell office:value-type="float" office:value="163.213795996125" calcext:value-type="float">
            <text:p>163,213795996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2.204092202" calcext:value-type="float">
            <text:p>2,20409220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183" calcext:value-type="float">
            <text:p>183</text:p>
          </table:table-cell>
          <table:table-cell office:value-type="float" office:value="3972.07746922311" calcext:value-type="float">
            <text:p>3972,0774692231</text:p>
          </table:table-cell>
          <table:table-cell office:value-type="float" office:value="299.967618222762" calcext:value-type="float">
            <text:p>299,9676182228</text:p>
          </table:table-cell>
          <table:table-cell office:value-type="float" office:value="2012" calcext:value-type="float">
            <text:p>20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70328602" calcext:value-type="float">
            <text:p>0,87032860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313.69943875466" calcext:value-type="float">
            <text:p>3313,6994387547</text:p>
          </table:table-cell>
          <table:table-cell office:value-type="float" office:value="273.869343741135" calcext:value-type="float">
            <text:p>273,8693437411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70328602" calcext:value-type="float">
            <text:p>0,87032860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914.86900470523" calcext:value-type="float">
            <text:p>3914,8690047052</text:p>
          </table:table-cell>
          <table:table-cell office:value-type="float" office:value="327.327596716108" calcext:value-type="float">
            <text:p>327,3275967161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38812238" calcext:value-type="float">
            <text:p>1,388122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float" office:value="5809.31028793861" calcext:value-type="float">
            <text:p>5809,3102879386</text:p>
          </table:table-cell>
          <table:table-cell office:value-type="float" office:value="406.680896759108" calcext:value-type="float">
            <text:p>406,6808967591</text:p>
          </table:table-cell>
          <table:table-cell office:value-type="float" office:value="1860.73524148256" calcext:value-type="float">
            <text:p>1860,7352414826</text:p>
          </table:table-cell>
          <table:table-cell office:value-type="float" office:value="185.550502821185" calcext:value-type="float">
            <text:p>185,5505028212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38812238" calcext:value-type="float">
            <text:p>1,388122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float" office:value="7522.42922122794" calcext:value-type="float">
            <text:p>7522,429221228</text:p>
          </table:table-cell>
          <table:table-cell office:value-type="float" office:value="558.402095767783" calcext:value-type="float">
            <text:p>558,4020957678</text:p>
          </table:table-cell>
          <table:table-cell office:value-type="float" office:value="2389.87337517351" calcext:value-type="float">
            <text:p>2389,8733751735</text:p>
          </table:table-cell>
          <table:table-cell office:value-type="float" office:value="239.243521454965" calcext:value-type="float">
            <text:p>239,243521455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33733727" calcext:value-type="float">
            <text:p>0,93373372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4195.00336622185" calcext:value-type="float">
            <text:p>4195,0033662219</text:p>
          </table:table-cell>
          <table:table-cell office:value-type="float" office:value="307.897544630457" calcext:value-type="float">
            <text:p>307,8975446305</text:p>
          </table:table-cell>
          <table:table-cell office:value-type="float" office:value="1679.70148784564" calcext:value-type="float">
            <text:p>1679,7014878456</text:p>
          </table:table-cell>
          <table:table-cell office:value-type="float" office:value="197.089623811351" calcext:value-type="float">
            <text:p>197,089623811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33733727" calcext:value-type="float">
            <text:p>0,93373372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4760.46340882011" calcext:value-type="float">
            <text:p>4760,4634088201</text:p>
          </table:table-cell>
          <table:table-cell office:value-type="float" office:value="378.97595398137" calcext:value-type="float">
            <text:p>378,9759539814</text:p>
          </table:table-cell>
          <table:table-cell office:value-type="float" office:value="2229.88225099391" calcext:value-type="float">
            <text:p>2229,8822509939</text:p>
          </table:table-cell>
          <table:table-cell office:value-type="float" office:value="267.313708498985" calcext:value-type="float">
            <text:p>267,31370849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220197851" calcext:value-type="float">
            <text:p>1,22019785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4415.02233416431" calcext:value-type="float">
            <text:p>4415,0223341643</text:p>
          </table:table-cell>
          <table:table-cell office:value-type="float" office:value="353.510967033067" calcext:value-type="float">
            <text:p>353,5109670331</text:p>
          </table:table-cell>
          <table:table-cell office:value-type="float" office:value="1803.85475152866" calcext:value-type="float">
            <text:p>1803,8547515287</text:p>
          </table:table-cell>
          <table:table-cell office:value-type="float" office:value="179.199233773794" calcext:value-type="float">
            <text:p>179,1992337738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220197851" calcext:value-type="float">
            <text:p>1,22019785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5873.4535856211" calcext:value-type="float">
            <text:p>5873,4535856211</text:p>
          </table:table-cell>
          <table:table-cell office:value-type="float" office:value="493.233053535055" calcext:value-type="float">
            <text:p>493,2330535351</text:p>
          </table:table-cell>
          <table:table-cell office:value-type="float" office:value="2367.32884717668" calcext:value-type="float">
            <text:p>2367,3288471767</text:p>
          </table:table-cell>
          <table:table-cell office:value-type="float" office:value="235.86186314639" calcext:value-type="float">
            <text:p>235,861863146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751169536" calcext:value-type="float">
            <text:p>0,75116953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522.11697756198" calcext:value-type="float">
            <text:p>4522,116977562</text:p>
          </table:table-cell>
          <table:table-cell office:value-type="float" office:value="282.064266190097" calcext:value-type="float">
            <text:p>282,0642661901</text:p>
          </table:table-cell>
          <table:table-cell office:value-type="float" office:value="1793.94551875736" calcext:value-type="float">
            <text:p>1793,9455187574</text:p>
          </table:table-cell>
          <table:table-cell office:value-type="float" office:value="205.490649094098" calcext:value-type="float">
            <text:p>205,490649094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751169536" calcext:value-type="float">
            <text:p>0,75116953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636.6769401088" calcext:value-type="float">
            <text:p>4636,6769401088</text:p>
          </table:table-cell>
          <table:table-cell office:value-type="float" office:value="293.520262444779" calcext:value-type="float">
            <text:p>293,5202624448</text:p>
          </table:table-cell>
          <table:table-cell office:value-type="float" office:value="2350" calcext:value-type="float">
            <text:p>23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28879241" calcext:value-type="float">
            <text:p>0,8288792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642.0354960087" calcext:value-type="float">
            <text:p>2642,0354960087</text:p>
          </table:table-cell>
          <table:table-cell office:value-type="float" office:value="268.914334295137" calcext:value-type="float">
            <text:p>268,9143342951</text:p>
          </table:table-cell>
          <table:table-cell office:value-type="float" office:value="1430.26668108428" calcext:value-type="float">
            <text:p>1430,2666810843</text:p>
          </table:table-cell>
          <table:table-cell office:value-type="float" office:value="152.406081699155" calcext:value-type="float">
            <text:p>152,4060816992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28879241" calcext:value-type="float">
            <text:p>0,8288792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412.70606269281" calcext:value-type="float">
            <text:p>3412,7060626928</text:p>
          </table:table-cell>
          <table:table-cell office:value-type="float" office:value="356.287859849093" calcext:value-type="float">
            <text:p>356,2878598491</text:p>
          </table:table-cell>
          <table:table-cell office:value-type="float" office:value="1960.185591271" calcext:value-type="float">
            <text:p>1960,185591271</text:p>
          </table:table-cell>
          <table:table-cell office:value-type="float" office:value="211.272382377581" calcext:value-type="float">
            <text:p>211,27238237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297548" calcext:value-type="float">
            <text:p>1,029754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4684.37990254945" calcext:value-type="float">
            <text:p>4684,3799025495</text:p>
          </table:table-cell>
          <table:table-cell office:value-type="float" office:value="317.916402735453" calcext:value-type="float">
            <text:p>317,9164027355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297548" calcext:value-type="float">
            <text:p>1,029754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6152.87840830404" calcext:value-type="float">
            <text:p>6152,8784083041</text:p>
          </table:table-cell>
          <table:table-cell office:value-type="float" office:value="444.578981073468" calcext:value-type="float">
            <text:p>444,5789810735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260984048" calcext:value-type="float">
            <text:p>1,26098404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3611.73646184405" calcext:value-type="float">
            <text:p>3611,7364618441</text:p>
          </table:table-cell>
          <table:table-cell office:value-type="float" office:value="464.17194748762" calcext:value-type="float">
            <text:p>464,1719474876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260984048" calcext:value-type="float">
            <text:p>1,26098404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4021.3485953709" calcext:value-type="float">
            <text:p>4021,3485953709</text:p>
          </table:table-cell>
          <table:table-cell office:value-type="float" office:value="503.358770003244" calcext:value-type="float">
            <text:p>503,3587700032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95226132" calcext:value-type="float">
            <text:p>1,09522613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3571.02304960625" calcext:value-type="float">
            <text:p>3571,0230496063</text:p>
          </table:table-cell>
          <table:table-cell office:value-type="float" office:value="316.34360631529" calcext:value-type="float">
            <text:p>316,3436063153</text:p>
          </table:table-cell>
          <table:table-cell office:value-type="float" office:value="1503.06853860902" calcext:value-type="float">
            <text:p>1503,068538609</text:p>
          </table:table-cell>
          <table:table-cell office:value-type="float" office:value="163.213795996125" calcext:value-type="float">
            <text:p>163,213795996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95226132" calcext:value-type="float">
            <text:p>1,09522613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5136.68935791178" calcext:value-type="float">
            <text:p>5136,6893579118</text:p>
          </table:table-cell>
          <table:table-cell office:value-type="float" office:value="452.36341374336" calcext:value-type="float">
            <text:p>452,3634137434</text:p>
          </table:table-cell>
          <table:table-cell office:value-type="float" office:value="2012" calcext:value-type="float">
            <text:p>20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43552669" calcext:value-type="float">
            <text:p>0,84355266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665.07826421866" calcext:value-type="float">
            <text:p>4665,0782642187</text:p>
          </table:table-cell>
          <table:table-cell office:value-type="float" office:value="340.710564027969" calcext:value-type="float">
            <text:p>340,710564028</text:p>
          </table:table-cell>
          <table:table-cell office:value-type="float" office:value="1920.11543763687" calcext:value-type="float">
            <text:p>1920,1154376369</text:p>
          </table:table-cell>
          <table:table-cell office:value-type="float" office:value="211.827448511582" calcext:value-type="float">
            <text:p>211,827448511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43552669" calcext:value-type="float">
            <text:p>0,84355266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6169.34462172218" calcext:value-type="float">
            <text:p>6169,3446217222</text:p>
          </table:table-cell>
          <table:table-cell office:value-type="float" office:value="495.929562941833" calcext:value-type="float">
            <text:p>495,9295629418</text:p>
          </table:table-cell>
          <table:table-cell office:value-type="float" office:value="2006.24300484025" calcext:value-type="float">
            <text:p>2006,2430048403</text:p>
          </table:table-cell>
          <table:table-cell office:value-type="float" office:value="224.348463842556" calcext:value-type="float">
            <text:p>224,348463842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13331237" calcext:value-type="float">
            <text:p>0,91333123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5089.1403937201" calcext:value-type="float">
            <text:p>5089,1403937201</text:p>
          </table:table-cell>
          <table:table-cell office:value-type="float" office:value="384.440727995177" calcext:value-type="float">
            <text:p>384,4407279952</text:p>
          </table:table-cell>
          <table:table-cell office:value-type="float" office:value="1710.62808602295" calcext:value-type="float">
            <text:p>1710,628086023</text:p>
          </table:table-cell>
          <table:table-cell office:value-type="float" office:value="185.645065026334" calcext:value-type="float">
            <text:p>185,645065026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13331237" calcext:value-type="float">
            <text:p>0,91333123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7352.92105253667" calcext:value-type="float">
            <text:p>7352,9210525367</text:p>
          </table:table-cell>
          <table:table-cell office:value-type="float" office:value="543.1408105581" calcext:value-type="float">
            <text:p>543,1408105581</text:p>
          </table:table-cell>
          <table:table-cell office:value-type="float" office:value="1976.71663312108" calcext:value-type="float">
            <text:p>1976,7166331211</text:p>
          </table:table-cell>
          <table:table-cell office:value-type="float" office:value="227.378563511243" calcext:value-type="float">
            <text:p>227,378563511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47005207" calcext:value-type="float">
            <text:p>0,94700520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4940.64915309919" calcext:value-type="float">
            <text:p>4940,6491530992</text:p>
          </table:table-cell>
          <table:table-cell office:value-type="float" office:value="421.59742107991" calcext:value-type="float">
            <text:p>421,5974210799</text:p>
          </table:table-cell>
          <table:table-cell office:value-type="float" office:value="1735.15272806932" calcext:value-type="float">
            <text:p>1735,1527280693</text:p>
          </table:table-cell>
          <table:table-cell office:value-type="float" office:value="192.495309857007" calcext:value-type="float">
            <text:p>192,495309857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47005207" calcext:value-type="float">
            <text:p>0,94700520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6097.22487624122" calcext:value-type="float">
            <text:p>6097,2248762412</text:p>
          </table:table-cell>
          <table:table-cell office:value-type="float" office:value="472.728447172103" calcext:value-type="float">
            <text:p>472,7284471721</text:p>
          </table:table-cell>
          <table:table-cell office:value-type="float" office:value="2283.33105012119" calcext:value-type="float">
            <text:p>2283,3310501212</text:p>
          </table:table-cell>
          <table:table-cell office:value-type="float" office:value="269.165525060596" calcext:value-type="float">
            <text:p>269,165525060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67034826" calcext:value-type="float">
            <text:p>0,96703482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336.03141939252" calcext:value-type="float">
            <text:p>5336,0314193925</text:p>
          </table:table-cell>
          <table:table-cell office:value-type="float" office:value="465.562475273714" calcext:value-type="float">
            <text:p>465,5624752737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67034826" calcext:value-type="float">
            <text:p>0,96703482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6061.70369279486" calcext:value-type="float">
            <text:p>6061,7036927949</text:p>
          </table:table-cell>
          <table:table-cell office:value-type="float" office:value="518.277493341414" calcext:value-type="float">
            <text:p>518,2774933414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20718785" calcext:value-type="float">
            <text:p>0,82071878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5910.10267493396" calcext:value-type="float">
            <text:p>5910,102674934</text:p>
          </table:table-cell>
          <table:table-cell office:value-type="float" office:value="442.817172396721" calcext:value-type="float">
            <text:p>442,8171723967</text:p>
          </table:table-cell>
          <table:table-cell office:value-type="float" office:value="1921.29142935794" calcext:value-type="float">
            <text:p>1921,2914293579</text:p>
          </table:table-cell>
          <table:table-cell office:value-type="float" office:value="204.549660388403" calcext:value-type="float">
            <text:p>204,549660388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20718785" calcext:value-type="float">
            <text:p>0,82071878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7000.37077548648" calcext:value-type="float">
            <text:p>7000,3707754865</text:p>
          </table:table-cell>
          <table:table-cell office:value-type="float" office:value="508.307869519942" calcext:value-type="float">
            <text:p>508,3078695199</text:p>
          </table:table-cell>
          <table:table-cell office:value-type="float" office:value="2223.5818617087" calcext:value-type="float">
            <text:p>2223,5818617087</text:p>
          </table:table-cell>
          <table:table-cell office:value-type="float" office:value="250.043396851021" calcext:value-type="float">
            <text:p>250,043396851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156349" calcext:value-type="float">
            <text:p>0,815634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498.49025809421" calcext:value-type="float">
            <text:p>2498,4902580942</text:p>
          </table:table-cell>
          <table:table-cell office:value-type="float" office:value="218.611510092037" calcext:value-type="float">
            <text:p>218,611510092</text:p>
          </table:table-cell>
          <table:table-cell office:value-type="float" office:value="1576.93701240098" calcext:value-type="float">
            <text:p>1576,937012401</text:p>
          </table:table-cell>
          <table:table-cell office:value-type="float" office:value="174.250374243636" calcext:value-type="float">
            <text:p>174,250374243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156349" calcext:value-type="float">
            <text:p>0,815634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2959.57301592789" calcext:value-type="float">
            <text:p>2959,5730159279</text:p>
          </table:table-cell>
          <table:table-cell office:value-type="float" office:value="247.908695467465" calcext:value-type="float">
            <text:p>247,9086954675</text:p>
          </table:table-cell>
          <table:table-cell office:value-type="float" office:value="2189.89466384404" calcext:value-type="float">
            <text:p>2189,8946638441</text:p>
          </table:table-cell>
          <table:table-cell office:value-type="float" office:value="251.981409569829" calcext:value-type="float">
            <text:p>251,9814095698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5486813" calcext:value-type="float">
            <text:p>0,8548681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3330.50410755111" calcext:value-type="float">
            <text:p>3330,5041075511</text:p>
          </table:table-cell>
          <table:table-cell office:value-type="float" office:value="244.971616767717" calcext:value-type="float">
            <text:p>244,9716167677</text:p>
          </table:table-cell>
          <table:table-cell office:value-type="float" office:value="1534.78195452913" calcext:value-type="float">
            <text:p>1534,7819545291</text:p>
          </table:table-cell>
          <table:table-cell office:value-type="float" office:value="168.772590382202" calcext:value-type="float">
            <text:p>168,7725903822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5486813" calcext:value-type="float">
            <text:p>0,8548681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291.98362006678" calcext:value-type="float">
            <text:p>5291,9836200668</text:p>
          </table:table-cell>
          <table:table-cell office:value-type="float" office:value="361.907052927887" calcext:value-type="float">
            <text:p>361,9070529279</text:p>
          </table:table-cell>
          <table:table-cell office:value-type="float" office:value="1947.94112549695" calcext:value-type="float">
            <text:p>1947,941125497</text:p>
          </table:table-cell>
          <table:table-cell office:value-type="float" office:value="215.313708498985" calcext:value-type="float">
            <text:p>215,31370849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95747961" calcext:value-type="float">
            <text:p>0,89574796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499.43279313118" calcext:value-type="float">
            <text:p>3499,4327931312</text:p>
          </table:table-cell>
          <table:table-cell office:value-type="float" office:value="276.978664273582" calcext:value-type="float">
            <text:p>276,9786642736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95747961" calcext:value-type="float">
            <text:p>0,89574796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371.0419193747" calcext:value-type="float">
            <text:p>5371,0419193747</text:p>
          </table:table-cell>
          <table:table-cell office:value-type="float" office:value="429.462600559405" calcext:value-type="float">
            <text:p>429,4626005594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28637673" calcext:value-type="float">
            <text:p>0,92863767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3696.57381596198" calcext:value-type="float">
            <text:p>3696,573815962</text:p>
          </table:table-cell>
          <table:table-cell office:value-type="float" office:value="283.60526444651" calcext:value-type="float">
            <text:p>283,6052644465</text:p>
          </table:table-cell>
          <table:table-cell office:value-type="float" office:value="1803.85475152866" calcext:value-type="float">
            <text:p>1803,8547515287</text:p>
          </table:table-cell>
          <table:table-cell office:value-type="float" office:value="179.199233773794" calcext:value-type="float">
            <text:p>179,1992337738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28637673" calcext:value-type="float">
            <text:p>0,92863767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5649.81266037602" calcext:value-type="float">
            <text:p>5649,812660376</text:p>
          </table:table-cell>
          <table:table-cell office:value-type="float" office:value="435.30194339617" calcext:value-type="float">
            <text:p>435,3019433962</text:p>
          </table:table-cell>
          <table:table-cell office:value-type="float" office:value="2367.32884717668" calcext:value-type="float">
            <text:p>2367,3288471767</text:p>
          </table:table-cell>
          <table:table-cell office:value-type="float" office:value="235.86186314639" calcext:value-type="float">
            <text:p>235,861863146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02686517" calcext:value-type="float">
            <text:p>1,00268651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3593.02638161621" calcext:value-type="float">
            <text:p>3593,0263816162</text:p>
          </table:table-cell>
          <table:table-cell office:value-type="float" office:value="309.939193909205" calcext:value-type="float">
            <text:p>309,9391939092</text:p>
          </table:table-cell>
          <table:table-cell office:value-type="float" office:value="1761.57692570869" calcext:value-type="float">
            <text:p>1761,5769257087</text:p>
          </table:table-cell>
          <table:table-cell office:value-type="float" office:value="180.038175318626" calcext:value-type="float">
            <text:p>180,038175318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02686517" calcext:value-type="float">
            <text:p>1,00268651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4395.8278792889" calcext:value-type="float">
            <text:p>4395,8278792889</text:p>
          </table:table-cell>
          <table:table-cell office:value-type="float" office:value="394.020446079732" calcext:value-type="float">
            <text:p>394,0204460797</text:p>
          </table:table-cell>
          <table:table-cell office:value-type="float" office:value="2292.93239924613" calcext:value-type="float">
            <text:p>2292,9323992461</text:p>
          </table:table-cell>
          <table:table-cell office:value-type="float" office:value="225.355152419217" calcext:value-type="float">
            <text:p>225,355152419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177012243" calcext:value-type="float">
            <text:p>1,17701224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3964.42547694069" calcext:value-type="float">
            <text:p>3964,4254769407</text:p>
          </table:table-cell>
          <table:table-cell office:value-type="float" office:value="398.998451784477" calcext:value-type="float">
            <text:p>398,9984517845</text:p>
          </table:table-cell>
          <table:table-cell office:value-type="float" office:value="1793.94551875736" calcext:value-type="float">
            <text:p>1793,9455187574</text:p>
          </table:table-cell>
          <table:table-cell office:value-type="float" office:value="205.490649094098" calcext:value-type="float">
            <text:p>205,490649094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177012243" calcext:value-type="float">
            <text:p>1,17701224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4482.3611024248" calcext:value-type="float">
            <text:p>4482,3611024248</text:p>
          </table:table-cell>
          <table:table-cell office:value-type="float" office:value="454.02154457726" calcext:value-type="float">
            <text:p>454,0215445773</text:p>
          </table:table-cell>
          <table:table-cell office:value-type="float" office:value="2350" calcext:value-type="float">
            <text:p>23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3767979" calcext:value-type="float">
            <text:p>0,8376797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3463.75351337005" calcext:value-type="float">
            <text:p>3463,7535133701</text:p>
          </table:table-cell>
          <table:table-cell office:value-type="float" office:value="394.90108568594" calcext:value-type="float">
            <text:p>394,9010856859</text:p>
          </table:table-cell>
          <table:table-cell office:value-type="float" office:value="1953.19736493281" calcext:value-type="float">
            <text:p>1953,1973649328</text:p>
          </table:table-cell>
          <table:table-cell office:value-type="float" office:value="205.522827021579" calcext:value-type="float">
            <text:p>205,522827021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3767979" calcext:value-type="float">
            <text:p>0,8376797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4355.26431551706" calcext:value-type="float">
            <text:p>4355,2643155171</text:p>
          </table:table-cell>
          <table:table-cell office:value-type="float" office:value="507.807750388076" calcext:value-type="float">
            <text:p>507,8077503881</text:p>
          </table:table-cell>
          <table:table-cell office:value-type="float" office:value="2248.61789113158" calcext:value-type="float">
            <text:p>2248,6178911316</text:p>
          </table:table-cell>
          <table:table-cell office:value-type="float" office:value="235.54782122742" calcext:value-type="float">
            <text:p>235,547821227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42894838" calcext:value-type="float">
            <text:p>0,8428948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136.47988412368" calcext:value-type="float">
            <text:p>3136,4798841237</text:p>
          </table:table-cell>
          <table:table-cell office:value-type="float" office:value="265.101339013024" calcext:value-type="float">
            <text:p>265,101339013</text:p>
          </table:table-cell>
          <table:table-cell office:value-type="float" office:value="1921.29142935794" calcext:value-type="float">
            <text:p>1921,2914293579</text:p>
          </table:table-cell>
          <table:table-cell office:value-type="float" office:value="204.549660388403" calcext:value-type="float">
            <text:p>204,549660388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42894838" calcext:value-type="float">
            <text:p>0,8428948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811.43767228738" calcext:value-type="float">
            <text:p>3811,4376722874</text:p>
          </table:table-cell>
          <table:table-cell office:value-type="float" office:value="286.787288854451" calcext:value-type="float">
            <text:p>286,7872888545</text:p>
          </table:table-cell>
          <table:table-cell office:value-type="float" office:value="2223.5818617087" calcext:value-type="float">
            <text:p>2223,5818617087</text:p>
          </table:table-cell>
          <table:table-cell office:value-type="float" office:value="250.043396851021" calcext:value-type="float">
            <text:p>250,043396851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32364539" calcext:value-type="float">
            <text:p>0,83236453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6072.09923814328" calcext:value-type="float">
            <text:p>6072,0992381433</text:p>
          </table:table-cell>
          <table:table-cell office:value-type="float" office:value="444.330483738897" calcext:value-type="float">
            <text:p>444,3304837389</text:p>
          </table:table-cell>
          <table:table-cell office:value-type="float" office:value="1735.15272806932" calcext:value-type="float">
            <text:p>1735,1527280693</text:p>
          </table:table-cell>
          <table:table-cell office:value-type="float" office:value="192.495309857007" calcext:value-type="float">
            <text:p>192,495309857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32364539" calcext:value-type="float">
            <text:p>0,83236453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6934.86770186146" calcext:value-type="float">
            <text:p>6934,8677018615</text:p>
          </table:table-cell>
          <table:table-cell office:value-type="float" office:value="542.338651014244" calcext:value-type="float">
            <text:p>542,3386510142</text:p>
          </table:table-cell>
          <table:table-cell office:value-type="float" office:value="2283.33105012119" calcext:value-type="float">
            <text:p>2283,3310501212</text:p>
          </table:table-cell>
          <table:table-cell office:value-type="float" office:value="269.165525060596" calcext:value-type="float">
            <text:p>269,165525060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56101023" calcext:value-type="float">
            <text:p>1,05610102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3519.35688341968" calcext:value-type="float">
            <text:p>3519,3568834197</text:p>
          </table:table-cell>
          <table:table-cell office:value-type="float" office:value="335.504873483693" calcext:value-type="float">
            <text:p>335,5048734837</text:p>
          </table:table-cell>
          <table:table-cell office:value-type="float" office:value="1710.62808602295" calcext:value-type="float">
            <text:p>1710,628086023</text:p>
          </table:table-cell>
          <table:table-cell office:value-type="float" office:value="185.645065026334" calcext:value-type="float">
            <text:p>185,645065026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56101023" calcext:value-type="float">
            <text:p>1,05610102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4641.36591561241" calcext:value-type="float">
            <text:p>4641,3659156124</text:p>
          </table:table-cell>
          <table:table-cell office:value-type="float" office:value="448.463903609818" calcext:value-type="float">
            <text:p>448,4639036098</text:p>
          </table:table-cell>
          <table:table-cell office:value-type="float" office:value="1976.71663312108" calcext:value-type="float">
            <text:p>1976,7166331211</text:p>
          </table:table-cell>
          <table:table-cell office:value-type="float" office:value="227.378563511243" calcext:value-type="float">
            <text:p>227,378563511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148964206" calcext:value-type="float">
            <text:p>1,1489642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2384.93730611586" calcext:value-type="float">
            <text:p>2384,9373061159</text:p>
          </table:table-cell>
          <table:table-cell office:value-type="float" office:value="214.24460114469" calcext:value-type="float">
            <text:p>214,2446011447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148964206" calcext:value-type="float">
            <text:p>1,1489642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3055.67673361967" calcext:value-type="float">
            <text:p>3055,6767336197</text:p>
          </table:table-cell>
          <table:table-cell office:value-type="float" office:value="291.858791903416" calcext:value-type="float">
            <text:p>291,8587919034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57329769" calcext:value-type="float">
            <text:p>0,85732976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930.50177603407" calcext:value-type="float">
            <text:p>2930,5017760341</text:p>
          </table:table-cell>
          <table:table-cell office:value-type="float" office:value="264.333646465889" calcext:value-type="float">
            <text:p>264,3336464659</text:p>
          </table:table-cell>
          <table:table-cell office:value-type="float" office:value="1576.93701240098" calcext:value-type="float">
            <text:p>1576,937012401</text:p>
          </table:table-cell>
          <table:table-cell office:value-type="float" office:value="174.250374243636" calcext:value-type="float">
            <text:p>174,250374243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57329769" calcext:value-type="float">
            <text:p>0,85732976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3591.86607016986" calcext:value-type="float">
            <text:p>3591,8660701699</text:p>
          </table:table-cell>
          <table:table-cell office:value-type="float" office:value="346.359745751591" calcext:value-type="float">
            <text:p>346,3597457516</text:p>
          </table:table-cell>
          <table:table-cell office:value-type="float" office:value="2189.89466384404" calcext:value-type="float">
            <text:p>2189,8946638441</text:p>
          </table:table-cell>
          <table:table-cell office:value-type="float" office:value="251.981409569829" calcext:value-type="float">
            <text:p>251,9814095698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296061988" calcext:value-type="float">
            <text:p>1,29606198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5528.8919931985" calcext:value-type="float">
            <text:p>5528,8919931985</text:p>
          </table:table-cell>
          <table:table-cell office:value-type="float" office:value="352.669923598926" calcext:value-type="float">
            <text:p>352,6699235989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296061988" calcext:value-type="float">
            <text:p>1,29606198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5694.32655164386" calcext:value-type="float">
            <text:p>5694,3265516439</text:p>
          </table:table-cell>
          <table:table-cell office:value-type="float" office:value="384.301239370484" calcext:value-type="float">
            <text:p>384,3012393705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25763177" calcext:value-type="float">
            <text:p>1,02576317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3519.18568164934" calcext:value-type="float">
            <text:p>3519,1856816493</text:p>
          </table:table-cell>
          <table:table-cell office:value-type="float" office:value="378.045510011002" calcext:value-type="float">
            <text:p>378,045510011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25763177" calcext:value-type="float">
            <text:p>1,02576317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4424.55283115696" calcext:value-type="float">
            <text:p>4424,552831157</text:p>
          </table:table-cell>
          <table:table-cell office:value-type="float" office:value="484.014773790598" calcext:value-type="float">
            <text:p>484,0147737906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10421893" calcext:value-type="float">
            <text:p>1,01042189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891.06418377807" calcext:value-type="float">
            <text:p>5891,0641837781</text:p>
          </table:table-cell>
          <table:table-cell office:value-type="float" office:value="388.2643146221" calcext:value-type="float">
            <text:p>388,2643146221</text:p>
          </table:table-cell>
          <table:table-cell office:value-type="float" office:value="1696.90401748455" calcext:value-type="float">
            <text:p>1696,9040174846</text:p>
          </table:table-cell>
          <table:table-cell office:value-type="float" office:value="192.265136874558" calcext:value-type="float">
            <text:p>192,265136874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10421893" calcext:value-type="float">
            <text:p>1,01042189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6024.77943633487" calcext:value-type="float">
            <text:p>6024,7794363349</text:p>
          </table:table-cell>
          <table:table-cell office:value-type="float" office:value="410.534379987585" calcext:value-type="float">
            <text:p>410,5343799876</text:p>
          </table:table-cell>
          <table:table-cell office:value-type="float" office:value="2163.0115939779" calcext:value-type="float">
            <text:p>2163,0115939779</text:p>
          </table:table-cell>
          <table:table-cell office:value-type="float" office:value="244.847699637649" calcext:value-type="float">
            <text:p>244,84769963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34754325" calcext:value-type="float">
            <text:p>0,93475432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4073.00701200404" calcext:value-type="float">
            <text:p>4073,007012004</text:p>
          </table:table-cell>
          <table:table-cell office:value-type="float" office:value="305.902087266032" calcext:value-type="float">
            <text:p>305,902087266</text:p>
          </table:table-cell>
          <table:table-cell office:value-type="float" office:value="1555.6819426549" calcext:value-type="float">
            <text:p>1555,6819426549</text:p>
          </table:table-cell>
          <table:table-cell office:value-type="float" office:value="174.793751018132" calcext:value-type="float">
            <text:p>174,793751018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34754325" calcext:value-type="float">
            <text:p>0,93475432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4761.64583220886" calcext:value-type="float">
            <text:p>4761,6458322089</text:p>
          </table:table-cell>
          <table:table-cell office:value-type="float" office:value="382.477990264651" calcext:value-type="float">
            <text:p>382,4779902647</text:p>
          </table:table-cell>
          <table:table-cell office:value-type="float" office:value="2075" calcext:value-type="float">
            <text:p>207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128958659" calcext:value-type="float">
            <text:p>1,12895865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float" office:value="3843.06586911857" calcext:value-type="float">
            <text:p>3843,0658691186</text:p>
          </table:table-cell>
          <table:table-cell office:value-type="float" office:value="306.039141565775" calcext:value-type="float">
            <text:p>306,0391415658</text:p>
          </table:table-cell>
          <table:table-cell office:value-type="float" office:value="1680.84036336813" calcext:value-type="float">
            <text:p>1680,8403633681</text:p>
          </table:table-cell>
          <table:table-cell office:value-type="float" office:value="156.183218705542" calcext:value-type="float">
            <text:p>156,183218705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128958659" calcext:value-type="float">
            <text:p>1,12895865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float" office:value="3966.13844827325" calcext:value-type="float">
            <text:p>3966,1384482733</text:p>
          </table:table-cell>
          <table:table-cell office:value-type="float" office:value="314.091474200801" calcext:value-type="float">
            <text:p>314,0914742008</text:p>
          </table:table-cell>
          <table:table-cell office:value-type="float" office:value="2909.62732036176" calcext:value-type="float">
            <text:p>2909,6273203618</text:p>
          </table:table-cell>
          <table:table-cell office:value-type="float" office:value="272.864796716707" calcext:value-type="float">
            <text:p>272,8647967167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540955617" calcext:value-type="float">
            <text:p>1,54095561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float" office:value="4707.09247045008" calcext:value-type="float">
            <text:p>4707,0924704501</text:p>
          </table:table-cell>
          <table:table-cell office:value-type="float" office:value="315.636007985043" calcext:value-type="float">
            <text:p>315,636007985</text:p>
          </table:table-cell>
          <table:table-cell office:value-type="float" office:value="1803.85475152866" calcext:value-type="float">
            <text:p>1803,8547515287</text:p>
          </table:table-cell>
          <table:table-cell office:value-type="float" office:value="179.199233773794" calcext:value-type="float">
            <text:p>179,1992337738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540955617" calcext:value-type="float">
            <text:p>1,54095561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float" office:value="5005.58538930059" calcext:value-type="float">
            <text:p>5005,5853893006</text:p>
          </table:table-cell>
          <table:table-cell office:value-type="float" office:value="357.095083720606" calcext:value-type="float">
            <text:p>357,0950837206</text:p>
          </table:table-cell>
          <table:table-cell office:value-type="float" office:value="2367.32884717668" calcext:value-type="float">
            <text:p>2367,3288471767</text:p>
          </table:table-cell>
          <table:table-cell office:value-type="float" office:value="235.86186314639" calcext:value-type="float">
            <text:p>235,861863146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36958016" calcext:value-type="float">
            <text:p>0,83695801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885.72706958741" calcext:value-type="float">
            <text:p>4885,7270695874</text:p>
          </table:table-cell>
          <table:table-cell office:value-type="float" office:value="399.106453193067" calcext:value-type="float">
            <text:p>399,1064531931</text:p>
          </table:table-cell>
          <table:table-cell office:value-type="float" office:value="1696.90401748455" calcext:value-type="float">
            <text:p>1696,9040174846</text:p>
          </table:table-cell>
          <table:table-cell office:value-type="float" office:value="192.265136874558" calcext:value-type="float">
            <text:p>192,265136874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36958016" calcext:value-type="float">
            <text:p>0,83695801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990.11874930138" calcext:value-type="float">
            <text:p>5990,1187493014</text:p>
          </table:table-cell>
          <table:table-cell office:value-type="float" office:value="508.420466878123" calcext:value-type="float">
            <text:p>508,4204668781</text:p>
          </table:table-cell>
          <table:table-cell office:value-type="float" office:value="2163.0115939779" calcext:value-type="float">
            <text:p>2163,0115939779</text:p>
          </table:table-cell>
          <table:table-cell office:value-type="float" office:value="244.847699637649" calcext:value-type="float">
            <text:p>244,84769963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30046487" calcext:value-type="float">
            <text:p>1,03004648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5562.31869914662" calcext:value-type="float">
            <text:p>5562,3186991466</text:p>
          </table:table-cell>
          <table:table-cell office:value-type="float" office:value="433.720886788115" calcext:value-type="float">
            <text:p>433,7208867881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30046487" calcext:value-type="float">
            <text:p>1,03004648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5718.40217307287" calcext:value-type="float">
            <text:p>5718,4021730729</text:p>
          </table:table-cell>
          <table:table-cell office:value-type="float" office:value="454.257169267098" calcext:value-type="float">
            <text:p>454,2571692671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728681048" calcext:value-type="float">
            <text:p>1,72868104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office:value-type="float" office:value="3210.4719859698" calcext:value-type="float">
            <text:p>3210,4719859698</text:p>
          </table:table-cell>
          <table:table-cell office:value-type="float" office:value="234.137768016111" calcext:value-type="float">
            <text:p>234,1377680161</text:p>
          </table:table-cell>
          <table:table-cell office:value-type="float" office:value="1735.15272806932" calcext:value-type="float">
            <text:p>1735,1527280693</text:p>
          </table:table-cell>
          <table:table-cell office:value-type="float" office:value="192.495309857007" calcext:value-type="float">
            <text:p>192,495309857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728681048" calcext:value-type="float">
            <text:p>1,72868104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office:value-type="float" office:value="3966.86792947597" calcext:value-type="float">
            <text:p>3966,867929476</text:p>
          </table:table-cell>
          <table:table-cell office:value-type="float" office:value="317.460337081661" calcext:value-type="float">
            <text:p>317,4603370817</text:p>
          </table:table-cell>
          <table:table-cell office:value-type="float" office:value="2283.33105012119" calcext:value-type="float">
            <text:p>2283,3310501212</text:p>
          </table:table-cell>
          <table:table-cell office:value-type="float" office:value="269.165525060596" calcext:value-type="float">
            <text:p>269,165525060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95843412" calcext:value-type="float">
            <text:p>1,09584341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3536.58383226341" calcext:value-type="float">
            <text:p>3536,5838322634</text:p>
          </table:table-cell>
          <table:table-cell office:value-type="float" office:value="352.861143999244" calcext:value-type="float">
            <text:p>352,8611439992</text:p>
          </table:table-cell>
          <table:table-cell office:value-type="float" office:value="1710.62808602295" calcext:value-type="float">
            <text:p>1710,628086023</text:p>
          </table:table-cell>
          <table:table-cell office:value-type="float" office:value="185.645065026334" calcext:value-type="float">
            <text:p>185,645065026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95843412" calcext:value-type="float">
            <text:p>1,09584341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4738.77424643638" calcext:value-type="float">
            <text:p>4738,7742464364</text:p>
          </table:table-cell>
          <table:table-cell office:value-type="float" office:value="483.165154627022" calcext:value-type="float">
            <text:p>483,165154627</text:p>
          </table:table-cell>
          <table:table-cell office:value-type="float" office:value="1976.71663312108" calcext:value-type="float">
            <text:p>1976,7166331211</text:p>
          </table:table-cell>
          <table:table-cell office:value-type="float" office:value="227.378563511243" calcext:value-type="float">
            <text:p>227,378563511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166857" calcext:value-type="float">
            <text:p>0,916685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754.31964540142" calcext:value-type="float">
            <text:p>2754,3196454014</text:p>
          </table:table-cell>
          <table:table-cell office:value-type="float" office:value="279.657243956914" calcext:value-type="float">
            <text:p>279,6572439569</text:p>
          </table:table-cell>
          <table:table-cell office:value-type="float" office:value="1920.11543763687" calcext:value-type="float">
            <text:p>1920,1154376369</text:p>
          </table:table-cell>
          <table:table-cell office:value-type="float" office:value="211.827448511582" calcext:value-type="float">
            <text:p>211,827448511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166857" calcext:value-type="float">
            <text:p>0,916685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4020.93908680141" calcext:value-type="float">
            <text:p>4020,9390868014</text:p>
          </table:table-cell>
          <table:table-cell office:value-type="float" office:value="450.929266873437" calcext:value-type="float">
            <text:p>450,9292668734</text:p>
          </table:table-cell>
          <table:table-cell office:value-type="float" office:value="2006.24300484025" calcext:value-type="float">
            <text:p>2006,2430048403</text:p>
          </table:table-cell>
          <table:table-cell office:value-type="float" office:value="224.348463842556" calcext:value-type="float">
            <text:p>224,348463842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9880106" calcext:value-type="float">
            <text:p>0,898801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3902.27816096183" calcext:value-type="float">
            <text:p>3902,2781609618</text:p>
          </table:table-cell>
          <table:table-cell office:value-type="float" office:value="214.186965011058" calcext:value-type="float">
            <text:p>214,1869650111</text:p>
          </table:table-cell>
          <table:table-cell office:value-type="float" office:value="1868.36002876344" calcext:value-type="float">
            <text:p>1868,3600287635</text:p>
          </table:table-cell>
          <table:table-cell office:value-type="float" office:value="218.528765798898" calcext:value-type="float">
            <text:p>218,5287657989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9880106" calcext:value-type="float">
            <text:p>0,898801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5439" calcext:value-type="float">
            <text:p>5439</text:p>
          </table:table-cell>
          <table:table-cell office:value-type="float" office:value="283" calcext:value-type="float">
            <text:p>283</text:p>
          </table:table-cell>
          <table:table-cell office:value-type="float" office:value="2325.20034013594" calcext:value-type="float">
            <text:p>2325,200340136</text:p>
          </table:table-cell>
          <table:table-cell office:value-type="float" office:value="274.622151767075" calcext:value-type="float">
            <text:p>274,6221517671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78386441" calcext:value-type="float">
            <text:p>0,8783864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4719.81391413102" calcext:value-type="float">
            <text:p>4719,813914131</text:p>
          </table:table-cell>
          <table:table-cell office:value-type="float" office:value="414.253299000057" calcext:value-type="float">
            <text:p>414,2532990001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78386441" calcext:value-type="float">
            <text:p>0,8783864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5248.82117094704" calcext:value-type="float">
            <text:p>5248,8211709471</text:p>
          </table:table-cell>
          <table:table-cell office:value-type="float" office:value="444.96236215196" calcext:value-type="float">
            <text:p>444,962362152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221912116" calcext:value-type="float">
            <text:p>1,22191211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5712.86003161842" calcext:value-type="float">
            <text:p>5712,8600316184</text:p>
          </table:table-cell>
          <table:table-cell office:value-type="float" office:value="402.09978866691" calcext:value-type="float">
            <text:p>402,0997886669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221912116" calcext:value-type="float">
            <text:p>1,22191211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6300.67284625359" calcext:value-type="float">
            <text:p>6300,6728462536</text:p>
          </table:table-cell>
          <table:table-cell office:value-type="float" office:value="447.939015457621" calcext:value-type="float">
            <text:p>447,9390154576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99753197" calcext:value-type="float">
            <text:p>1,09975319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3441.81211680356" calcext:value-type="float">
            <text:p>3441,8121168036</text:p>
          </table:table-cell>
          <table:table-cell office:value-type="float" office:value="319.505882003991" calcext:value-type="float">
            <text:p>319,505882004</text:p>
          </table:table-cell>
          <table:table-cell office:value-type="float" office:value="1679.70148784564" calcext:value-type="float">
            <text:p>1679,7014878456</text:p>
          </table:table-cell>
          <table:table-cell office:value-type="float" office:value="197.089623811351" calcext:value-type="float">
            <text:p>197,089623811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99753197" calcext:value-type="float">
            <text:p>1,09975319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4439.12324512071" calcext:value-type="float">
            <text:p>4439,1232451207</text:p>
          </table:table-cell>
          <table:table-cell office:value-type="float" office:value="436.835846165841" calcext:value-type="float">
            <text:p>436,8358461658</text:p>
          </table:table-cell>
          <table:table-cell office:value-type="float" office:value="2229.88225099391" calcext:value-type="float">
            <text:p>2229,8822509939</text:p>
          </table:table-cell>
          <table:table-cell office:value-type="float" office:value="267.313708498985" calcext:value-type="float">
            <text:p>267,31370849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21616306" calcext:value-type="float">
            <text:p>0,8216163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713.68124524483" calcext:value-type="float">
            <text:p>4713,6812452448</text:p>
          </table:table-cell>
          <table:table-cell office:value-type="float" office:value="386.916609171266" calcext:value-type="float">
            <text:p>386,9166091713</text:p>
          </table:table-cell>
          <table:table-cell office:value-type="float" office:value="1803.85475152866" calcext:value-type="float">
            <text:p>1803,8547515287</text:p>
          </table:table-cell>
          <table:table-cell office:value-type="float" office:value="179.199233773794" calcext:value-type="float">
            <text:p>179,1992337738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21616306" calcext:value-type="float">
            <text:p>0,8216163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664.70305418496" calcext:value-type="float">
            <text:p>5664,703054185</text:p>
          </table:table-cell>
          <table:table-cell office:value-type="float" office:value="463.1238597807" calcext:value-type="float">
            <text:p>463,1238597807</text:p>
          </table:table-cell>
          <table:table-cell office:value-type="float" office:value="2367.32884717668" calcext:value-type="float">
            <text:p>2367,3288471767</text:p>
          </table:table-cell>
          <table:table-cell office:value-type="float" office:value="235.86186314639" calcext:value-type="float">
            <text:p>235,861863146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41421319" calcext:value-type="float">
            <text:p>0,84142131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491.68656470717" calcext:value-type="float">
            <text:p>4491,6865647072</text:p>
          </table:table-cell>
          <table:table-cell office:value-type="float" office:value="417.940433503999" calcext:value-type="float">
            <text:p>417,940433504</text:p>
          </table:table-cell>
          <table:table-cell office:value-type="float" office:value="1840.18826008144" calcext:value-type="float">
            <text:p>1840,1882600814</text:p>
          </table:table-cell>
          <table:table-cell office:value-type="float" office:value="185.921790699379" calcext:value-type="float">
            <text:p>185,921790699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41421319" calcext:value-type="float">
            <text:p>0,84142131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039.63439286881" calcext:value-type="float">
            <text:p>5039,6343928688</text:p>
          </table:table-cell>
          <table:table-cell office:value-type="float" office:value="461.750604584215" calcext:value-type="float">
            <text:p>461,7506045842</text:p>
          </table:table-cell>
          <table:table-cell office:value-type="float" office:value="2275.09557257392" calcext:value-type="float">
            <text:p>2275,0955725739</text:p>
          </table:table-cell>
          <table:table-cell office:value-type="float" office:value="219.027268519352" calcext:value-type="float">
            <text:p>219,027268519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48302538" calcext:value-type="float">
            <text:p>1,0483025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4223.46885312921" calcext:value-type="float">
            <text:p>4223,4688531292</text:p>
          </table:table-cell>
          <table:table-cell office:value-type="float" office:value="285.828684894299" calcext:value-type="float">
            <text:p>285,8286848943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48302538" calcext:value-type="float">
            <text:p>1,0483025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5135.12983564807" calcext:value-type="float">
            <text:p>5135,1298356481</text:p>
          </table:table-cell>
          <table:table-cell office:value-type="float" office:value="352.088675120395" calcext:value-type="float">
            <text:p>352,0886751204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756149275" calcext:value-type="float">
            <text:p>0,75614927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460.5625167696" calcext:value-type="float">
            <text:p>4460,5625167696</text:p>
          </table:table-cell>
          <table:table-cell office:value-type="float" office:value="337.538499986229" calcext:value-type="float">
            <text:p>337,5384999862</text:p>
          </table:table-cell>
          <table:table-cell office:value-type="float" office:value="1999.39882781245" calcext:value-type="float">
            <text:p>1999,3988278125</text:p>
          </table:table-cell>
          <table:table-cell office:value-type="float" office:value="213.955200170142" calcext:value-type="float">
            <text:p>213,955200170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756149275" calcext:value-type="float">
            <text:p>0,75614927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040.59257907063" calcext:value-type="float">
            <text:p>6040,5925790706</text:p>
          </table:table-cell>
          <table:table-cell office:value-type="float" office:value="460.012194025212" calcext:value-type="float">
            <text:p>460,0121940252</text:p>
          </table:table-cell>
          <table:table-cell office:value-type="float" office:value="2666.69375565308" calcext:value-type="float">
            <text:p>2666,6937556531</text:p>
          </table:table-cell>
          <table:table-cell office:value-type="float" office:value="295.475896406307" calcext:value-type="float">
            <text:p>295,475896406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34831441" calcext:value-type="float">
            <text:p>1,0348314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2881.95016404924" calcext:value-type="float">
            <text:p>2881,9501640492</text:p>
          </table:table-cell>
          <table:table-cell office:value-type="float" office:value="325.188148171162" calcext:value-type="float">
            <text:p>325,1881481712</text:p>
          </table:table-cell>
          <table:table-cell office:value-type="float" office:value="1430.26668108428" calcext:value-type="float">
            <text:p>1430,2666810843</text:p>
          </table:table-cell>
          <table:table-cell office:value-type="float" office:value="152.406081699155" calcext:value-type="float">
            <text:p>152,4060816992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34831441" calcext:value-type="float">
            <text:p>1,03483144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4303.32878845389" calcext:value-type="float">
            <text:p>4303,3287884539</text:p>
          </table:table-cell>
          <table:table-cell office:value-type="float" office:value="474.76778255881" calcext:value-type="float">
            <text:p>474,7677825588</text:p>
          </table:table-cell>
          <table:table-cell office:value-type="float" office:value="1960.185591271" calcext:value-type="float">
            <text:p>1960,185591271</text:p>
          </table:table-cell>
          <table:table-cell office:value-type="float" office:value="211.272382377581" calcext:value-type="float">
            <text:p>211,27238237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93791758" calcext:value-type="float">
            <text:p>0,99379175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5966.53509435058" calcext:value-type="float">
            <text:p>5966,5350943506</text:p>
          </table:table-cell>
          <table:table-cell office:value-type="float" office:value="380.267180645822" calcext:value-type="float">
            <text:p>380,2671806458</text:p>
          </table:table-cell>
          <table:table-cell office:value-type="float" office:value="1594.55950608407" calcext:value-type="float">
            <text:p>1594,5595060841</text:p>
          </table:table-cell>
          <table:table-cell office:value-type="float" office:value="175.401175644983" calcext:value-type="float">
            <text:p>175,40117564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93791758" calcext:value-type="float">
            <text:p>0,99379175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6424.66817931269" calcext:value-type="float">
            <text:p>6424,6681793127</text:p>
          </table:table-cell>
          <table:table-cell office:value-type="float" office:value="445.576526326026" calcext:value-type="float">
            <text:p>445,576526326</text:p>
          </table:table-cell>
          <table:table-cell office:value-type="float" office:value="2201.96483405672" calcext:value-type="float">
            <text:p>2201,9648340567</text:p>
          </table:table-cell>
          <table:table-cell office:value-type="float" office:value="240.260286748266" calcext:value-type="float">
            <text:p>240,260286748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6710638" calcext:value-type="float">
            <text:p>0,867106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4971.34325629986" calcext:value-type="float">
            <text:p>4971,3432562999</text:p>
          </table:table-cell>
          <table:table-cell office:value-type="float" office:value="342.926049082093" calcext:value-type="float">
            <text:p>342,9260490821</text:p>
          </table:table-cell>
          <table:table-cell office:value-type="float" office:value="1953.19736493281" calcext:value-type="float">
            <text:p>1953,1973649328</text:p>
          </table:table-cell>
          <table:table-cell office:value-type="float" office:value="205.522827021579" calcext:value-type="float">
            <text:p>205,522827021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6710638" calcext:value-type="float">
            <text:p>0,867106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5622.33822884631" calcext:value-type="float">
            <text:p>5622,3382288463</text:p>
          </table:table-cell>
          <table:table-cell office:value-type="float" office:value="402.188125514477" calcext:value-type="float">
            <text:p>402,1881255145</text:p>
          </table:table-cell>
          <table:table-cell office:value-type="float" office:value="2248.61789113158" calcext:value-type="float">
            <text:p>2248,6178911316</text:p>
          </table:table-cell>
          <table:table-cell office:value-type="float" office:value="235.54782122742" calcext:value-type="float">
            <text:p>235,547821227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79887313" calcext:value-type="float">
            <text:p>0,97988731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3036.59998632667" calcext:value-type="float">
            <text:p>3036,5999863267</text:p>
          </table:table-cell>
          <table:table-cell office:value-type="float" office:value="348.709593313799" calcext:value-type="float">
            <text:p>348,7095933138</text:p>
          </table:table-cell>
          <table:table-cell office:value-type="float" office:value="1999.39882781245" calcext:value-type="float">
            <text:p>1999,3988278125</text:p>
          </table:table-cell>
          <table:table-cell office:value-type="float" office:value="213.955200170142" calcext:value-type="float">
            <text:p>213,955200170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79887313" calcext:value-type="float">
            <text:p>0,97988731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3839.21204762392" calcext:value-type="float">
            <text:p>3839,2120476239</text:p>
          </table:table-cell>
          <table:table-cell office:value-type="float" office:value="445.34562062641" calcext:value-type="float">
            <text:p>445,3456206264</text:p>
          </table:table-cell>
          <table:table-cell office:value-type="float" office:value="2666.69375565308" calcext:value-type="float">
            <text:p>2666,6937556531</text:p>
          </table:table-cell>
          <table:table-cell office:value-type="float" office:value="295.475896406307" calcext:value-type="float">
            <text:p>295,475896406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88188788" calcext:value-type="float">
            <text:p>0,88818878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4903.99259656056" calcext:value-type="float">
            <text:p>4903,9925965606</text:p>
          </table:table-cell>
          <table:table-cell office:value-type="float" office:value="321.464415096788" calcext:value-type="float">
            <text:p>321,4644150968</text:p>
          </table:table-cell>
          <table:table-cell office:value-type="float" office:value="1503.06853860902" calcext:value-type="float">
            <text:p>1503,068538609</text:p>
          </table:table-cell>
          <table:table-cell office:value-type="float" office:value="163.213795996125" calcext:value-type="float">
            <text:p>163,213795996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88188788" calcext:value-type="float">
            <text:p>0,88818878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5435.00554274447" calcext:value-type="float">
            <text:p>5435,0055427445</text:p>
          </table:table-cell>
          <table:table-cell office:value-type="float" office:value="342.199139015817" calcext:value-type="float">
            <text:p>342,1991390158</text:p>
          </table:table-cell>
          <table:table-cell office:value-type="float" office:value="2012" calcext:value-type="float">
            <text:p>20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73727051" calcext:value-type="float">
            <text:p>0,87372705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4615.91008976625" calcext:value-type="float">
            <text:p>4615,9100897663</text:p>
          </table:table-cell>
          <table:table-cell office:value-type="float" office:value="408.789561104116" calcext:value-type="float">
            <text:p>408,7895611041</text:p>
          </table:table-cell>
          <table:table-cell office:value-type="float" office:value="1735.15272806932" calcext:value-type="float">
            <text:p>1735,1527280693</text:p>
          </table:table-cell>
          <table:table-cell office:value-type="float" office:value="192.495309857007" calcext:value-type="float">
            <text:p>192,495309857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73727051" calcext:value-type="float">
            <text:p>0,87372705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5074.38383787749" calcext:value-type="float">
            <text:p>5074,3838378775</text:p>
          </table:table-cell>
          <table:table-cell office:value-type="float" office:value="441.575387740121" calcext:value-type="float">
            <text:p>441,5753877401</text:p>
          </table:table-cell>
          <table:table-cell office:value-type="float" office:value="2283.33105012119" calcext:value-type="float">
            <text:p>2283,3310501212</text:p>
          </table:table-cell>
          <table:table-cell office:value-type="float" office:value="269.165525060596" calcext:value-type="float">
            <text:p>269,165525060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36059623" calcext:value-type="float">
            <text:p>0,83605962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566.91283936503" calcext:value-type="float">
            <text:p>5566,912839365</text:p>
          </table:table-cell>
          <table:table-cell office:value-type="float" office:value="400.551650840765" calcext:value-type="float">
            <text:p>400,5516508408</text:p>
          </table:table-cell>
          <table:table-cell office:value-type="float" office:value="1710.62808602295" calcext:value-type="float">
            <text:p>1710,628086023</text:p>
          </table:table-cell>
          <table:table-cell office:value-type="float" office:value="185.645065026334" calcext:value-type="float">
            <text:p>185,645065026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36059623" calcext:value-type="float">
            <text:p>0,83605962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863.84282591824" calcext:value-type="float">
            <text:p>6863,8428259182</text:p>
          </table:table-cell>
          <table:table-cell office:value-type="float" office:value="484.551736039693" calcext:value-type="float">
            <text:p>484,5517360397</text:p>
          </table:table-cell>
          <table:table-cell office:value-type="float" office:value="1976.71663312108" calcext:value-type="float">
            <text:p>1976,7166331211</text:p>
          </table:table-cell>
          <table:table-cell office:value-type="float" office:value="227.378563511243" calcext:value-type="float">
            <text:p>227,378563511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253892527" calcext:value-type="float">
            <text:p>1,25389252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4073.87174806088" calcext:value-type="float">
            <text:p>4073,8717480609</text:p>
          </table:table-cell>
          <table:table-cell office:value-type="float" office:value="348.4231997321" calcext:value-type="float">
            <text:p>348,4231997321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253892527" calcext:value-type="float">
            <text:p>1,25389252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4903.77139359673" calcext:value-type="float">
            <text:p>4903,7713935967</text:p>
          </table:table-cell>
          <table:table-cell office:value-type="float" office:value="413.344830680096" calcext:value-type="float">
            <text:p>413,3448306801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63464485" calcext:value-type="float">
            <text:p>0,86346448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4583.37338545692" calcext:value-type="float">
            <text:p>4583,3733854569</text:p>
          </table:table-cell>
          <table:table-cell office:value-type="float" office:value="461.61497199243" calcext:value-type="float">
            <text:p>461,6149719924</text:p>
          </table:table-cell>
          <table:table-cell office:value-type="float" office:value="1840.18826008144" calcext:value-type="float">
            <text:p>1840,1882600814</text:p>
          </table:table-cell>
          <table:table-cell office:value-type="float" office:value="185.921790699379" calcext:value-type="float">
            <text:p>185,921790699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63464485" calcext:value-type="float">
            <text:p>0,86346448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5356.83835504756" calcext:value-type="float">
            <text:p>5356,8383550476</text:p>
          </table:table-cell>
          <table:table-cell office:value-type="float" office:value="532.611730316148" calcext:value-type="float">
            <text:p>532,6117303161</text:p>
          </table:table-cell>
          <table:table-cell office:value-type="float" office:value="2275.09557257392" calcext:value-type="float">
            <text:p>2275,0955725739</text:p>
          </table:table-cell>
          <table:table-cell office:value-type="float" office:value="219.027268519352" calcext:value-type="float">
            <text:p>219,027268519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13635874" calcext:value-type="float">
            <text:p>1,01363587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4549.92063939655" calcext:value-type="float">
            <text:p>4549,9206393966</text:p>
          </table:table-cell>
          <table:table-cell office:value-type="float" office:value="339.667449419892" calcext:value-type="float">
            <text:p>339,6674494199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13635874" calcext:value-type="float">
            <text:p>1,01363587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5619.29471517747" calcext:value-type="float">
            <text:p>5619,2947151775</text:p>
          </table:table-cell>
          <table:table-cell office:value-type="float" office:value="421.635346757324" calcext:value-type="float">
            <text:p>421,6353467573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40427721" calcext:value-type="float">
            <text:p>0,84042772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3753.5588587204" calcext:value-type="float">
            <text:p>3753,5588587204</text:p>
          </table:table-cell>
          <table:table-cell office:value-type="float" office:value="342.411472150537" calcext:value-type="float">
            <text:p>342,4114721505</text:p>
          </table:table-cell>
          <table:table-cell office:value-type="float" office:value="1761.57692570869" calcext:value-type="float">
            <text:p>1761,5769257087</text:p>
          </table:table-cell>
          <table:table-cell office:value-type="float" office:value="180.038175318626" calcext:value-type="float">
            <text:p>180,0381753186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40427721" calcext:value-type="float">
            <text:p>0,84042772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4740.01891171609" calcext:value-type="float">
            <text:p>4740,0189117161</text:p>
          </table:table-cell>
          <table:table-cell office:value-type="float" office:value="421.904943291568" calcext:value-type="float">
            <text:p>421,9049432916</text:p>
          </table:table-cell>
          <table:table-cell office:value-type="float" office:value="2292.93239924613" calcext:value-type="float">
            <text:p>2292,9323992461</text:p>
          </table:table-cell>
          <table:table-cell office:value-type="float" office:value="225.355152419217" calcext:value-type="float">
            <text:p>225,355152419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480302906" calcext:value-type="float">
            <text:p>1,4803029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4662.38037295362" calcext:value-type="float">
            <text:p>4662,3803729536</text:p>
          </table:table-cell>
          <table:table-cell office:value-type="float" office:value="332.774776226622" calcext:value-type="float">
            <text:p>332,7747762266</text:p>
          </table:table-cell>
          <table:table-cell office:value-type="float" office:value="1840.18826008144" calcext:value-type="float">
            <text:p>1840,1882600814</text:p>
          </table:table-cell>
          <table:table-cell office:value-type="float" office:value="185.921790699379" calcext:value-type="float">
            <text:p>185,921790699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480302906" calcext:value-type="float">
            <text:p>1,48030290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5555.38316533465" calcext:value-type="float">
            <text:p>5555,3831653347</text:p>
          </table:table-cell>
          <table:table-cell office:value-type="float" office:value="416.900652799164" calcext:value-type="float">
            <text:p>416,9006527992</text:p>
          </table:table-cell>
          <table:table-cell office:value-type="float" office:value="2275.09557257392" calcext:value-type="float">
            <text:p>2275,0955725739</text:p>
          </table:table-cell>
          <table:table-cell office:value-type="float" office:value="219.027268519352" calcext:value-type="float">
            <text:p>219,027268519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34228557" calcext:value-type="float">
            <text:p>1,03422855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3262.35260734572" calcext:value-type="float">
            <text:p>3262,3526073457</text:p>
          </table:table-cell>
          <table:table-cell office:value-type="float" office:value="256.387698265424" calcext:value-type="float">
            <text:p>256,3876982654</text:p>
          </table:table-cell>
          <table:table-cell office:value-type="float" office:value="1710.62808602295" calcext:value-type="float">
            <text:p>1710,628086023</text:p>
          </table:table-cell>
          <table:table-cell office:value-type="float" office:value="185.645065026334" calcext:value-type="float">
            <text:p>185,645065026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34228557" calcext:value-type="float">
            <text:p>1,03422855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4061.31852073808" calcext:value-type="float">
            <text:p>4061,3185207381</text:p>
          </table:table-cell>
          <table:table-cell office:value-type="float" office:value="344.499158904319" calcext:value-type="float">
            <text:p>344,4991589043</text:p>
          </table:table-cell>
          <table:table-cell office:value-type="float" office:value="1976.71663312108" calcext:value-type="float">
            <text:p>1976,7166331211</text:p>
          </table:table-cell>
          <table:table-cell office:value-type="float" office:value="227.378563511243" calcext:value-type="float">
            <text:p>227,378563511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03588949" calcext:value-type="float">
            <text:p>0,90358894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522.61310565867" calcext:value-type="float">
            <text:p>2522,6131056587</text:p>
          </table:table-cell>
          <table:table-cell office:value-type="float" office:value="222.394104388415" calcext:value-type="float">
            <text:p>222,3941043884</text:p>
          </table:table-cell>
          <table:table-cell office:value-type="float" office:value="1791.56826521355" calcext:value-type="float">
            <text:p>1791,5682652136</text:p>
          </table:table-cell>
          <table:table-cell office:value-type="float" office:value="193.835004921253" calcext:value-type="float">
            <text:p>193,83500492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03588949" calcext:value-type="float">
            <text:p>0,90358894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012.77219574976" calcext:value-type="float">
            <text:p>4012,7721957498</text:p>
          </table:table-cell>
          <table:table-cell office:value-type="float" office:value="348.718347206235" calcext:value-type="float">
            <text:p>348,7183472062</text:p>
          </table:table-cell>
          <table:table-cell office:value-type="float" office:value="1857.01432736571" calcext:value-type="float">
            <text:p>1857,0143273657</text:p>
          </table:table-cell>
          <table:table-cell office:value-type="float" office:value="202.925849146235" calcext:value-type="float">
            <text:p>202,925849146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92470432" calcext:value-type="float">
            <text:p>0,89247043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854.7919396562" calcext:value-type="float">
            <text:p>3854,7919396562</text:p>
          </table:table-cell>
          <table:table-cell office:value-type="float" office:value="286.776267357154" calcext:value-type="float">
            <text:p>286,7762673572</text:p>
          </table:table-cell>
          <table:table-cell office:value-type="float" office:value="1503.06853860902" calcext:value-type="float">
            <text:p>1503,068538609</text:p>
          </table:table-cell>
          <table:table-cell office:value-type="float" office:value="163.213795996125" calcext:value-type="float">
            <text:p>163,213795996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92470432" calcext:value-type="float">
            <text:p>0,89247043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4175.49583709429" calcext:value-type="float">
            <text:p>4175,4958370943</text:p>
          </table:table-cell>
          <table:table-cell office:value-type="float" office:value="305.249411693247" calcext:value-type="float">
            <text:p>305,2494116932</text:p>
          </table:table-cell>
          <table:table-cell office:value-type="float" office:value="2012" calcext:value-type="float">
            <text:p>20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10476714" calcext:value-type="float">
            <text:p>1,01047671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3661.76528354122" calcext:value-type="float">
            <text:p>3661,7652835412</text:p>
          </table:table-cell>
          <table:table-cell office:value-type="float" office:value="287.840720187156" calcext:value-type="float">
            <text:p>287,8407201872</text:p>
          </table:table-cell>
          <table:table-cell office:value-type="float" office:value="1710.62808602295" calcext:value-type="float">
            <text:p>1710,628086023</text:p>
          </table:table-cell>
          <table:table-cell office:value-type="float" office:value="185.645065026334" calcext:value-type="float">
            <text:p>185,645065026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10476714" calcext:value-type="float">
            <text:p>1,01047671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4850.40121565144" calcext:value-type="float">
            <text:p>4850,4012156514</text:p>
          </table:table-cell>
          <table:table-cell office:value-type="float" office:value="380.238926630782" calcext:value-type="float">
            <text:p>380,2389266308</text:p>
          </table:table-cell>
          <table:table-cell office:value-type="float" office:value="1976.71663312108" calcext:value-type="float">
            <text:p>1976,7166331211</text:p>
          </table:table-cell>
          <table:table-cell office:value-type="float" office:value="227.378563511243" calcext:value-type="float">
            <text:p>227,378563511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25670931" calcext:value-type="float">
            <text:p>1,02567093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5568.80498088" calcext:value-type="float">
            <text:p>5568,80498088</text:p>
          </table:table-cell>
          <table:table-cell office:value-type="float" office:value="375.890424756393" calcext:value-type="float">
            <text:p>375,8904247564</text:p>
          </table:table-cell>
          <table:table-cell office:value-type="float" office:value="1590.81317840373" calcext:value-type="float">
            <text:p>1590,8131784037</text:p>
          </table:table-cell>
          <table:table-cell office:value-type="float" office:value="172.797500946502" calcext:value-type="float">
            <text:p>172,797500946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25670931" calcext:value-type="float">
            <text:p>1,02567093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6619.26820711144" calcext:value-type="float">
            <text:p>6619,2682071114</text:p>
          </table:table-cell>
          <table:table-cell office:value-type="float" office:value="476.32694325887" calcext:value-type="float">
            <text:p>476,3269432589</text:p>
          </table:table-cell>
          <table:table-cell office:value-type="float" office:value="2133" calcext:value-type="float">
            <text:p>213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542098947" calcext:value-type="float">
            <text:p>1,54209894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3915.19800563655" calcext:value-type="float">
            <text:p>3915,1980056366</text:p>
          </table:table-cell>
          <table:table-cell office:value-type="float" office:value="319.493873629556" calcext:value-type="float">
            <text:p>319,4938736296</text:p>
          </table:table-cell>
          <table:table-cell office:value-type="float" office:value="1735.15272806932" calcext:value-type="float">
            <text:p>1735,1527280693</text:p>
          </table:table-cell>
          <table:table-cell office:value-type="float" office:value="192.495309857007" calcext:value-type="float">
            <text:p>192,495309857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542098947" calcext:value-type="float">
            <text:p>1,542098947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5439" calcext:value-type="float">
            <text:p>5439</text:p>
          </table:table-cell>
          <table:table-cell office:value-type="float" office:value="389" calcext:value-type="float">
            <text:p>389</text:p>
          </table:table-cell>
          <table:table-cell office:value-type="float" office:value="2283.33105012119" calcext:value-type="float">
            <text:p>2283,3310501212</text:p>
          </table:table-cell>
          <table:table-cell office:value-type="float" office:value="269.165525060596" calcext:value-type="float">
            <text:p>269,165525060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795995423" calcext:value-type="float">
            <text:p>1,79599542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  <table:table-cell office:value-type="float" office:value="150" calcext:value-type="float">
            <text:p>150</text:p>
          </table:table-cell>
          <table:table-cell office:value-type="float" office:value="4063.55142350251" calcext:value-type="float">
            <text:p>4063,5514235025</text:p>
          </table:table-cell>
          <table:table-cell office:value-type="float" office:value="302.151861046968" calcext:value-type="float">
            <text:p>302,151861047</text:p>
          </table:table-cell>
          <table:table-cell office:value-type="float" office:value="1803.85475152866" calcext:value-type="float">
            <text:p>1803,8547515287</text:p>
          </table:table-cell>
          <table:table-cell office:value-type="float" office:value="179.199233773794" calcext:value-type="float">
            <text:p>179,1992337738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795995423" calcext:value-type="float">
            <text:p>1,79599542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  <table:table-cell office:value-type="float" office:value="150" calcext:value-type="float">
            <text:p>150</text:p>
          </table:table-cell>
          <table:table-cell office:value-type="float" office:value="5584.62893598017" calcext:value-type="float">
            <text:p>5584,6289359802</text:p>
          </table:table-cell>
          <table:table-cell office:value-type="float" office:value="416.953240540559" calcext:value-type="float">
            <text:p>416,9532405406</text:p>
          </table:table-cell>
          <table:table-cell office:value-type="float" office:value="2367.32884717668" calcext:value-type="float">
            <text:p>2367,3288471767</text:p>
          </table:table-cell>
          <table:table-cell office:value-type="float" office:value="235.86186314639" calcext:value-type="float">
            <text:p>235,861863146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11096008" calcext:value-type="float">
            <text:p>1,1109600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4538.38715158429" calcext:value-type="float">
            <text:p>4538,3871515843</text:p>
          </table:table-cell>
          <table:table-cell office:value-type="float" office:value="366.112823133396" calcext:value-type="float">
            <text:p>366,1128231334</text:p>
          </table:table-cell>
          <table:table-cell office:value-type="float" office:value="1679.70148784564" calcext:value-type="float">
            <text:p>1679,7014878456</text:p>
          </table:table-cell>
          <table:table-cell office:value-type="float" office:value="197.089623811351" calcext:value-type="float">
            <text:p>197,089623811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11096008" calcext:value-type="float">
            <text:p>1,1109600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6503.40660155666" calcext:value-type="float">
            <text:p>6503,4066015567</text:p>
          </table:table-cell>
          <table:table-cell office:value-type="float" office:value="505.946821544112" calcext:value-type="float">
            <text:p>505,9468215441</text:p>
          </table:table-cell>
          <table:table-cell office:value-type="float" office:value="2229.88225099391" calcext:value-type="float">
            <text:p>2229,8822509939</text:p>
          </table:table-cell>
          <table:table-cell office:value-type="float" office:value="267.313708498985" calcext:value-type="float">
            <text:p>267,313708499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65135033" calcext:value-type="float">
            <text:p>0,96513503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6824.4948323434" calcext:value-type="float">
            <text:p>6824,4948323434</text:p>
          </table:table-cell>
          <table:table-cell office:value-type="float" office:value="395.651334361044" calcext:value-type="float">
            <text:p>395,651334361</text:p>
          </table:table-cell>
          <table:table-cell office:value-type="float" office:value="1680.84036336813" calcext:value-type="float">
            <text:p>1680,8403633681</text:p>
          </table:table-cell>
          <table:table-cell office:value-type="float" office:value="156.183218705542" calcext:value-type="float">
            <text:p>156,183218705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65135033" calcext:value-type="float">
            <text:p>0,96513503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6958.62085019102" calcext:value-type="float">
            <text:p>6958,620850191</text:p>
          </table:table-cell>
          <table:table-cell office:value-type="float" office:value="422.968672314131" calcext:value-type="float">
            <text:p>422,9686723141</text:p>
          </table:table-cell>
          <table:table-cell office:value-type="float" office:value="2909.62732036176" calcext:value-type="float">
            <text:p>2909,6273203618</text:p>
          </table:table-cell>
          <table:table-cell office:value-type="float" office:value="272.864796716707" calcext:value-type="float">
            <text:p>272,8647967167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93365298" calcext:value-type="float">
            <text:p>1,09336529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4873.40626563175" calcext:value-type="float">
            <text:p>4873,4062656318</text:p>
          </table:table-cell>
          <table:table-cell office:value-type="float" office:value="280.481295782283" calcext:value-type="float">
            <text:p>280,4812957823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93365298" calcext:value-type="float">
            <text:p>1,09336529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6273.27834054303" calcext:value-type="float">
            <text:p>6273,278340543</text:p>
          </table:table-cell>
          <table:table-cell office:value-type="float" office:value="372.774566245993" calcext:value-type="float">
            <text:p>372,774566246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743442268" calcext:value-type="float">
            <text:p>0,74344226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159.18617893511" calcext:value-type="float">
            <text:p>5159,1861789351</text:p>
          </table:table-cell>
          <table:table-cell office:value-type="float" office:value="297.49148892841" calcext:value-type="float">
            <text:p>297,4914889284</text:p>
          </table:table-cell>
          <table:table-cell office:value-type="float" office:value="1793.94551875736" calcext:value-type="float">
            <text:p>1793,9455187574</text:p>
          </table:table-cell>
          <table:table-cell office:value-type="float" office:value="205.490649094098" calcext:value-type="float">
            <text:p>205,490649094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743442268" calcext:value-type="float">
            <text:p>0,74344226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542.55070975381" calcext:value-type="float">
            <text:p>5542,5507097538</text:p>
          </table:table-cell>
          <table:table-cell office:value-type="float" office:value="325.989911865336" calcext:value-type="float">
            <text:p>325,9899118653</text:p>
          </table:table-cell>
          <table:table-cell office:value-type="float" office:value="2350" calcext:value-type="float">
            <text:p>23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28147626" calcext:value-type="float">
            <text:p>0,82814762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5719.06068705458" calcext:value-type="float">
            <text:p>5719,0606870546</text:p>
          </table:table-cell>
          <table:table-cell office:value-type="float" office:value="410.958912159156" calcext:value-type="float">
            <text:p>410,9589121592</text:p>
          </table:table-cell>
          <table:table-cell office:value-type="float" office:value="1889.62906144685" calcext:value-type="float">
            <text:p>1889,6290614469</text:p>
          </table:table-cell>
          <table:table-cell office:value-type="float" office:value="206.821332549426" calcext:value-type="float">
            <text:p>206,821332549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28147626" calcext:value-type="float">
            <text:p>0,82814762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6183.53377758987" calcext:value-type="float">
            <text:p>6183,5337775899</text:p>
          </table:table-cell>
          <table:table-cell office:value-type="float" office:value="460.959334087696" calcext:value-type="float">
            <text:p>460,9593340877</text:p>
          </table:table-cell>
          <table:table-cell office:value-type="float" office:value="2169.7645166114" calcext:value-type="float">
            <text:p>2169,7645166114</text:p>
          </table:table-cell>
          <table:table-cell office:value-type="float" office:value="250.057836243446" calcext:value-type="float">
            <text:p>250,057836243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1480696" calcext:value-type="float">
            <text:p>0,8148069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080.96177601259" calcext:value-type="float">
            <text:p>5080,9617760126</text:p>
          </table:table-cell>
          <table:table-cell office:value-type="float" office:value="331.737422435892" calcext:value-type="float">
            <text:p>331,7374224359</text:p>
          </table:table-cell>
          <table:table-cell office:value-type="float" office:value="2136.03069895222" calcext:value-type="float">
            <text:p>2136,0306989522</text:p>
          </table:table-cell>
          <table:table-cell office:value-type="float" office:value="245.80860094254" calcext:value-type="float">
            <text:p>245,808600942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1480696" calcext:value-type="float">
            <text:p>0,8148069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526.52208476696" calcext:value-type="float">
            <text:p>5526,522084767</text:p>
          </table:table-cell>
          <table:table-cell office:value-type="float" office:value="364.829683850991" calcext:value-type="float">
            <text:p>364,829683851</text:p>
          </table:table-cell>
          <table:table-cell office:value-type="float" office:value="2251.75326032779" calcext:value-type="float">
            <text:p>2251,7532603278</text:p>
          </table:table-cell>
          <table:table-cell office:value-type="float" office:value="262.058521090312" calcext:value-type="float">
            <text:p>262,0585210903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40964538" calcext:value-type="float">
            <text:p>0,8409645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527.68550282859" calcext:value-type="float">
            <text:p>3527,6855028286</text:p>
          </table:table-cell>
          <table:table-cell office:value-type="float" office:value="377.223987933764" calcext:value-type="float">
            <text:p>377,2239879338</text:p>
          </table:table-cell>
          <table:table-cell office:value-type="float" office:value="1621.23579935871" calcext:value-type="float">
            <text:p>1621,2357993587</text:p>
          </table:table-cell>
          <table:table-cell office:value-type="float" office:value="177.397473643765" calcext:value-type="float">
            <text:p>177,3974736438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40964538" calcext:value-type="float">
            <text:p>0,84096453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302.91420045884" calcext:value-type="float">
            <text:p>4302,9142004588</text:p>
          </table:table-cell>
          <table:table-cell office:value-type="float" office:value="457.660522231684" calcext:value-type="float">
            <text:p>457,6605222317</text:p>
          </table:table-cell>
          <table:table-cell office:value-type="float" office:value="2172.62352813977" calcext:value-type="float">
            <text:p>2172,6235281398</text:p>
          </table:table-cell>
          <table:table-cell office:value-type="float" office:value="230.804411526206" calcext:value-type="float">
            <text:p>230,804411526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269529532" calcext:value-type="float">
            <text:p>1,26952953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3788.76616209697" calcext:value-type="float">
            <text:p>3788,766162097</text:p>
          </table:table-cell>
          <table:table-cell office:value-type="float" office:value="283.629057659028" calcext:value-type="float">
            <text:p>283,629057659</text:p>
          </table:table-cell>
          <table:table-cell office:value-type="float" office:value="1503.06853860902" calcext:value-type="float">
            <text:p>1503,068538609</text:p>
          </table:table-cell>
          <table:table-cell office:value-type="float" office:value="163.213795996125" calcext:value-type="float">
            <text:p>163,213795996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269529532" calcext:value-type="float">
            <text:p>1,26952953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4699.99540280634" calcext:value-type="float">
            <text:p>4699,9954028063</text:p>
          </table:table-cell>
          <table:table-cell office:value-type="float" office:value="369.255194669657" calcext:value-type="float">
            <text:p>369,2551946697</text:p>
          </table:table-cell>
          <table:table-cell office:value-type="float" office:value="2012" calcext:value-type="float">
            <text:p>20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56632371" calcext:value-type="float">
            <text:p>0,85663237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5668.01856318992" calcext:value-type="float">
            <text:p>5668,0185631899</text:p>
          </table:table-cell>
          <table:table-cell office:value-type="float" office:value="423.135533540182" calcext:value-type="float">
            <text:p>423,1355335402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56632371" calcext:value-type="float">
            <text:p>0,85663237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6355.62801379982" calcext:value-type="float">
            <text:p>6355,6280137998</text:p>
          </table:table-cell>
          <table:table-cell office:value-type="float" office:value="501.826222279761" calcext:value-type="float">
            <text:p>501,8262222798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172312944" calcext:value-type="float">
            <text:p>1,17231294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4116.65006898269" calcext:value-type="float">
            <text:p>4116,6500689827</text:p>
          </table:table-cell>
          <table:table-cell office:value-type="float" office:value="396.735111461497" calcext:value-type="float">
            <text:p>396,7351114615</text:p>
          </table:table-cell>
          <table:table-cell office:value-type="float" office:value="1889.62906144685" calcext:value-type="float">
            <text:p>1889,6290614469</text:p>
          </table:table-cell>
          <table:table-cell office:value-type="float" office:value="206.821332549426" calcext:value-type="float">
            <text:p>206,821332549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172312944" calcext:value-type="float">
            <text:p>1,17231294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5227.89552940932" calcext:value-type="float">
            <text:p>5227,8955294093</text:p>
          </table:table-cell>
          <table:table-cell office:value-type="float" office:value="511.806153079236" calcext:value-type="float">
            <text:p>511,8061530792</text:p>
          </table:table-cell>
          <table:table-cell office:value-type="float" office:value="2169.7645166114" calcext:value-type="float">
            <text:p>2169,7645166114</text:p>
          </table:table-cell>
          <table:table-cell office:value-type="float" office:value="250.057836243446" calcext:value-type="float">
            <text:p>250,057836243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98896578" calcext:value-type="float">
            <text:p>0,89889657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4894.30964303313" calcext:value-type="float">
            <text:p>4894,3096430331</text:p>
          </table:table-cell>
          <table:table-cell office:value-type="float" office:value="324.172954109368" calcext:value-type="float">
            <text:p>324,1729541094</text:p>
          </table:table-cell>
          <table:table-cell office:value-type="float" office:value="1680.84036336813" calcext:value-type="float">
            <text:p>1680,8403633681</text:p>
          </table:table-cell>
          <table:table-cell office:value-type="float" office:value="156.183218705542" calcext:value-type="float">
            <text:p>156,183218705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98896578" calcext:value-type="float">
            <text:p>0,89889657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5132.48088106566" calcext:value-type="float">
            <text:p>5132,4808810657</text:p>
          </table:table-cell>
          <table:table-cell office:value-type="float" office:value="338.91797448391" calcext:value-type="float">
            <text:p>338,9179744839</text:p>
          </table:table-cell>
          <table:table-cell office:value-type="float" office:value="2909.62732036176" calcext:value-type="float">
            <text:p>2909,6273203618</text:p>
          </table:table-cell>
          <table:table-cell office:value-type="float" office:value="272.864796716707" calcext:value-type="float">
            <text:p>272,8647967167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39866089" calcext:value-type="float">
            <text:p>0,93986608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4033.82364402476" calcext:value-type="float">
            <text:p>4033,8236440248</text:p>
          </table:table-cell>
          <table:table-cell office:value-type="float" office:value="385.534583859356" calcext:value-type="float">
            <text:p>385,5345838594</text:p>
          </table:table-cell>
          <table:table-cell office:value-type="float" office:value="1691.62694995086" calcext:value-type="float">
            <text:p>1691,6269499509</text:p>
          </table:table-cell>
          <table:table-cell office:value-type="float" office:value="189.713971891527" calcext:value-type="float">
            <text:p>189,713971891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39866089" calcext:value-type="float">
            <text:p>0,93986608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5114.76419356646" calcext:value-type="float">
            <text:p>5114,7641935665</text:p>
          </table:table-cell>
          <table:table-cell office:value-type="float" office:value="465.657490623511" calcext:value-type="float">
            <text:p>465,6574906235</text:p>
          </table:table-cell>
          <table:table-cell office:value-type="float" office:value="2217.00837092929" calcext:value-type="float">
            <text:p>2217,0083709293</text:p>
          </table:table-cell>
          <table:table-cell office:value-type="float" office:value="252.780534197419" calcext:value-type="float">
            <text:p>252,780534197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317248403" calcext:value-type="float">
            <text:p>1,31724840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4915.83864838581" calcext:value-type="float">
            <text:p>4915,8386483858</text:p>
          </table:table-cell>
          <table:table-cell office:value-type="float" office:value="403.326901936828" calcext:value-type="float">
            <text:p>403,3269019368</text:p>
          </table:table-cell>
          <table:table-cell office:value-type="float" office:value="1503.06853860902" calcext:value-type="float">
            <text:p>1503,068538609</text:p>
          </table:table-cell>
          <table:table-cell office:value-type="float" office:value="163.213795996125" calcext:value-type="float">
            <text:p>163,2137959961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317248403" calcext:value-type="float">
            <text:p>1,31724840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6104.22244399473" calcext:value-type="float">
            <text:p>6104,2224439947</text:p>
          </table:table-cell>
          <table:table-cell office:value-type="float" office:value="485.592954860127" calcext:value-type="float">
            <text:p>485,5929548601</text:p>
          </table:table-cell>
          <table:table-cell office:value-type="float" office:value="2012" calcext:value-type="float">
            <text:p>20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781150553" calcext:value-type="float">
            <text:p>0,78115055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347.03096456925" calcext:value-type="float">
            <text:p>5347,0309645693</text:p>
          </table:table-cell>
          <table:table-cell office:value-type="float" office:value="444.77327714096" calcext:value-type="float">
            <text:p>444,773277141</text:p>
          </table:table-cell>
          <table:table-cell office:value-type="float" office:value="1710.62808602295" calcext:value-type="float">
            <text:p>1710,628086023</text:p>
          </table:table-cell>
          <table:table-cell office:value-type="float" office:value="185.645065026334" calcext:value-type="float">
            <text:p>185,645065026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781150553" calcext:value-type="float">
            <text:p>0,78115055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809.49801166611" calcext:value-type="float">
            <text:p>6809,4980116661</text:p>
          </table:table-cell>
          <table:table-cell office:value-type="float" office:value="549.835946760684" calcext:value-type="float">
            <text:p>549,8359467607</text:p>
          </table:table-cell>
          <table:table-cell office:value-type="float" office:value="1976.71663312108" calcext:value-type="float">
            <text:p>1976,7166331211</text:p>
          </table:table-cell>
          <table:table-cell office:value-type="float" office:value="227.378563511243" calcext:value-type="float">
            <text:p>227,3785635112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88945414" calcext:value-type="float">
            <text:p>0,88894541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4177.6383762985" calcext:value-type="float">
            <text:p>4177,6383762985</text:p>
          </table:table-cell>
          <table:table-cell office:value-type="float" office:value="486.953096088867" calcext:value-type="float">
            <text:p>486,9530960889</text:p>
          </table:table-cell>
          <table:table-cell office:value-type="float" office:value="1680.84036336813" calcext:value-type="float">
            <text:p>1680,8403633681</text:p>
          </table:table-cell>
          <table:table-cell office:value-type="float" office:value="156.183218705542" calcext:value-type="float">
            <text:p>156,183218705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88945414" calcext:value-type="float">
            <text:p>0,888945414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5294.14171920655" calcext:value-type="float">
            <text:p>5294,1417192066</text:p>
          </table:table-cell>
          <table:table-cell office:value-type="float" office:value="576.286826095148" calcext:value-type="float">
            <text:p>576,2868260951</text:p>
          </table:table-cell>
          <table:table-cell office:value-type="float" office:value="2909.62732036176" calcext:value-type="float">
            <text:p>2909,6273203618</text:p>
          </table:table-cell>
          <table:table-cell office:value-type="float" office:value="272.864796716707" calcext:value-type="float">
            <text:p>272,8647967167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25032472" calcext:value-type="float">
            <text:p>0,82503247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320.46944703301" calcext:value-type="float">
            <text:p>3320,469447033</text:p>
          </table:table-cell>
          <table:table-cell office:value-type="float" office:value="219.817768951672" calcext:value-type="float">
            <text:p>219,8177689517</text:p>
          </table:table-cell>
          <table:table-cell office:value-type="float" office:value="1840.18826008144" calcext:value-type="float">
            <text:p>1840,1882600814</text:p>
          </table:table-cell>
          <table:table-cell office:value-type="float" office:value="185.921790699379" calcext:value-type="float">
            <text:p>185,921790699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25032472" calcext:value-type="float">
            <text:p>0,82503247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510.91125617515" calcext:value-type="float">
            <text:p>4510,9112561752</text:p>
          </table:table-cell>
          <table:table-cell office:value-type="float" office:value="306.586561385931" calcext:value-type="float">
            <text:p>306,5865613859</text:p>
          </table:table-cell>
          <table:table-cell office:value-type="float" office:value="2275.09557257392" calcext:value-type="float">
            <text:p>2275,0955725739</text:p>
          </table:table-cell>
          <table:table-cell office:value-type="float" office:value="219.027268519352" calcext:value-type="float">
            <text:p>219,027268519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19381126" calcext:value-type="float">
            <text:p>1,01938112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float" office:value="5027.01296814005" calcext:value-type="float">
            <text:p>5027,0129681401</text:p>
          </table:table-cell>
          <table:table-cell office:value-type="float" office:value="324.74063129546" calcext:value-type="float">
            <text:p>324,7406312955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19381126" calcext:value-type="float">
            <text:p>1,019381126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float" office:value="6486.75518153343" calcext:value-type="float">
            <text:p>6486,7551815334</text:p>
          </table:table-cell>
          <table:table-cell office:value-type="float" office:value="419.472148032962" calcext:value-type="float">
            <text:p>419,472148033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76843798" calcext:value-type="float">
            <text:p>0,87684379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5383.43051685267" calcext:value-type="float">
            <text:p>5383,4305168527</text:p>
          </table:table-cell>
          <table:table-cell office:value-type="float" office:value="420.238297785757" calcext:value-type="float">
            <text:p>420,2382977858</text:p>
          </table:table-cell>
          <table:table-cell office:value-type="float" office:value="1840.18826008144" calcext:value-type="float">
            <text:p>1840,1882600814</text:p>
          </table:table-cell>
          <table:table-cell office:value-type="float" office:value="185.921790699379" calcext:value-type="float">
            <text:p>185,9217906994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76843798" calcext:value-type="float">
            <text:p>0,876843798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5629.30931479615" calcext:value-type="float">
            <text:p>5629,3093147962</text:p>
          </table:table-cell>
          <table:table-cell office:value-type="float" office:value="438.135440502096" calcext:value-type="float">
            <text:p>438,1354405021</text:p>
          </table:table-cell>
          <table:table-cell office:value-type="float" office:value="2275.09557257392" calcext:value-type="float">
            <text:p>2275,0955725739</text:p>
          </table:table-cell>
          <table:table-cell office:value-type="float" office:value="219.027268519352" calcext:value-type="float">
            <text:p>219,0272685194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13914989" calcext:value-type="float">
            <text:p>0,81391498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139.09345439694" calcext:value-type="float">
            <text:p>3139,0934543969</text:p>
          </table:table-cell>
          <table:table-cell office:value-type="float" office:value="238.669792675631" calcext:value-type="float">
            <text:p>238,6697926756</text:p>
          </table:table-cell>
          <table:table-cell office:value-type="float" office:value="2172.02472981943" calcext:value-type="float">
            <text:p>2172,0247298194</text:p>
          </table:table-cell>
          <table:table-cell office:value-type="float" office:value="250.143956739298" calcext:value-type="float">
            <text:p>250,143956739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13914989" calcext:value-type="float">
            <text:p>0,813914989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825.04538327407" calcext:value-type="float">
            <text:p>3825,0453832741</text:p>
          </table:table-cell>
          <table:table-cell office:value-type="float" office:value="317.421848664203" calcext:value-type="float">
            <text:p>317,4218486642</text:p>
          </table:table-cell>
          <table:table-cell office:value-type="float" office:value="2388.89164671929" calcext:value-type="float">
            <text:p>2388,8916467193</text:p>
          </table:table-cell>
          <table:table-cell office:value-type="float" office:value="277.35891385373" calcext:value-type="float">
            <text:p>277,3589138537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1.08007711" calcext:value-type="float">
            <text:p>1,0800771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4002.92812460206" calcext:value-type="float">
            <text:p>4002,9281246021</text:p>
          </table:table-cell>
          <table:table-cell office:value-type="float" office:value="305.414834826284" calcext:value-type="float">
            <text:p>305,4148348263</text:p>
          </table:table-cell>
          <table:table-cell office:value-type="float" office:value="1571.71459628858" calcext:value-type="float">
            <text:p>1571,7145962886</text:p>
          </table:table-cell>
          <table:table-cell office:value-type="float" office:value="157.341858691275" calcext:value-type="float">
            <text:p>157,341858691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1.08007711" calcext:value-type="float">
            <text:p>1,08007711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5391.51687719329" calcext:value-type="float">
            <text:p>5391,5168771933</text:p>
          </table:table-cell>
          <table:table-cell office:value-type="float" office:value="409.937274733399" calcext:value-type="float">
            <text:p>409,9372747334</text:p>
          </table:table-cell>
          <table:table-cell office:value-type="float" office:value="1693.10501247179" calcext:value-type="float">
            <text:p>1693,1050124718</text:p>
          </table:table-cell>
          <table:table-cell office:value-type="float" office:value="177.529208997608" calcext:value-type="float">
            <text:p>177,5292089976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822042743" calcext:value-type="float">
            <text:p>0,82204274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4057.23252212944" calcext:value-type="float">
            <text:p>4057,2325221294</text:p>
          </table:table-cell>
          <table:table-cell office:value-type="float" office:value="361.035235785947" calcext:value-type="float">
            <text:p>361,0352357859</text:p>
          </table:table-cell>
          <table:table-cell office:value-type="float" office:value="2172.02472981943" calcext:value-type="float">
            <text:p>2172,0247298194</text:p>
          </table:table-cell>
          <table:table-cell office:value-type="float" office:value="250.143956739298" calcext:value-type="float">
            <text:p>250,1439567393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822042743" calcext:value-type="float">
            <text:p>0,822042743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4552.27460432465" calcext:value-type="float">
            <text:p>4552,2746043247</text:p>
          </table:table-cell>
          <table:table-cell office:value-type="float" office:value="436.633476990568" calcext:value-type="float">
            <text:p>436,6334769906</text:p>
          </table:table-cell>
          <table:table-cell office:value-type="float" office:value="2388.89164671929" calcext:value-type="float">
            <text:p>2388,8916467193</text:p>
          </table:table-cell>
          <table:table-cell office:value-type="float" office:value="277.35891385373" calcext:value-type="float">
            <text:p>277,3589138537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0.927399502" calcext:value-type="float">
            <text:p>0,92739950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5554.2207750366" calcext:value-type="float">
            <text:p>5554,2207750366</text:p>
          </table:table-cell>
          <table:table-cell office:value-type="float" office:value="402.340103349294" calcext:value-type="float">
            <text:p>402,3401033493</text:p>
          </table:table-cell>
          <table:table-cell office:value-type="float" office:value="1680.84036336813" calcext:value-type="float">
            <text:p>1680,8403633681</text:p>
          </table:table-cell>
          <table:table-cell office:value-type="float" office:value="156.183218705542" calcext:value-type="float">
            <text:p>156,1832187055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office:value-type="float" office:value="0.927399502" calcext:value-type="float">
            <text:p>0,927399502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6342.799601678" calcext:value-type="float">
            <text:p>6342,799601678</text:p>
          </table:table-cell>
          <table:table-cell office:value-type="float" office:value="492.4431269008" calcext:value-type="float">
            <text:p>492,4431269008</text:p>
          </table:table-cell>
          <table:table-cell office:value-type="float" office:value="2909.62732036176" calcext:value-type="float">
            <text:p>2909,6273203618</text:p>
          </table:table-cell>
          <table:table-cell office:value-type="float" office:value="272.864796716707" calcext:value-type="float">
            <text:p>272,8647967167</text:p>
          </table:table-cell>
        </table:table-row>
        <table:table-row table:style-name="ro1">
          <table:table-cell office:value-type="string" calcext:value-type="string">
            <text:p>skas_6</text:p>
          </table:table-cell>
          <table:table-cell office:value-type="float" office:value="119.445302825" calcext:value-type="float">
            <text:p>119,44530282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6763.02589497227" calcext:value-type="float">
            <text:p>6763,0258949723</text:p>
          </table:table-cell>
          <table:table-cell office:value-type="float" office:value="499.097565181345" calcext:value-type="float">
            <text:p>499,0975651813</text:p>
          </table:table-cell>
          <table:table-cell office:value-type="float" office:value="2319.185670487" calcext:value-type="float">
            <text:p>2319,185670487</text:p>
          </table:table-cell>
          <table:table-cell office:value-type="float" office:value="263.201772817587" calcext:value-type="float">
            <text:p>263,2017728176</text:p>
          </table:table-cell>
        </table:table-row>
        <table:table-row table:style-name="ro1">
          <table:table-cell office:value-type="string" calcext:value-type="string">
            <text:p>skas_6</text:p>
          </table:table-cell>
          <table:table-cell office:value-type="float" office:value="133.453965445" calcext:value-type="float">
            <text:p>133,453965445</text:p>
          </table:table-cell>
          <table:table-cell office:value-type="string" calcext:value-type="string">
            <text:p>1,,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5243.73613266705" calcext:value-type="float">
            <text:p>5243,7361326671</text:p>
          </table:table-cell>
          <table:table-cell office:value-type="float" office:value="420.178582394674" calcext:value-type="float">
            <text:p>420,1785823947</text:p>
          </table:table-cell>
          <table:table-cell office:value-type="float" office:value="2223.5818617087" calcext:value-type="float">
            <text:p>2223,5818617087</text:p>
          </table:table-cell>
          <table:table-cell office:value-type="float" office:value="250.043396851021" calcext:value-type="float">
            <text:p>250,043396851</text:p>
          </table:table-cell>
        </table:table-row>
      </table:table>
      <table:table table:name="Pivot-Tabelle_dataset_2" table:style-name="ta1">
        <table:table-column table:style-name="co12" table:default-cell-style-name="ce4"/>
        <table:table-column table:style-name="co13" table:default-cell-style-name="ce9"/>
        <table:table-column table:style-name="co13" table:default-cell-style-name="ce15"/>
        <table:table-column table:style-name="co14" table:default-cell-style-name="ce15"/>
        <table:table-column table:style-name="co15" table:default-cell-style-name="ce21"/>
        <table:table-row table:style-name="ro1">
          <table:table-cell table:style-name="ce1"/>
          <table:table-cell table:style-name="ce6" office:value-type="string" calcext:value-type="string">
            <text:p>Daten</text:p>
          </table:table-cell>
          <table:table-cell table:style-name="ce12" table:number-columns-repeated="2"/>
          <table:table-cell table:style-name="ce18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7" office:value-type="string" calcext:value-type="string">
            <text:p>Min - initial_costs</text:p>
          </table:table-cell>
          <table:table-cell table:style-name="ce13" office:value-type="string" calcext:value-type="string">
            <text:p>Min - best_costs</text:p>
          </table:table-cell>
          <table:table-cell table:style-name="ce13" office:value-type="string" calcext:value-type="string">
            <text:p>Min - initial_distance</text:p>
          </table:table-cell>
          <table:table-cell table:style-name="ce19" office:value-type="string" calcext:value-type="string">
            <text:p>Min - best_distance</text:p>
          </table:table-cell>
        </table:table-row>
        <table:table-row table:style-name="ro1">
          <table:table-cell table:style-name="ce3" office:value-type="string" calcext:value-type="string">
            <text:p>skas_4</text:p>
          </table:table-cell>
          <table:table-cell table:style-name="ce8" office:value-type="float" office:value="917.391358409111" calcext:value-type="float">
            <text:p>917,3913584091</text:p>
          </table:table-cell>
          <table:table-cell table:style-name="ce14" office:value-type="float" office:value="556.527026852456" calcext:value-type="float">
            <text:p>556,5270268525</text:p>
          </table:table-cell>
          <table:table-cell table:style-name="ce14" office:value-type="float" office:value="51.3298925166829" calcext:value-type="float">
            <text:p>51,3298925167</text:p>
          </table:table-cell>
          <table:table-cell table:style-name="ce2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556.527026852456" calcext:value-type="float">
            <text:p>556,5270268525</text:p>
          </table:table-cell>
          <table:table-cell table:number-columns-repeated="2"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766" calcext:value-type="float">
            <text:p>766</text:p>
          </table:table-cell>
          <table:table-cell office:value-type="float" office:value="556.527026852456" calcext:value-type="float">
            <text:p>556,527026852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6</text:p>
          </table:table-cell>
          <table:table-cell office:value-type="float" office:value="5243.73613266705" calcext:value-type="float">
            <text:p>5243,7361326671</text:p>
          </table:table-cell>
          <table:table-cell office:value-type="float" office:value="2223.5818617087" calcext:value-type="float">
            <text:p>2223,5818617087</text:p>
          </table:table-cell>
          <table:table-cell office:value-type="float" office:value="420.178582394674" calcext:value-type="float">
            <text:p>420,1785823947</text:p>
          </table:table-cell>
          <table:table-cell office:value-type="float" office:value="250.043396851021" calcext:value-type="float">
            <text:p>250,043396851</text:p>
          </table:table-cell>
        </table:table-row>
        <table:table-row table:style-name="ro1">
          <table:table-cell office:value-type="string" calcext:value-type="string">
            <text:p>skas_6s</text:p>
          </table:table-cell>
          <table:table-cell office:value-type="float" office:value="2384.93730611586" calcext:value-type="float">
            <text:p>2384,9373061159</text:p>
          </table:table-cell>
          <table:table-cell office:value-type="float" office:value="1430.26668108428" calcext:value-type="float">
            <text:p>1430,2666810843</text:p>
          </table:table-cell>
          <table:table-cell office:value-type="float" office:value="214.186965011058" calcext:value-type="float">
            <text:p>214,1869650111</text:p>
          </table:table-cell>
          <table:table-cell office:value-type="float" office:value="152.406081699155" calcext:value-type="float">
            <text:p>152,4060816992</text:p>
          </table:table-cell>
        </table:table-row>
        <table:table-row table:style-name="ro1">
          <table:table-cell office:value-type="string" calcext:value-type="string">
            <text:p>skas_6s+</text:p>
          </table:table-cell>
          <table:table-cell table:style-name="ce10" office:value-type="float" office:value="2959.57301592789" calcext:value-type="float">
            <text:p>2959,5730159279</text:p>
          </table:table-cell>
          <table:table-cell table:style-name="ce16" office:value-type="float" office:value="1693.10501247179" calcext:value-type="float">
            <text:p>1693,1050124718</text:p>
          </table:table-cell>
          <table:table-cell table:style-name="ce16" office:value-type="float" office:value="247.908695467465" calcext:value-type="float">
            <text:p>247,9086954675</text:p>
          </table:table-cell>
          <table:table-cell table:style-name="ce22" office:value-type="float" office:value="177.529208997608" calcext:value-type="float">
            <text:p>177,5292089976</text:p>
          </table:table-cell>
        </table:table-row>
        <table:table-row table:style-name="ro1">
          <table:table-cell table:style-name="ce5" office:value-type="string" calcext:value-type="string">
            <text:p>Gesamt Ergebnis</text:p>
          </table:table-cell>
          <table:table-cell table:style-name="ce11" office:value-type="float" office:value="623.960259674405" calcext:value-type="float">
            <text:p>623,9602596744</text:p>
          </table:table-cell>
          <table:table-cell table:style-name="ce17" office:value-type="float" office:value="556.527026852456" calcext:value-type="float">
            <text:p>556,5270268525</text:p>
          </table:table-cell>
          <table:table-cell table:style-name="ce17" office:value-type="float" office:value="33.5765780891347" calcext:value-type="float">
            <text:p>33,5765780891</text:p>
          </table:table-cell>
          <table:table-cell table:style-name="ce23" office:value-type="float" office:value="33.5765780891347" calcext:value-type="float">
            <text:p>33,5765780891</text:p>
          </table:table-cell>
        </table:table-row>
      </table:table>
      <table:named-expressions/>
      <table:data-pilot-tables>
        <table:data-pilot-table table:name="DataPilot2" table:application-data="" table:target-range-address="'Pivot-Tabelle_dataset_2'.A1:'Pivot-Tabelle_dataset_2'.E9" table:buttons="'Pivot-Tabelle_dataset_2'.A2 'Pivot-Tabelle_dataset_2'.B1" table:show-filter-button="false" table:drill-down-on-double-click="false">
          <table:source-cell-range table:cell-range-address="dataset.A1:dataset.K503"/>
          <table:data-pilot-field table:source-field-name="Daten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ataset" table:orientation="row" table:used-hierarchy="0" table:function="auto">
            <table:data-pilot-level table:show-empty="false" calcext:repeat-item-labels="false">
              <table:data-pilot-members>
                <table:data-pilot-member table:name="skas_4" table:display="true" table:show-details="true"/>
                <table:data-pilot-member table:name="skas_4s" table:display="true" table:show-details="true"/>
                <table:data-pilot-member table:name="skas_4s+" table:display="true" table:show-details="true"/>
                <table:data-pilot-member table:name="skas_6" table:display="true" table:show-details="true"/>
                <table:data-pilot-member table:name="skas_6s" table:display="true" table:show-details="true"/>
                <table:data-pilot-member table:name="skas_6s+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_costs" table:orientation="data" table:used-hierarchy="0" table:function="min">
            <table:data-pilot-level table:show-empty="false" calcext:repeat-item-labels="false">
              <table:data-pilot-members>
                <table:data-pilot-member table:name="623,9602596744" table:display="true" table:show-details="true"/>
                <table:data-pilot-member table:name="704,350631278" table:display="true" table:show-details="true"/>
                <table:data-pilot-member table:name="766" table:display="true" table:show-details="true"/>
                <table:data-pilot-member table:name="814,3100628753" table:display="true" table:show-details="true"/>
                <table:data-pilot-member table:name="868,8722825825" table:display="true" table:show-details="true"/>
                <table:data-pilot-member table:name="917,3913584091" table:display="true" table:show-details="true"/>
                <table:data-pilot-member table:name="948,2140409744" table:display="true" table:show-details="true"/>
                <table:data-pilot-member table:name="959,0159242081" table:display="true" table:show-details="true"/>
                <table:data-pilot-member table:name="974,3077752026" table:display="true" table:show-details="true"/>
                <table:data-pilot-member table:name="977,7612844361" table:display="true" table:show-details="true"/>
                <table:data-pilot-member table:name="1005,594430694" table:display="true" table:show-details="true"/>
                <table:data-pilot-member table:name="1007,9015169084" table:display="true" table:show-details="true"/>
                <table:data-pilot-member table:name="1028,7902973397" table:display="true" table:show-details="true"/>
                <table:data-pilot-member table:name="1034,2966499271" table:display="true" table:show-details="true"/>
                <table:data-pilot-member table:name="1049,8593790865" table:display="true" table:show-details="true"/>
                <table:data-pilot-member table:name="1058,1665510864" table:display="true" table:show-details="true"/>
                <table:data-pilot-member table:name="1085,9012102346" table:display="true" table:show-details="true"/>
                <table:data-pilot-member table:name="1101,2259626261" table:display="true" table:show-details="true"/>
                <table:data-pilot-member table:name="1111,3994497926" table:display="true" table:show-details="true"/>
                <table:data-pilot-member table:name="1159,7651633999" table:display="true" table:show-details="true"/>
                <table:data-pilot-member table:name="1169,0201066071" table:display="true" table:show-details="true"/>
                <table:data-pilot-member table:name="1182,6489517987" table:display="true" table:show-details="true"/>
                <table:data-pilot-member table:name="1197,5278637043" table:display="true" table:show-details="true"/>
                <table:data-pilot-member table:name="1210,3479788779" table:display="true" table:show-details="true"/>
                <table:data-pilot-member table:name="1213,644110012" table:display="true" table:show-details="true"/>
                <table:data-pilot-member table:name="1244" table:display="true" table:show-details="true"/>
                <table:data-pilot-member table:name="1258,0800396697" table:display="true" table:show-details="true"/>
                <table:data-pilot-member table:name="1266,1331408279" table:display="true" table:show-details="true"/>
                <table:data-pilot-member table:name="1267,5392977126" table:display="true" table:show-details="true"/>
                <table:data-pilot-member table:name="1274,2725253422" table:display="true" table:show-details="true"/>
                <table:data-pilot-member table:name="1308,5406412794" table:display="true" table:show-details="true"/>
                <table:data-pilot-member table:name="1318,0480799202" table:display="true" table:show-details="true"/>
                <table:data-pilot-member table:name="1351,5310617271" table:display="true" table:show-details="true"/>
                <table:data-pilot-member table:name="1354,2426152428" table:display="true" table:show-details="true"/>
                <table:data-pilot-member table:name="1372,2051841941" table:display="true" table:show-details="true"/>
                <table:data-pilot-member table:name="1385,6775574224" table:display="true" table:show-details="true"/>
                <table:data-pilot-member table:name="1387" table:display="true" table:show-details="true"/>
                <table:data-pilot-member table:name="1388" table:display="true" table:show-details="true"/>
                <table:data-pilot-member table:name="1393,7195365749" table:display="true" table:show-details="true"/>
                <table:data-pilot-member table:name="1416" table:display="true" table:show-details="true"/>
                <table:data-pilot-member table:name="1422,8805209471" table:display="true" table:show-details="true"/>
                <table:data-pilot-member table:name="1432,3904356408" table:display="true" table:show-details="true"/>
                <table:data-pilot-member table:name="1433,2890135738" table:display="true" table:show-details="true"/>
                <table:data-pilot-member table:name="1440,1240344489" table:display="true" table:show-details="true"/>
                <table:data-pilot-member table:name="1447,6972616383" table:display="true" table:show-details="true"/>
                <table:data-pilot-member table:name="1449,6839709333" table:display="true" table:show-details="true"/>
                <table:data-pilot-member table:name="1458,4449280493" table:display="true" table:show-details="true"/>
                <table:data-pilot-member table:name="1475,9901143857" table:display="true" table:show-details="true"/>
                <table:data-pilot-member table:name="1481,3821406323" table:display="true" table:show-details="true"/>
                <table:data-pilot-member table:name="1513,5759462649" table:display="true" table:show-details="true"/>
                <table:data-pilot-member table:name="1529,5424740983" table:display="true" table:show-details="true"/>
                <table:data-pilot-member table:name="1532,0879902874" table:display="true" table:show-details="true"/>
                <table:data-pilot-member table:name="1533,0560584831" table:display="true" table:show-details="true"/>
                <table:data-pilot-member table:name="1536,0370544139" table:display="true" table:show-details="true"/>
                <table:data-pilot-member table:name="1554,0655533025" table:display="true" table:show-details="true"/>
                <table:data-pilot-member table:name="1555,0965108403" table:display="true" table:show-details="true"/>
                <table:data-pilot-member table:name="1562,3255431685" table:display="true" table:show-details="true"/>
                <table:data-pilot-member table:name="1562,685074696" table:display="true" table:show-details="true"/>
                <table:data-pilot-member table:name="1590,5597813205" table:display="true" table:show-details="true"/>
                <table:data-pilot-member table:name="1609,1241750764" table:display="true" table:show-details="true"/>
                <table:data-pilot-member table:name="1622,1420568926" table:display="true" table:show-details="true"/>
                <table:data-pilot-member table:name="1622,8289582352" table:display="true" table:show-details="true"/>
                <table:data-pilot-member table:name="1625" table:display="true" table:show-details="true"/>
                <table:data-pilot-member table:name="1629,6166066109" table:display="true" table:show-details="true"/>
                <table:data-pilot-member table:name="1663,0104223583" table:display="true" table:show-details="true"/>
                <table:data-pilot-member table:name="1669" table:display="true" table:show-details="true"/>
                <table:data-pilot-member table:name="1674" table:display="true" table:show-details="true"/>
                <table:data-pilot-member table:name="1683,8819762492" table:display="true" table:show-details="true"/>
                <table:data-pilot-member table:name="1693,9024525611" table:display="true" table:show-details="true"/>
                <table:data-pilot-member table:name="1695,3611128241" table:display="true" table:show-details="true"/>
                <table:data-pilot-member table:name="1701,3614057784" table:display="true" table:show-details="true"/>
                <table:data-pilot-member table:name="1707,9764654162" table:display="true" table:show-details="true"/>
                <table:data-pilot-member table:name="1716,6070281278" table:display="true" table:show-details="true"/>
                <table:data-pilot-member table:name="1720,9898333248" table:display="true" table:show-details="true"/>
                <table:data-pilot-member table:name="1725,9397045978" table:display="true" table:show-details="true"/>
                <table:data-pilot-member table:name="1734,026649058" table:display="true" table:show-details="true"/>
                <table:data-pilot-member table:name="1741,974729201" table:display="true" table:show-details="true"/>
                <table:data-pilot-member table:name="1754,3145236728" table:display="true" table:show-details="true"/>
                <table:data-pilot-member table:name="1754,5283600365" table:display="true" table:show-details="true"/>
                <table:data-pilot-member table:name="1755,5386760162" table:display="true" table:show-details="true"/>
                <table:data-pilot-member table:name="1760,6195240627" table:display="true" table:show-details="true"/>
                <table:data-pilot-member table:name="1771" table:display="true" table:show-details="true"/>
                <table:data-pilot-member table:name="1780,3929380474" table:display="true" table:show-details="true"/>
                <table:data-pilot-member table:name="1782,3820773455" table:display="true" table:show-details="true"/>
                <table:data-pilot-member table:name="1806,3177038141" table:display="true" table:show-details="true"/>
                <table:data-pilot-member table:name="1824,8491133979" table:display="true" table:show-details="true"/>
                <table:data-pilot-member table:name="1830,8296218351" table:display="true" table:show-details="true"/>
                <table:data-pilot-member table:name="1831,7391707221" table:display="true" table:show-details="true"/>
                <table:data-pilot-member table:name="1841,3725820409" table:display="true" table:show-details="true"/>
                <table:data-pilot-member table:name="1847,9405592545" table:display="true" table:show-details="true"/>
                <table:data-pilot-member table:name="1849,6415194095" table:display="true" table:show-details="true"/>
                <table:data-pilot-member table:name="1851" table:display="true" table:show-details="true"/>
                <table:data-pilot-member table:name="1855,6374420449" table:display="true" table:show-details="true"/>
                <table:data-pilot-member table:name="1865,4206596967" table:display="true" table:show-details="true"/>
                <table:data-pilot-member table:name="1876,1270375446" table:display="true" table:show-details="true"/>
                <table:data-pilot-member table:name="1892,8872284556" table:display="true" table:show-details="true"/>
                <table:data-pilot-member table:name="1904,0779206614" table:display="true" table:show-details="true"/>
                <table:data-pilot-member table:name="1904,8576284721" table:display="true" table:show-details="true"/>
                <table:data-pilot-member table:name="1913,9007888605" table:display="true" table:show-details="true"/>
                <table:data-pilot-member table:name="1924,0399353468" table:display="true" table:show-details="true"/>
                <table:data-pilot-member table:name="1925,548905953" table:display="true" table:show-details="true"/>
                <table:data-pilot-member table:name="1925,744565165" table:display="true" table:show-details="true"/>
                <table:data-pilot-member table:name="1935,6203608973" table:display="true" table:show-details="true"/>
                <table:data-pilot-member table:name="1941,644110012" table:display="true" table:show-details="true"/>
                <table:data-pilot-member table:name="1945,744565165" table:display="true" table:show-details="true"/>
                <table:data-pilot-member table:name="1947,1735982793" table:display="true" table:show-details="true"/>
                <table:data-pilot-member table:name="1950,8440412781" table:display="true" table:show-details="true"/>
                <table:data-pilot-member table:name="1957,0719684111" table:display="true" table:show-details="true"/>
                <table:data-pilot-member table:name="1964,8692133138" table:display="true" table:show-details="true"/>
                <table:data-pilot-member table:name="1973,1966632647" table:display="true" table:show-details="true"/>
                <table:data-pilot-member table:name="1973,7351784439" table:display="true" table:show-details="true"/>
                <table:data-pilot-member table:name="1980,0395489872" table:display="true" table:show-details="true"/>
                <table:data-pilot-member table:name="1998,4987450123" table:display="true" table:show-details="true"/>
                <table:data-pilot-member table:name="2001,8689042296" table:display="true" table:show-details="true"/>
                <table:data-pilot-member table:name="2004" table:display="true" table:show-details="true"/>
                <table:data-pilot-member table:name="2004,8148988319" table:display="true" table:show-details="true"/>
                <table:data-pilot-member table:name="2005,5432541704" table:display="true" table:show-details="true"/>
                <table:data-pilot-member table:name="2011,0486145422" table:display="true" table:show-details="true"/>
                <table:data-pilot-member table:name="2015,3429370552" table:display="true" table:show-details="true"/>
                <table:data-pilot-member table:name="2019,9277003469" table:display="true" table:show-details="true"/>
                <table:data-pilot-member table:name="2028,0520211085" table:display="true" table:show-details="true"/>
                <table:data-pilot-member table:name="2029" table:display="true" table:show-details="true"/>
                <table:data-pilot-member table:name="2032,9505704896" table:display="true" table:show-details="true"/>
                <table:data-pilot-member table:name="2046,3002099975" table:display="true" table:show-details="true"/>
                <table:data-pilot-member table:name="2058,6375036456" table:display="true" table:show-details="true"/>
                <table:data-pilot-member table:name="2060" table:display="true" table:show-details="true"/>
                <table:data-pilot-member table:name="2061,6239856426" table:display="true" table:show-details="true"/>
                <table:data-pilot-member table:name="2065,8099364475" table:display="true" table:show-details="true"/>
                <table:data-pilot-member table:name="2071,8314751887" table:display="true" table:show-details="true"/>
                <table:data-pilot-member table:name="2087,4919793632" table:display="true" table:show-details="true"/>
                <table:data-pilot-member table:name="2091,934878701" table:display="true" table:show-details="true"/>
                <table:data-pilot-member table:name="2096,5592869342" table:display="true" table:show-details="true"/>
                <table:data-pilot-member table:name="2096,9472891949" table:display="true" table:show-details="true"/>
                <table:data-pilot-member table:name="2104,2565231378" table:display="true" table:show-details="true"/>
                <table:data-pilot-member table:name="2107,6160114762" table:display="true" table:show-details="true"/>
                <table:data-pilot-member table:name="2110,6362626711" table:display="true" table:show-details="true"/>
                <table:data-pilot-member table:name="2117,2207765611" table:display="true" table:show-details="true"/>
                <table:data-pilot-member table:name="2117,9019513593" table:display="true" table:show-details="true"/>
                <table:data-pilot-member table:name="2132,6806246642" table:display="true" table:show-details="true"/>
                <table:data-pilot-member table:name="2134,4033174866" table:display="true" table:show-details="true"/>
                <table:data-pilot-member table:name="2136,6525365565" table:display="true" table:show-details="true"/>
                <table:data-pilot-member table:name="2140,6133319407" table:display="true" table:show-details="true"/>
                <table:data-pilot-member table:name="2150,3949722147" table:display="true" table:show-details="true"/>
                <table:data-pilot-member table:name="2156,1468640451" table:display="true" table:show-details="true"/>
                <table:data-pilot-member table:name="2160,524758425" table:display="true" table:show-details="true"/>
                <table:data-pilot-member table:name="2168,0895108558" table:display="true" table:show-details="true"/>
                <table:data-pilot-member table:name="2170,3759975111" table:display="true" table:show-details="true"/>
                <table:data-pilot-member table:name="2171" table:display="true" table:show-details="true"/>
                <table:data-pilot-member table:name="2173,58982837" table:display="true" table:show-details="true"/>
                <table:data-pilot-member table:name="2174,0157795798" table:display="true" table:show-details="true"/>
                <table:data-pilot-member table:name="2178,2666615377" table:display="true" table:show-details="true"/>
                <table:data-pilot-member table:name="2182,3190771236" table:display="true" table:show-details="true"/>
                <table:data-pilot-member table:name="2243,1016091646" table:display="true" table:show-details="true"/>
                <table:data-pilot-member table:name="2244,0531369221" table:display="true" table:show-details="true"/>
                <table:data-pilot-member table:name="2247,3612361738" table:display="true" table:show-details="true"/>
                <table:data-pilot-member table:name="2254,4428465934" table:display="true" table:show-details="true"/>
                <table:data-pilot-member table:name="2257,4088587637" table:display="true" table:show-details="true"/>
                <table:data-pilot-member table:name="2269,6261754452" table:display="true" table:show-details="true"/>
                <table:data-pilot-member table:name="2293,7623636306" table:display="true" table:show-details="true"/>
                <table:data-pilot-member table:name="2294,7113409116" table:display="true" table:show-details="true"/>
                <table:data-pilot-member table:name="2301,1453682498" table:display="true" table:show-details="true"/>
                <table:data-pilot-member table:name="2301,6087214122" table:display="true" table:show-details="true"/>
                <table:data-pilot-member table:name="2303,2272075464" table:display="true" table:show-details="true"/>
                <table:data-pilot-member table:name="2310,6034997048" table:display="true" table:show-details="true"/>
                <table:data-pilot-member table:name="2321,6405876799" table:display="true" table:show-details="true"/>
                <table:data-pilot-member table:name="2341,5119703372" table:display="true" table:show-details="true"/>
                <table:data-pilot-member table:name="2372,686328129" table:display="true" table:show-details="true"/>
                <table:data-pilot-member table:name="2379,4083748476" table:display="true" table:show-details="true"/>
                <table:data-pilot-member table:name="2384,9373061159" table:display="true" table:show-details="true"/>
                <table:data-pilot-member table:name="2388,4617097107" table:display="true" table:show-details="true"/>
                <table:data-pilot-member table:name="2428,8722825825" table:display="true" table:show-details="true"/>
                <table:data-pilot-member table:name="2446,4121042898" table:display="true" table:show-details="true"/>
                <table:data-pilot-member table:name="2465,744565165" table:display="true" table:show-details="true"/>
                <table:data-pilot-member table:name="2470,5830629374" table:display="true" table:show-details="true"/>
                <table:data-pilot-member table:name="2474" table:display="true" table:show-details="true"/>
                <table:data-pilot-member table:name="2477,2565602326" table:display="true" table:show-details="true"/>
                <table:data-pilot-member table:name="2496,0441510908" table:display="true" table:show-details="true"/>
                <table:data-pilot-member table:name="2498,4902580942" table:display="true" table:show-details="true"/>
                <table:data-pilot-member table:name="2499" table:display="true" table:show-details="true"/>
                <table:data-pilot-member table:name="2501,6250804728" table:display="true" table:show-details="true"/>
                <table:data-pilot-member table:name="2503" table:display="true" table:show-details="true"/>
                <table:data-pilot-member table:name="2507,7010627133" table:display="true" table:show-details="true"/>
                <table:data-pilot-member table:name="2515,5856099731" table:display="true" table:show-details="true"/>
                <table:data-pilot-member table:name="2516,4454281319" table:display="true" table:show-details="true"/>
                <table:data-pilot-member table:name="2522,6131056587" table:display="true" table:show-details="true"/>
                <table:data-pilot-member table:name="2535,9694029568" table:display="true" table:show-details="true"/>
                <table:data-pilot-member table:name="2539,2234925906" table:display="true" table:show-details="true"/>
                <table:data-pilot-member table:name="2542" table:display="true" table:show-details="true"/>
                <table:data-pilot-member table:name="2564,8722825825" table:display="true" table:show-details="true"/>
                <table:data-pilot-member table:name="2587,5916458483" table:display="true" table:show-details="true"/>
                <table:data-pilot-member table:name="2635" table:display="true" table:show-details="true"/>
                <table:data-pilot-member table:name="2638,4003736107" table:display="true" table:show-details="true"/>
                <table:data-pilot-member table:name="2642,0354960087" table:display="true" table:show-details="true"/>
                <table:data-pilot-member table:name="2668,5870838031" table:display="true" table:show-details="true"/>
                <table:data-pilot-member table:name="2675,2234925906" table:display="true" table:show-details="true"/>
                <table:data-pilot-member table:name="2712,7434744254" table:display="true" table:show-details="true"/>
                <table:data-pilot-member table:name="2727,4084671108" table:display="true" table:show-details="true"/>
                <table:data-pilot-member table:name="2728,41248557" table:display="true" table:show-details="true"/>
                <table:data-pilot-member table:name="2754,0752840794" table:display="true" table:show-details="true"/>
                <table:data-pilot-member table:name="2754,3196454014" table:display="true" table:show-details="true"/>
                <table:data-pilot-member table:name="2762,4791244911" table:display="true" table:show-details="true"/>
                <table:data-pilot-member table:name="2767" table:display="true" table:show-details="true"/>
                <table:data-pilot-member table:name="2773,5779303207" table:display="true" table:show-details="true"/>
                <table:data-pilot-member table:name="2784,5911855255" table:display="true" table:show-details="true"/>
                <table:data-pilot-member table:name="2788,0548797619" table:display="true" table:show-details="true"/>
                <table:data-pilot-member table:name="2797,1492435964" table:display="true" table:show-details="true"/>
                <table:data-pilot-member table:name="2800,4593827954" table:display="true" table:show-details="true"/>
                <table:data-pilot-member table:name="2818,04320322" table:display="true" table:show-details="true"/>
                <table:data-pilot-member table:name="2830" table:display="true" table:show-details="true"/>
                <table:data-pilot-member table:name="2881,744565165" table:display="true" table:show-details="true"/>
                <table:data-pilot-member table:name="2881,9501640492" table:display="true" table:show-details="true"/>
                <table:data-pilot-member table:name="2890" table:display="true" table:show-details="true"/>
                <table:data-pilot-member table:name="2895,3831091345" table:display="true" table:show-details="true"/>
                <table:data-pilot-member table:name="2899,53193137" table:display="true" table:show-details="true"/>
                <table:data-pilot-member table:name="2915,0184188775" table:display="true" table:show-details="true"/>
                <table:data-pilot-member table:name="2921,664540117" table:display="true" table:show-details="true"/>
                <table:data-pilot-member table:name="2930,5017760341" table:display="true" table:show-details="true"/>
                <table:data-pilot-member table:name="2947,78771725" table:display="true" table:show-details="true"/>
                <table:data-pilot-member table:name="2949,7069080058" table:display="true" table:show-details="true"/>
                <table:data-pilot-member table:name="2959,5730159279" table:display="true" table:show-details="true"/>
                <table:data-pilot-member table:name="2989,2102481407" table:display="true" table:show-details="true"/>
                <table:data-pilot-member table:name="3016,8833963606" table:display="true" table:show-details="true"/>
                <table:data-pilot-member table:name="3036,5999863267" table:display="true" table:show-details="true"/>
                <table:data-pilot-member table:name="3047,3814916949" table:display="true" table:show-details="true"/>
                <table:data-pilot-member table:name="3055,6767336197" table:display="true" table:show-details="true"/>
                <table:data-pilot-member table:name="3066,1719851451" table:display="true" table:show-details="true"/>
                <table:data-pilot-member table:name="3074,8935798718" table:display="true" table:show-details="true"/>
                <table:data-pilot-member table:name="3087,4208821244" table:display="true" table:show-details="true"/>
                <table:data-pilot-member table:name="3121,744565165" table:display="true" table:show-details="true"/>
                <table:data-pilot-member table:name="3125,6345334875" table:display="true" table:show-details="true"/>
                <table:data-pilot-member table:name="3128,7969009337" table:display="true" table:show-details="true"/>
                <table:data-pilot-member table:name="3131,1009456904" table:display="true" table:show-details="true"/>
                <table:data-pilot-member table:name="3136,4798841237" table:display="true" table:show-details="true"/>
                <table:data-pilot-member table:name="3137,1087677353" table:display="true" table:show-details="true"/>
                <table:data-pilot-member table:name="3139,0934543969" table:display="true" table:show-details="true"/>
                <table:data-pilot-member table:name="3201,6045383565" table:display="true" table:show-details="true"/>
                <table:data-pilot-member table:name="3210,4719859698" table:display="true" table:show-details="true"/>
                <table:data-pilot-member table:name="3220,8714258352" table:display="true" table:show-details="true"/>
                <table:data-pilot-member table:name="3241" table:display="true" table:show-details="true"/>
                <table:data-pilot-member table:name="3255,9685767601" table:display="true" table:show-details="true"/>
                <table:data-pilot-member table:name="3262,3526073457" table:display="true" table:show-details="true"/>
                <table:data-pilot-member table:name="3304" table:display="true" table:show-details="true"/>
                <table:data-pilot-member table:name="3313,6994387547" table:display="true" table:show-details="true"/>
                <table:data-pilot-member table:name="3320,469447033" table:display="true" table:show-details="true"/>
                <table:data-pilot-member table:name="3330,5041075511" table:display="true" table:show-details="true"/>
                <table:data-pilot-member table:name="3349,4618629567" table:display="true" table:show-details="true"/>
                <table:data-pilot-member table:name="3388,7488460672" table:display="true" table:show-details="true"/>
                <table:data-pilot-member table:name="3407" table:display="true" table:show-details="true"/>
                <table:data-pilot-member table:name="3412,7060626928" table:display="true" table:show-details="true"/>
                <table:data-pilot-member table:name="3441,8121168036" table:display="true" table:show-details="true"/>
                <table:data-pilot-member table:name="3452,0997927431" table:display="true" table:show-details="true"/>
                <table:data-pilot-member table:name="3452,9220145231" table:display="true" table:show-details="true"/>
                <table:data-pilot-member table:name="3463,7535133701" table:display="true" table:show-details="true"/>
                <table:data-pilot-member table:name="3470" table:display="true" table:show-details="true"/>
                <table:data-pilot-member table:name="3499,4327931312" table:display="true" table:show-details="true"/>
                <table:data-pilot-member table:name="3499,8447582444" table:display="true" table:show-details="true"/>
                <table:data-pilot-member table:name="3501,9237536718" table:display="true" table:show-details="true"/>
                <table:data-pilot-member table:name="3514,4495860218" table:display="true" table:show-details="true"/>
                <table:data-pilot-member table:name="3519,1856816493" table:display="true" table:show-details="true"/>
                <table:data-pilot-member table:name="3519,3568834197" table:display="true" table:show-details="true"/>
                <table:data-pilot-member table:name="3527,6855028286" table:display="true" table:show-details="true"/>
                <table:data-pilot-member table:name="3536,5838322634" table:display="true" table:show-details="true"/>
                <table:data-pilot-member table:name="3571,0230496063" table:display="true" table:show-details="true"/>
                <table:data-pilot-member table:name="3578,994100592" table:display="true" table:show-details="true"/>
                <table:data-pilot-member table:name="3591,8660701699" table:display="true" table:show-details="true"/>
                <table:data-pilot-member table:name="3593,0263816162" table:display="true" table:show-details="true"/>
                <table:data-pilot-member table:name="3604,9708734432" table:display="true" table:show-details="true"/>
                <table:data-pilot-member table:name="3611,7364618441" table:display="true" table:show-details="true"/>
                <table:data-pilot-member table:name="3632,0836044857" table:display="true" table:show-details="true"/>
                <table:data-pilot-member table:name="3647,3894203665" table:display="true" table:show-details="true"/>
                <table:data-pilot-member table:name="3661,7652835412" table:display="true" table:show-details="true"/>
                <table:data-pilot-member table:name="3696,573815962" table:display="true" table:show-details="true"/>
                <table:data-pilot-member table:name="3735,4739458797" table:display="true" table:show-details="true"/>
                <table:data-pilot-member table:name="3736,2491503892" table:display="true" table:show-details="true"/>
                <table:data-pilot-member table:name="3753,5588587204" table:display="true" table:show-details="true"/>
                <table:data-pilot-member table:name="3778,1031500959" table:display="true" table:show-details="true"/>
                <table:data-pilot-member table:name="3778,8852013939" table:display="true" table:show-details="true"/>
                <table:data-pilot-member table:name="3788,766162097" table:display="true" table:show-details="true"/>
                <table:data-pilot-member table:name="3811,4376722874" table:display="true" table:show-details="true"/>
                <table:data-pilot-member table:name="3825,0453832741" table:display="true" table:show-details="true"/>
                <table:data-pilot-member table:name="3828,1080351436" table:display="true" table:show-details="true"/>
                <table:data-pilot-member table:name="3839,2120476239" table:display="true" table:show-details="true"/>
                <table:data-pilot-member table:name="3843,0658691186" table:display="true" table:show-details="true"/>
                <table:data-pilot-member table:name="3851,3230995955" table:display="true" table:show-details="true"/>
                <table:data-pilot-member table:name="3854,7919396562" table:display="true" table:show-details="true"/>
                <table:data-pilot-member table:name="3902,2781609618" table:display="true" table:show-details="true"/>
                <table:data-pilot-member table:name="3914,8690047052" table:display="true" table:show-details="true"/>
                <table:data-pilot-member table:name="3915,1980056366" table:display="true" table:show-details="true"/>
                <table:data-pilot-member table:name="3927,8093737975" table:display="true" table:show-details="true"/>
                <table:data-pilot-member table:name="3964,4254769407" table:display="true" table:show-details="true"/>
                <table:data-pilot-member table:name="3966,1384482733" table:display="true" table:show-details="true"/>
                <table:data-pilot-member table:name="3966,867929476" table:display="true" table:show-details="true"/>
                <table:data-pilot-member table:name="3972,0774692231" table:display="true" table:show-details="true"/>
                <table:data-pilot-member table:name="4002,9281246021" table:display="true" table:show-details="true"/>
                <table:data-pilot-member table:name="4012,7721957498" table:display="true" table:show-details="true"/>
                <table:data-pilot-member table:name="4020,9390868014" table:display="true" table:show-details="true"/>
                <table:data-pilot-member table:name="4021,3485953709" table:display="true" table:show-details="true"/>
                <table:data-pilot-member table:name="4031,9175315368" table:display="true" table:show-details="true"/>
                <table:data-pilot-member table:name="4033,8236440248" table:display="true" table:show-details="true"/>
                <table:data-pilot-member table:name="4050,4773110176" table:display="true" table:show-details="true"/>
                <table:data-pilot-member table:name="4057,2325221294" table:display="true" table:show-details="true"/>
                <table:data-pilot-member table:name="4061,3185207381" table:display="true" table:show-details="true"/>
                <table:data-pilot-member table:name="4063,5514235025" table:display="true" table:show-details="true"/>
                <table:data-pilot-member table:name="4073,007012004" table:display="true" table:show-details="true"/>
                <table:data-pilot-member table:name="4073,8717480609" table:display="true" table:show-details="true"/>
                <table:data-pilot-member table:name="4080,0099820623" table:display="true" table:show-details="true"/>
                <table:data-pilot-member table:name="4098,1706052319" table:display="true" table:show-details="true"/>
                <table:data-pilot-member table:name="4116,6500689827" table:display="true" table:show-details="true"/>
                <table:data-pilot-member table:name="4175,4958370943" table:display="true" table:show-details="true"/>
                <table:data-pilot-member table:name="4177,6383762985" table:display="true" table:show-details="true"/>
                <table:data-pilot-member table:name="4195,0033662219" table:display="true" table:show-details="true"/>
                <table:data-pilot-member table:name="4203,2310437268" table:display="true" table:show-details="true"/>
                <table:data-pilot-member table:name="4223,4688531292" table:display="true" table:show-details="true"/>
                <table:data-pilot-member table:name="4302,9142004588" table:display="true" table:show-details="true"/>
                <table:data-pilot-member table:name="4303,3287884539" table:display="true" table:show-details="true"/>
                <table:data-pilot-member table:name="4355,2643155171" table:display="true" table:show-details="true"/>
                <table:data-pilot-member table:name="4395,8278792889" table:display="true" table:show-details="true"/>
                <table:data-pilot-member table:name="4415,0223341643" table:display="true" table:show-details="true"/>
                <table:data-pilot-member table:name="4424,552831157" table:display="true" table:show-details="true"/>
                <table:data-pilot-member table:name="4439,1232451207" table:display="true" table:show-details="true"/>
                <table:data-pilot-member table:name="4453,1335777567" table:display="true" table:show-details="true"/>
                <table:data-pilot-member table:name="4460,5625167696" table:display="true" table:show-details="true"/>
                <table:data-pilot-member table:name="4482,3611024248" table:display="true" table:show-details="true"/>
                <table:data-pilot-member table:name="4491,6865647072" table:display="true" table:show-details="true"/>
                <table:data-pilot-member table:name="4510,9112561752" table:display="true" table:show-details="true"/>
                <table:data-pilot-member table:name="4522,116977562" table:display="true" table:show-details="true"/>
                <table:data-pilot-member table:name="4538,3871515843" table:display="true" table:show-details="true"/>
                <table:data-pilot-member table:name="4549,9206393966" table:display="true" table:show-details="true"/>
                <table:data-pilot-member table:name="4552,2746043247" table:display="true" table:show-details="true"/>
                <table:data-pilot-member table:name="4583,3733854569" table:display="true" table:show-details="true"/>
                <table:data-pilot-member table:name="4615,9100897663" table:display="true" table:show-details="true"/>
                <table:data-pilot-member table:name="4636,6769401088" table:display="true" table:show-details="true"/>
                <table:data-pilot-member table:name="4641,3659156124" table:display="true" table:show-details="true"/>
                <table:data-pilot-member table:name="4662,3803729536" table:display="true" table:show-details="true"/>
                <table:data-pilot-member table:name="4665,0782642187" table:display="true" table:show-details="true"/>
                <table:data-pilot-member table:name="4684,3799025495" table:display="true" table:show-details="true"/>
                <table:data-pilot-member table:name="4699,9954028063" table:display="true" table:show-details="true"/>
                <table:data-pilot-member table:name="4707,0924704501" table:display="true" table:show-details="true"/>
                <table:data-pilot-member table:name="4713,6812452448" table:display="true" table:show-details="true"/>
                <table:data-pilot-member table:name="4719,813914131" table:display="true" table:show-details="true"/>
                <table:data-pilot-member table:name="4738,7742464364" table:display="true" table:show-details="true"/>
                <table:data-pilot-member table:name="4740,0189117161" table:display="true" table:show-details="true"/>
                <table:data-pilot-member table:name="4760,4634088201" table:display="true" table:show-details="true"/>
                <table:data-pilot-member table:name="4761,6458322089" table:display="true" table:show-details="true"/>
                <table:data-pilot-member table:name="4850,4012156514" table:display="true" table:show-details="true"/>
                <table:data-pilot-member table:name="4873,4062656318" table:display="true" table:show-details="true"/>
                <table:data-pilot-member table:name="4885,7270695874" table:display="true" table:show-details="true"/>
                <table:data-pilot-member table:name="4894,3096430331" table:display="true" table:show-details="true"/>
                <table:data-pilot-member table:name="4903,7713935967" table:display="true" table:show-details="true"/>
                <table:data-pilot-member table:name="4903,9925965606" table:display="true" table:show-details="true"/>
                <table:data-pilot-member table:name="4915,8386483858" table:display="true" table:show-details="true"/>
                <table:data-pilot-member table:name="4918,061620014" table:display="true" table:show-details="true"/>
                <table:data-pilot-member table:name="4933,9847908158" table:display="true" table:show-details="true"/>
                <table:data-pilot-member table:name="4940,6491530992" table:display="true" table:show-details="true"/>
                <table:data-pilot-member table:name="4971,3432562999" table:display="true" table:show-details="true"/>
                <table:data-pilot-member table:name="5005,5853893006" table:display="true" table:show-details="true"/>
                <table:data-pilot-member table:name="5027,0129681401" table:display="true" table:show-details="true"/>
                <table:data-pilot-member table:name="5039,6343928688" table:display="true" table:show-details="true"/>
                <table:data-pilot-member table:name="5042,8380856123" table:display="true" table:show-details="true"/>
                <table:data-pilot-member table:name="5071,6875043639" table:display="true" table:show-details="true"/>
                <table:data-pilot-member table:name="5074,3838378775" table:display="true" table:show-details="true"/>
                <table:data-pilot-member table:name="5080,9617760126" table:display="true" table:show-details="true"/>
                <table:data-pilot-member table:name="5089,1403937201" table:display="true" table:show-details="true"/>
                <table:data-pilot-member table:name="5114,7641935665" table:display="true" table:show-details="true"/>
                <table:data-pilot-member table:name="5132,4808810657" table:display="true" table:show-details="true"/>
                <table:data-pilot-member table:name="5135,1298356481" table:display="true" table:show-details="true"/>
                <table:data-pilot-member table:name="5136,6893579118" table:display="true" table:show-details="true"/>
                <table:data-pilot-member table:name="5144,0627097575" table:display="true" table:show-details="true"/>
                <table:data-pilot-member table:name="5151,9482275068" table:display="true" table:show-details="true"/>
                <table:data-pilot-member table:name="5159,1861789351" table:display="true" table:show-details="true"/>
                <table:data-pilot-member table:name="5227,8955294093" table:display="true" table:show-details="true"/>
                <table:data-pilot-member table:name="5243,7361326671" table:display="true" table:show-details="true"/>
                <table:data-pilot-member table:name="5248,8211709471" table:display="true" table:show-details="true"/>
                <table:data-pilot-member table:name="5280,3841208846" table:display="true" table:show-details="true"/>
                <table:data-pilot-member table:name="5291,9836200668" table:display="true" table:show-details="true"/>
                <table:data-pilot-member table:name="5294,1417192066" table:display="true" table:show-details="true"/>
                <table:data-pilot-member table:name="5318" table:display="true" table:show-details="true"/>
                <table:data-pilot-member table:name="5336,0314193925" table:display="true" table:show-details="true"/>
                <table:data-pilot-member table:name="5347,0309645693" table:display="true" table:show-details="true"/>
                <table:data-pilot-member table:name="5356,8383550476" table:display="true" table:show-details="true"/>
                <table:data-pilot-member table:name="5371,0419193747" table:display="true" table:show-details="true"/>
                <table:data-pilot-member table:name="5383,4305168527" table:display="true" table:show-details="true"/>
                <table:data-pilot-member table:name="5391,5168771933" table:display="true" table:show-details="true"/>
                <table:data-pilot-member table:name="5435,0055427445" table:display="true" table:show-details="true"/>
                <table:data-pilot-member table:name="5439" table:display="true" table:show-details="true"/>
                <table:data-pilot-member table:name="5445,0036106708" table:display="true" table:show-details="true"/>
                <table:data-pilot-member table:name="5526,522084767" table:display="true" table:show-details="true"/>
                <table:data-pilot-member table:name="5528,8919931985" table:display="true" table:show-details="true"/>
                <table:data-pilot-member table:name="5542,5507097538" table:display="true" table:show-details="true"/>
                <table:data-pilot-member table:name="5553,4830019593" table:display="true" table:show-details="true"/>
                <table:data-pilot-member table:name="5554,2207750366" table:display="true" table:show-details="true"/>
                <table:data-pilot-member table:name="5555,3831653347" table:display="true" table:show-details="true"/>
                <table:data-pilot-member table:name="5562,3186991466" table:display="true" table:show-details="true"/>
                <table:data-pilot-member table:name="5566,912839365" table:display="true" table:show-details="true"/>
                <table:data-pilot-member table:name="5568,80498088" table:display="true" table:show-details="true"/>
                <table:data-pilot-member table:name="5584,6289359802" table:display="true" table:show-details="true"/>
                <table:data-pilot-member table:name="5619,2947151775" table:display="true" table:show-details="true"/>
                <table:data-pilot-member table:name="5622,3382288463" table:display="true" table:show-details="true"/>
                <table:data-pilot-member table:name="5629,3093147962" table:display="true" table:show-details="true"/>
                <table:data-pilot-member table:name="5649,812660376" table:display="true" table:show-details="true"/>
                <table:data-pilot-member table:name="5664,703054185" table:display="true" table:show-details="true"/>
                <table:data-pilot-member table:name="5668,0185631899" table:display="true" table:show-details="true"/>
                <table:data-pilot-member table:name="5694,3265516439" table:display="true" table:show-details="true"/>
                <table:data-pilot-member table:name="5712,8600316184" table:display="true" table:show-details="true"/>
                <table:data-pilot-member table:name="5718,4021730729" table:display="true" table:show-details="true"/>
                <table:data-pilot-member table:name="5719,0606870546" table:display="true" table:show-details="true"/>
                <table:data-pilot-member table:name="5743,722668778" table:display="true" table:show-details="true"/>
                <table:data-pilot-member table:name="5809,3102879386" table:display="true" table:show-details="true"/>
                <table:data-pilot-member table:name="5873,4535856211" table:display="true" table:show-details="true"/>
                <table:data-pilot-member table:name="5891,0641837781" table:display="true" table:show-details="true"/>
                <table:data-pilot-member table:name="5910,102674934" table:display="true" table:show-details="true"/>
                <table:data-pilot-member table:name="5945,2185815807" table:display="true" table:show-details="true"/>
                <table:data-pilot-member table:name="5966,5350943506" table:display="true" table:show-details="true"/>
                <table:data-pilot-member table:name="5990,1187493014" table:display="true" table:show-details="true"/>
                <table:data-pilot-member table:name="6024,7794363349" table:display="true" table:show-details="true"/>
                <table:data-pilot-member table:name="6040,5925790706" table:display="true" table:show-details="true"/>
                <table:data-pilot-member table:name="6061,7036927949" table:display="true" table:show-details="true"/>
                <table:data-pilot-member table:name="6072,0992381433" table:display="true" table:show-details="true"/>
                <table:data-pilot-member table:name="6097,2248762412" table:display="true" table:show-details="true"/>
                <table:data-pilot-member table:name="6104,2224439947" table:display="true" table:show-details="true"/>
                <table:data-pilot-member table:name="6152,8784083041" table:display="true" table:show-details="true"/>
                <table:data-pilot-member table:name="6169,3446217222" table:display="true" table:show-details="true"/>
                <table:data-pilot-member table:name="6183,5337775899" table:display="true" table:show-details="true"/>
                <table:data-pilot-member table:name="6273,278340543" table:display="true" table:show-details="true"/>
                <table:data-pilot-member table:name="6300,6728462536" table:display="true" table:show-details="true"/>
                <table:data-pilot-member table:name="6342,799601678" table:display="true" table:show-details="true"/>
                <table:data-pilot-member table:name="6355,6280137998" table:display="true" table:show-details="true"/>
                <table:data-pilot-member table:name="6424,6681793127" table:display="true" table:show-details="true"/>
                <table:data-pilot-member table:name="6486,7551815334" table:display="true" table:show-details="true"/>
                <table:data-pilot-member table:name="6503,4066015567" table:display="true" table:show-details="true"/>
                <table:data-pilot-member table:name="6592,2056028687" table:display="true" table:show-details="true"/>
                <table:data-pilot-member table:name="6619,2682071114" table:display="true" table:show-details="true"/>
                <table:data-pilot-member table:name="6763,0258949723" table:display="true" table:show-details="true"/>
                <table:data-pilot-member table:name="6809,4980116661" table:display="true" table:show-details="true"/>
                <table:data-pilot-member table:name="6824,4948323434" table:display="true" table:show-details="true"/>
                <table:data-pilot-member table:name="6863,8428259182" table:display="true" table:show-details="true"/>
                <table:data-pilot-member table:name="6934,8677018615" table:display="true" table:show-details="true"/>
                <table:data-pilot-member table:name="6958,620850191" table:display="true" table:show-details="true"/>
                <table:data-pilot-member table:name="7000,3707754865" table:display="true" table:show-details="true"/>
                <table:data-pilot-member table:name="7352,9210525367" table:display="true" table:show-details="true"/>
                <table:data-pilot-member table:name="7522,4292212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costs" table:orientation="data" table:used-hierarchy="0" table:function="min">
            <table:data-pilot-level table:show-empty="false" calcext:repeat-item-labels="false">
              <table:data-pilot-members>
                <table:data-pilot-member table:name="556,5270268525" table:display="true" table:show-details="true"/>
                <table:data-pilot-member table:name="623,9602596744" table:display="true" table:show-details="true"/>
                <table:data-pilot-member table:name="647,0856839282" table:display="true" table:show-details="true"/>
                <table:data-pilot-member table:name="704,350631278" table:display="true" table:show-details="true"/>
                <table:data-pilot-member table:name="763,0990929832" table:display="true" table:show-details="true"/>
                <table:data-pilot-member table:name="766" table:display="true" table:show-details="true"/>
                <table:data-pilot-member table:name="802,3097764307" table:display="true" table:show-details="true"/>
                <table:data-pilot-member table:name="836" table:display="true" table:show-details="true"/>
                <table:data-pilot-member table:name="868,8722825825" table:display="true" table:show-details="true"/>
                <table:data-pilot-member table:name="875,199969459" table:display="true" table:show-details="true"/>
                <table:data-pilot-member table:name="894,8013732677" table:display="true" table:show-details="true"/>
                <table:data-pilot-member table:name="948,2140409744" table:display="true" table:show-details="true"/>
                <table:data-pilot-member table:name="1007,9015169084" table:display="true" table:show-details="true"/>
                <table:data-pilot-member table:name="1033,1665510864" table:display="true" table:show-details="true"/>
                <table:data-pilot-member table:name="1086,3994497926" table:display="true" table:show-details="true"/>
                <table:data-pilot-member table:name="1099" table:display="true" table:show-details="true"/>
                <table:data-pilot-member table:name="1191,5223349985" table:display="true" table:show-details="true"/>
                <table:data-pilot-member table:name="1209" table:display="true" table:show-details="true"/>
                <table:data-pilot-member table:name="1334,339367099" table:display="true" table:show-details="true"/>
                <table:data-pilot-member table:name="1429,6362626711" table:display="true" table:show-details="true"/>
                <table:data-pilot-member table:name="1430,2666810843" table:display="true" table:show-details="true"/>
                <table:data-pilot-member table:name="1503,068538609" table:display="true" table:show-details="true"/>
                <table:data-pilot-member table:name="1534,7819545291" table:display="true" table:show-details="true"/>
                <table:data-pilot-member table:name="1555,6819426549" table:display="true" table:show-details="true"/>
                <table:data-pilot-member table:name="1571,7145962886" table:display="true" table:show-details="true"/>
                <table:data-pilot-member table:name="1576,937012401" table:display="true" table:show-details="true"/>
                <table:data-pilot-member table:name="1590,8131784037" table:display="true" table:show-details="true"/>
                <table:data-pilot-member table:name="1594,5595060841" table:display="true" table:show-details="true"/>
                <table:data-pilot-member table:name="1621,2357993587" table:display="true" table:show-details="true"/>
                <table:data-pilot-member table:name="1679,7014878456" table:display="true" table:show-details="true"/>
                <table:data-pilot-member table:name="1680,8403633681" table:display="true" table:show-details="true"/>
                <table:data-pilot-member table:name="1691,6269499509" table:display="true" table:show-details="true"/>
                <table:data-pilot-member table:name="1693,1050124718" table:display="true" table:show-details="true"/>
                <table:data-pilot-member table:name="1696,9040174846" table:display="true" table:show-details="true"/>
                <table:data-pilot-member table:name="1710,628086023" table:display="true" table:show-details="true"/>
                <table:data-pilot-member table:name="1735,1527280693" table:display="true" table:show-details="true"/>
                <table:data-pilot-member table:name="1761,5769257087" table:display="true" table:show-details="true"/>
                <table:data-pilot-member table:name="1791,5682652136" table:display="true" table:show-details="true"/>
                <table:data-pilot-member table:name="1793,9455187574" table:display="true" table:show-details="true"/>
                <table:data-pilot-member table:name="1803,8547515287" table:display="true" table:show-details="true"/>
                <table:data-pilot-member table:name="1840,1882600814" table:display="true" table:show-details="true"/>
                <table:data-pilot-member table:name="1857,0143273657" table:display="true" table:show-details="true"/>
                <table:data-pilot-member table:name="1860,7352414826" table:display="true" table:show-details="true"/>
                <table:data-pilot-member table:name="1868,3600287635" table:display="true" table:show-details="true"/>
                <table:data-pilot-member table:name="1889,6290614469" table:display="true" table:show-details="true"/>
                <table:data-pilot-member table:name="1920,1154376369" table:display="true" table:show-details="true"/>
                <table:data-pilot-member table:name="1921,2914293579" table:display="true" table:show-details="true"/>
                <table:data-pilot-member table:name="1941,644110012" table:display="true" table:show-details="true"/>
                <table:data-pilot-member table:name="1947,941125497" table:display="true" table:show-details="true"/>
                <table:data-pilot-member table:name="1953,1973649328" table:display="true" table:show-details="true"/>
                <table:data-pilot-member table:name="1960,185591271" table:display="true" table:show-details="true"/>
                <table:data-pilot-member table:name="1976,7166331211" table:display="true" table:show-details="true"/>
                <table:data-pilot-member table:name="1999,3988278125" table:display="true" table:show-details="true"/>
                <table:data-pilot-member table:name="2006,2430048403" table:display="true" table:show-details="true"/>
                <table:data-pilot-member table:name="2012" table:display="true" table:show-details="true"/>
                <table:data-pilot-member table:name="2075" table:display="true" table:show-details="true"/>
                <table:data-pilot-member table:name="2133" table:display="true" table:show-details="true"/>
                <table:data-pilot-member table:name="2136,0306989522" table:display="true" table:show-details="true"/>
                <table:data-pilot-member table:name="2163,0115939779" table:display="true" table:show-details="true"/>
                <table:data-pilot-member table:name="2169,7645166114" table:display="true" table:show-details="true"/>
                <table:data-pilot-member table:name="2172,0247298194" table:display="true" table:show-details="true"/>
                <table:data-pilot-member table:name="2172,6235281398" table:display="true" table:show-details="true"/>
                <table:data-pilot-member table:name="2189,8946638441" table:display="true" table:show-details="true"/>
                <table:data-pilot-member table:name="2201,9648340567" table:display="true" table:show-details="true"/>
                <table:data-pilot-member table:name="2217,0083709293" table:display="true" table:show-details="true"/>
                <table:data-pilot-member table:name="2223,5818617087" table:display="true" table:show-details="true"/>
                <table:data-pilot-member table:name="2229,8822509939" table:display="true" table:show-details="true"/>
                <table:data-pilot-member table:name="2248,6178911316" table:display="true" table:show-details="true"/>
                <table:data-pilot-member table:name="2251,7532603278" table:display="true" table:show-details="true"/>
                <table:data-pilot-member table:name="2275,0955725739" table:display="true" table:show-details="true"/>
                <table:data-pilot-member table:name="2283,3310501212" table:display="true" table:show-details="true"/>
                <table:data-pilot-member table:name="2292,9323992461" table:display="true" table:show-details="true"/>
                <table:data-pilot-member table:name="2319,185670487" table:display="true" table:show-details="true"/>
                <table:data-pilot-member table:name="2325,200340136" table:display="true" table:show-details="true"/>
                <table:data-pilot-member table:name="2350" table:display="true" table:show-details="true"/>
                <table:data-pilot-member table:name="2367,3288471767" table:display="true" table:show-details="true"/>
                <table:data-pilot-member table:name="2388,8916467193" table:display="true" table:show-details="true"/>
                <table:data-pilot-member table:name="2389,8733751735" table:display="true" table:show-details="true"/>
                <table:data-pilot-member table:name="2666,6937556531" table:display="true" table:show-details="true"/>
                <table:data-pilot-member table:name="2909,62732036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_distance" table:orientation="data" table:used-hierarchy="0" table:function="min">
            <table:data-pilot-level table:show-empty="false" calcext:repeat-item-labels="false">
              <table:data-pilot-members>
                <table:data-pilot-member table:name="33,5765780891" table:display="true" table:show-details="true"/>
                <table:data-pilot-member table:name="36" table:display="true" table:show-details="true"/>
                <table:data-pilot-member table:name="43,7079412773" table:display="true" table:show-details="true"/>
                <table:data-pilot-member table:name="47,290167366" table:display="true" table:show-details="true"/>
                <table:data-pilot-member table:name="50,5138887932" table:display="true" table:show-details="true"/>
                <table:data-pilot-member table:name="51,2429655044" table:display="true" table:show-details="true"/>
                <table:data-pilot-member table:name="51,2882217775" table:display="true" table:show-details="true"/>
                <table:data-pilot-member table:name="51,3298925167" table:display="true" table:show-details="true"/>
                <table:data-pilot-member table:name="54,0253114627" table:display="true" table:show-details="true"/>
                <table:data-pilot-member table:name="56,4224445035" table:display="true" table:show-details="true"/>
                <table:data-pilot-member table:name="57,5447429141" table:display="true" table:show-details="true"/>
                <table:data-pilot-member table:name="58" table:display="true" table:show-details="true"/>
                <table:data-pilot-member table:name="59,0036021685" table:display="true" table:show-details="true"/>
                <table:data-pilot-member table:name="61,9701850697" table:display="true" table:show-details="true"/>
                <table:data-pilot-member table:name="62,0748909572" table:display="true" table:show-details="true"/>
                <table:data-pilot-member table:name="62,7082039325" table:display="true" table:show-details="true"/>
                <table:data-pilot-member table:name="63,6822231655" table:display="true" table:show-details="true"/>
                <table:data-pilot-member table:name="65,1203040473" table:display="true" table:show-details="true"/>
                <table:data-pilot-member table:name="65,4394516813" table:display="true" table:show-details="true"/>
                <table:data-pilot-member table:name="66" table:display="true" table:show-details="true"/>
                <table:data-pilot-member table:name="66,4274486858" table:display="true" table:show-details="true"/>
                <table:data-pilot-member table:name="66,5011123696" table:display="true" table:show-details="true"/>
                <table:data-pilot-member table:name="66,7365102221" table:display="true" table:show-details="true"/>
                <table:data-pilot-member table:name="68,9304717577" table:display="true" table:show-details="true"/>
                <table:data-pilot-member table:name="69,146244363" table:display="true" table:show-details="true"/>
                <table:data-pilot-member table:name="70,014901357" table:display="true" table:show-details="true"/>
                <table:data-pilot-member table:name="70,625215258" table:display="true" table:show-details="true"/>
                <table:data-pilot-member table:name="70,7008486314" table:display="true" table:show-details="true"/>
                <table:data-pilot-member table:name="71,1420632922" table:display="true" table:show-details="true"/>
                <table:data-pilot-member table:name="71,6989781182" table:display="true" table:show-details="true"/>
                <table:data-pilot-member table:name="73,6308568747" table:display="true" table:show-details="true"/>
                <table:data-pilot-member table:name="73,7299517875" table:display="true" table:show-details="true"/>
                <table:data-pilot-member table:name="73,7543649222" table:display="true" table:show-details="true"/>
                <table:data-pilot-member table:name="74,0193237913" table:display="true" table:show-details="true"/>
                <table:data-pilot-member table:name="75,1622776602" table:display="true" table:show-details="true"/>
                <table:data-pilot-member table:name="75,7703296143" table:display="true" table:show-details="true"/>
                <table:data-pilot-member table:name="75,8864109221" table:display="true" table:show-details="true"/>
                <table:data-pilot-member table:name="76,7703296143" table:display="true" table:show-details="true"/>
                <table:data-pilot-member table:name="77,221050392" table:display="true" table:show-details="true"/>
                <table:data-pilot-member table:name="77,3356804387" table:display="true" table:show-details="true"/>
                <table:data-pilot-member table:name="77,9061425352" table:display="true" table:show-details="true"/>
                <table:data-pilot-member table:name="78" table:display="true" table:show-details="true"/>
                <table:data-pilot-member table:name="78,6997600194" table:display="true" table:show-details="true"/>
                <table:data-pilot-member table:name="79,664826621" table:display="true" table:show-details="true"/>
                <table:data-pilot-member table:name="80" table:display="true" table:show-details="true"/>
                <table:data-pilot-member table:name="80,3277902538" table:display="true" table:show-details="true"/>
                <table:data-pilot-member table:name="80,5219563441" table:display="true" table:show-details="true"/>
                <table:data-pilot-member table:name="80,9003850342" table:display="true" table:show-details="true"/>
                <table:data-pilot-member table:name="80,9280044418" table:display="true" table:show-details="true"/>
                <table:data-pilot-member table:name="81" table:display="true" table:show-details="true"/>
                <table:data-pilot-member table:name="81,7466733856" table:display="true" table:show-details="true"/>
                <table:data-pilot-member table:name="82,1052625904" table:display="true" table:show-details="true"/>
                <table:data-pilot-member table:name="82,7643480534" table:display="true" table:show-details="true"/>
                <table:data-pilot-member table:name="83,1042038229" table:display="true" table:show-details="true"/>
                <table:data-pilot-member table:name="83,4511963489" table:display="true" table:show-details="true"/>
                <table:data-pilot-member table:name="83,646987094" table:display="true" table:show-details="true"/>
                <table:data-pilot-member table:name="84,1474006148" table:display="true" table:show-details="true"/>
                <table:data-pilot-member table:name="84,7143642406" table:display="true" table:show-details="true"/>
                <table:data-pilot-member table:name="85,3531176904" table:display="true" table:show-details="true"/>
                <table:data-pilot-member table:name="85,4185133839" table:display="true" table:show-details="true"/>
                <table:data-pilot-member table:name="85,545078877" table:display="true" table:show-details="true"/>
                <table:data-pilot-member table:name="86,0873334756" table:display="true" table:show-details="true"/>
                <table:data-pilot-member table:name="86,4341070047" table:display="true" table:show-details="true"/>
                <table:data-pilot-member table:name="86,8402926606" table:display="true" table:show-details="true"/>
                <table:data-pilot-member table:name="87" table:display="true" table:show-details="true"/>
                <table:data-pilot-member table:name="89,0614995678" table:display="true" table:show-details="true"/>
                <table:data-pilot-member table:name="89,596369911" table:display="true" table:show-details="true"/>
                <table:data-pilot-member table:name="89,807989814" table:display="true" table:show-details="true"/>
                <table:data-pilot-member table:name="91,3860260763" table:display="true" table:show-details="true"/>
                <table:data-pilot-member table:name="91,7914316545" table:display="true" table:show-details="true"/>
                <table:data-pilot-member table:name="92,1831728039" table:display="true" table:show-details="true"/>
                <table:data-pilot-member table:name="92,7278296339" table:display="true" table:show-details="true"/>
                <table:data-pilot-member table:name="93,0298770962" table:display="true" table:show-details="true"/>
                <table:data-pilot-member table:name="93,0674789952" table:display="true" table:show-details="true"/>
                <table:data-pilot-member table:name="93,495097568" table:display="true" table:show-details="true"/>
                <table:data-pilot-member table:name="93,870024502" table:display="true" table:show-details="true"/>
                <table:data-pilot-member table:name="94,7440374167" table:display="true" table:show-details="true"/>
                <table:data-pilot-member table:name="95" table:display="true" table:show-details="true"/>
                <table:data-pilot-member table:name="95,351126326" table:display="true" table:show-details="true"/>
                <table:data-pilot-member table:name="95,5153383708" table:display="true" table:show-details="true"/>
                <table:data-pilot-member table:name="95,632995677" table:display="true" table:show-details="true"/>
                <table:data-pilot-member table:name="95,8942559655" table:display="true" table:show-details="true"/>
                <table:data-pilot-member table:name="96,0415361521" table:display="true" table:show-details="true"/>
                <table:data-pilot-member table:name="97,3474262339" table:display="true" table:show-details="true"/>
                <table:data-pilot-member table:name="98,4618607062" table:display="true" table:show-details="true"/>
                <table:data-pilot-member table:name="99,3442833902" table:display="true" table:show-details="true"/>
                <table:data-pilot-member table:name="100,2343128616" table:display="true" table:show-details="true"/>
                <table:data-pilot-member table:name="101" table:display="true" table:show-details="true"/>
                <table:data-pilot-member table:name="101,4817036518" table:display="true" table:show-details="true"/>
                <table:data-pilot-member table:name="101,7416964414" table:display="true" table:show-details="true"/>
                <table:data-pilot-member table:name="102" table:display="true" table:show-details="true"/>
                <table:data-pilot-member table:name="102,0756227669" table:display="true" table:show-details="true"/>
                <table:data-pilot-member table:name="102,1821894149" table:display="true" table:show-details="true"/>
                <table:data-pilot-member table:name="102,9911502297" table:display="true" table:show-details="true"/>
                <table:data-pilot-member table:name="103,1197511138" table:display="true" table:show-details="true"/>
                <table:data-pilot-member table:name="103,6139628254" table:display="true" table:show-details="true"/>
                <table:data-pilot-member table:name="104,7402230848" table:display="true" table:show-details="true"/>
                <table:data-pilot-member table:name="105,1729217342" table:display="true" table:show-details="true"/>
                <table:data-pilot-member table:name="105,8679622641" table:display="true" table:show-details="true"/>
                <table:data-pilot-member table:name="106,7972472725" table:display="true" table:show-details="true"/>
                <table:data-pilot-member table:name="107,5880259923" table:display="true" table:show-details="true"/>
                <table:data-pilot-member table:name="107,7082039325" table:display="true" table:show-details="true"/>
                <table:data-pilot-member table:name="109,1161483557" table:display="true" table:show-details="true"/>
                <table:data-pilot-member table:name="109,4460529146" table:display="true" table:show-details="true"/>
                <table:data-pilot-member table:name="110,9803642601" table:display="true" table:show-details="true"/>
                <table:data-pilot-member table:name="111" table:display="true" table:show-details="true"/>
                <table:data-pilot-member table:name="111,0458456798" table:display="true" table:show-details="true"/>
                <table:data-pilot-member table:name="111,4925650548" table:display="true" table:show-details="true"/>
                <table:data-pilot-member table:name="111,9260106186" table:display="true" table:show-details="true"/>
                <table:data-pilot-member table:name="112,3178490174" table:display="true" table:show-details="true"/>
                <table:data-pilot-member table:name="112,4493493834" table:display="true" table:show-details="true"/>
                <table:data-pilot-member table:name="113,2288704169" table:display="true" table:show-details="true"/>
                <table:data-pilot-member table:name="113,961638482" table:display="true" table:show-details="true"/>
                <table:data-pilot-member table:name="114,1309075202" table:display="true" table:show-details="true"/>
                <table:data-pilot-member table:name="114,2065556157" table:display="true" table:show-details="true"/>
                <table:data-pilot-member table:name="114,401754251" table:display="true" table:show-details="true"/>
                <table:data-pilot-member table:name="114,7413682329" table:display="true" table:show-details="true"/>
                <table:data-pilot-member table:name="114,7837293636" table:display="true" table:show-details="true"/>
                <table:data-pilot-member table:name="114,8634243989" table:display="true" table:show-details="true"/>
                <table:data-pilot-member table:name="115" table:display="true" table:show-details="true"/>
                <table:data-pilot-member table:name="116,0749531835" table:display="true" table:show-details="true"/>
                <table:data-pilot-member table:name="116,4525317209" table:display="true" table:show-details="true"/>
                <table:data-pilot-member table:name="116,5610283454" table:display="true" table:show-details="true"/>
                <table:data-pilot-member table:name="116,8690674405" table:display="true" table:show-details="true"/>
                <table:data-pilot-member table:name="117,1478176305" table:display="true" table:show-details="true"/>
                <table:data-pilot-member table:name="117,4809129281" table:display="true" table:show-details="true"/>
                <table:data-pilot-member table:name="118" table:display="true" table:show-details="true"/>
                <table:data-pilot-member table:name="118,3851648071" table:display="true" table:show-details="true"/>
                <table:data-pilot-member table:name="118,8062484749" table:display="true" table:show-details="true"/>
                <table:data-pilot-member table:name="119" table:display="true" table:show-details="true"/>
                <table:data-pilot-member table:name="119,6661435081" table:display="true" table:show-details="true"/>
                <table:data-pilot-member table:name="120,0446250768" table:display="true" table:show-details="true"/>
                <table:data-pilot-member table:name="121,0761057698" table:display="true" table:show-details="true"/>
                <table:data-pilot-member table:name="121,9289624103" table:display="true" table:show-details="true"/>
                <table:data-pilot-member table:name="121,9816903689" table:display="true" table:show-details="true"/>
                <table:data-pilot-member table:name="122,7237098477" table:display="true" table:show-details="true"/>
                <table:data-pilot-member table:name="122,8295190965" table:display="true" table:show-details="true"/>
                <table:data-pilot-member table:name="123,117888358" table:display="true" table:show-details="true"/>
                <table:data-pilot-member table:name="123,3271300275" table:display="true" table:show-details="true"/>
                <table:data-pilot-member table:name="123,4420398713" table:display="true" table:show-details="true"/>
                <table:data-pilot-member table:name="123,5257627343" table:display="true" table:show-details="true"/>
                <table:data-pilot-member table:name="124" table:display="true" table:show-details="true"/>
                <table:data-pilot-member table:name="124,4536240471" table:display="true" table:show-details="true"/>
                <table:data-pilot-member table:name="124,7202409207" table:display="true" table:show-details="true"/>
                <table:data-pilot-member table:name="125,4324392402" table:display="true" table:show-details="true"/>
                <table:data-pilot-member table:name="126,2673103518" table:display="true" table:show-details="true"/>
                <table:data-pilot-member table:name="127,0153641653" table:display="true" table:show-details="true"/>
                <table:data-pilot-member table:name="127,2086993689" table:display="true" table:show-details="true"/>
                <table:data-pilot-member table:name="127,9521973809" table:display="true" table:show-details="true"/>
                <table:data-pilot-member table:name="128,1088209421" table:display="true" table:show-details="true"/>
                <table:data-pilot-member table:name="128,2094922638" table:display="true" table:show-details="true"/>
                <table:data-pilot-member table:name="128,6307104931" table:display="true" table:show-details="true"/>
                <table:data-pilot-member table:name="128,77363787" table:display="true" table:show-details="true"/>
                <table:data-pilot-member table:name="128,9440096649" table:display="true" table:show-details="true"/>
                <table:data-pilot-member table:name="130" table:display="true" table:show-details="true"/>
                <table:data-pilot-member table:name="130,0694414753" table:display="true" table:show-details="true"/>
                <table:data-pilot-member table:name="130,8158473169" table:display="true" table:show-details="true"/>
                <table:data-pilot-member table:name="131,4058576027" table:display="true" table:show-details="true"/>
                <table:data-pilot-member table:name="132,2770749922" table:display="true" table:show-details="true"/>
                <table:data-pilot-member table:name="132,296838068" table:display="true" table:show-details="true"/>
                <table:data-pilot-member table:name="132,3245553203" table:display="true" table:show-details="true"/>
                <table:data-pilot-member table:name="132,6053214685" table:display="true" table:show-details="true"/>
                <table:data-pilot-member table:name="133,295630141" table:display="true" table:show-details="true"/>
                <table:data-pilot-member table:name="134,3224755112" table:display="true" table:show-details="true"/>
                <table:data-pilot-member table:name="135,4798862235" table:display="true" table:show-details="true"/>
                <table:data-pilot-member table:name="135,948006466" table:display="true" table:show-details="true"/>
                <table:data-pilot-member table:name="136,2354610082" table:display="true" table:show-details="true"/>
                <table:data-pilot-member table:name="137" table:display="true" table:show-details="true"/>
                <table:data-pilot-member table:name="137,1638163673" table:display="true" table:show-details="true"/>
                <table:data-pilot-member table:name="137,416407865" table:display="true" table:show-details="true"/>
                <table:data-pilot-member table:name="138,2075293238" table:display="true" table:show-details="true"/>
                <table:data-pilot-member table:name="139,0831891576" table:display="true" table:show-details="true"/>
                <table:data-pilot-member table:name="139,2795579484" table:display="true" table:show-details="true"/>
                <table:data-pilot-member table:name="139,832574984" table:display="true" table:show-details="true"/>
                <table:data-pilot-member table:name="140" table:display="true" table:show-details="true"/>
                <table:data-pilot-member table:name="141,416407865" table:display="true" table:show-details="true"/>
                <table:data-pilot-member table:name="141,8869440117" table:display="true" table:show-details="true"/>
                <table:data-pilot-member table:name="142,0384048104" table:display="true" table:show-details="true"/>
                <table:data-pilot-member table:name="142,4341070047" table:display="true" table:show-details="true"/>
                <table:data-pilot-member table:name="145,4390889146" table:display="true" table:show-details="true"/>
                <table:data-pilot-member table:name="147,1022881259" table:display="true" table:show-details="true"/>
                <table:data-pilot-member table:name="148,3124179624" table:display="true" table:show-details="true"/>
                <table:data-pilot-member table:name="150,0760530635" table:display="true" table:show-details="true"/>
                <table:data-pilot-member table:name="150,1182371051" table:display="true" table:show-details="true"/>
                <table:data-pilot-member table:name="150,4549025432" table:display="true" table:show-details="true"/>
                <table:data-pilot-member table:name="150,5542438185" table:display="true" table:show-details="true"/>
                <table:data-pilot-member table:name="152,6117270404" table:display="true" table:show-details="true"/>
                <table:data-pilot-member table:name="155" table:display="true" table:show-details="true"/>
                <table:data-pilot-member table:name="155,7998933224" table:display="true" table:show-details="true"/>
                <table:data-pilot-member table:name="156,1845880036" table:display="true" table:show-details="true"/>
                <table:data-pilot-member table:name="157,3416645719" table:display="true" table:show-details="true"/>
                <table:data-pilot-member table:name="158" table:display="true" table:show-details="true"/>
                <table:data-pilot-member table:name="158,0198847407" table:display="true" table:show-details="true"/>
                <table:data-pilot-member table:name="158,2195444573" table:display="true" table:show-details="true"/>
                <table:data-pilot-member table:name="159,9841146905" table:display="true" table:show-details="true"/>
                <table:data-pilot-member table:name="161,4902865717" table:display="true" table:show-details="true"/>
                <table:data-pilot-member table:name="163,07109207" table:display="true" table:show-details="true"/>
                <table:data-pilot-member table:name="164,4924225025" table:display="true" table:show-details="true"/>
                <table:data-pilot-member table:name="164,5773263168" table:display="true" table:show-details="true"/>
                <table:data-pilot-member table:name="165,5920044965" table:display="true" table:show-details="true"/>
                <table:data-pilot-member table:name="166,0471640903" table:display="true" table:show-details="true"/>
                <table:data-pilot-member table:name="166,732928989" table:display="true" table:show-details="true"/>
                <table:data-pilot-member table:name="167,044384991" table:display="true" table:show-details="true"/>
                <table:data-pilot-member table:name="167,0944143931" table:display="true" table:show-details="true"/>
                <table:data-pilot-member table:name="168,0065875191" table:display="true" table:show-details="true"/>
                <table:data-pilot-member table:name="171" table:display="true" table:show-details="true"/>
                <table:data-pilot-member table:name="171,0103644957" table:display="true" table:show-details="true"/>
                <table:data-pilot-member table:name="172,1700357811" table:display="true" table:show-details="true"/>
                <table:data-pilot-member table:name="173,6512920442" table:display="true" table:show-details="true"/>
                <table:data-pilot-member table:name="174" table:display="true" table:show-details="true"/>
                <table:data-pilot-member table:name="174,2314213214" table:display="true" table:show-details="true"/>
                <table:data-pilot-member table:name="174,7082039325" table:display="true" table:show-details="true"/>
                <table:data-pilot-member table:name="175" table:display="true" table:show-details="true"/>
                <table:data-pilot-member table:name="176,0584875324" table:display="true" table:show-details="true"/>
                <table:data-pilot-member table:name="176,8689560831" table:display="true" table:show-details="true"/>
                <table:data-pilot-member table:name="179,6144468922" table:display="true" table:show-details="true"/>
                <table:data-pilot-member table:name="181" table:display="true" table:show-details="true"/>
                <table:data-pilot-member table:name="181,2468053469" table:display="true" table:show-details="true"/>
                <table:data-pilot-member table:name="181,416407865" table:display="true" table:show-details="true"/>
                <table:data-pilot-member table:name="181,4868329805" table:display="true" table:show-details="true"/>
                <table:data-pilot-member table:name="185,0965279303" table:display="true" table:show-details="true"/>
                <table:data-pilot-member table:name="188,1472928471" table:display="true" table:show-details="true"/>
                <table:data-pilot-member table:name="190,3238075794" table:display="true" table:show-details="true"/>
                <table:data-pilot-member table:name="190,7082039325" table:display="true" table:show-details="true"/>
                <table:data-pilot-member table:name="191" table:display="true" table:show-details="true"/>
                <table:data-pilot-member table:name="195,0271699011" table:display="true" table:show-details="true"/>
                <table:data-pilot-member table:name="195,9706902838" table:display="true" table:show-details="true"/>
                <table:data-pilot-member table:name="197,0146363948" table:display="true" table:show-details="true"/>
                <table:data-pilot-member table:name="197,4868329805" table:display="true" table:show-details="true"/>
                <table:data-pilot-member table:name="198,8257493962" table:display="true" table:show-details="true"/>
                <table:data-pilot-member table:name="207,5696482489" table:display="true" table:show-details="true"/>
                <table:data-pilot-member table:name="213" table:display="true" table:show-details="true"/>
                <table:data-pilot-member table:name="213,416407865" table:display="true" table:show-details="true"/>
                <table:data-pilot-member table:name="214,1869650111" table:display="true" table:show-details="true"/>
                <table:data-pilot-member table:name="214,2446011447" table:display="true" table:show-details="true"/>
                <table:data-pilot-member table:name="216,8557558782" table:display="true" table:show-details="true"/>
                <table:data-pilot-member table:name="218,611510092" table:display="true" table:show-details="true"/>
                <table:data-pilot-member table:name="219,6907332707" table:display="true" table:show-details="true"/>
                <table:data-pilot-member table:name="219,8177689517" table:display="true" table:show-details="true"/>
                <table:data-pilot-member table:name="220,0725173867" table:display="true" table:show-details="true"/>
                <table:data-pilot-member table:name="221,0865626903" table:display="true" table:show-details="true"/>
                <table:data-pilot-member table:name="222,3941043884" table:display="true" table:show-details="true"/>
                <table:data-pilot-member table:name="225,8124859194" table:display="true" table:show-details="true"/>
                <table:data-pilot-member table:name="229,416407865" table:display="true" table:show-details="true"/>
                <table:data-pilot-member table:name="230,4143480448" table:display="true" table:show-details="true"/>
                <table:data-pilot-member table:name="234,1377680161" table:display="true" table:show-details="true"/>
                <table:data-pilot-member table:name="238,6697926756" table:display="true" table:show-details="true"/>
                <table:data-pilot-member table:name="244,9716167677" table:display="true" table:show-details="true"/>
                <table:data-pilot-member table:name="245,8257530545" table:display="true" table:show-details="true"/>
                <table:data-pilot-member table:name="247,9086954675" table:display="true" table:show-details="true"/>
                <table:data-pilot-member table:name="256,3876982654" table:display="true" table:show-details="true"/>
                <table:data-pilot-member table:name="256,7677305757" table:display="true" table:show-details="true"/>
                <table:data-pilot-member table:name="264,3336464659" table:display="true" table:show-details="true"/>
                <table:data-pilot-member table:name="265,101339013" table:display="true" table:show-details="true"/>
                <table:data-pilot-member table:name="268,9143342951" table:display="true" table:show-details="true"/>
                <table:data-pilot-member table:name="273,8693437411" table:display="true" table:show-details="true"/>
                <table:data-pilot-member table:name="274,1917210967" table:display="true" table:show-details="true"/>
                <table:data-pilot-member table:name="276,9786642736" table:display="true" table:show-details="true"/>
                <table:data-pilot-member table:name="279,5545571201" table:display="true" table:show-details="true"/>
                <table:data-pilot-member table:name="279,6572439569" table:display="true" table:show-details="true"/>
                <table:data-pilot-member table:name="280,4812957823" table:display="true" table:show-details="true"/>
                <table:data-pilot-member table:name="282,0642661901" table:display="true" table:show-details="true"/>
                <table:data-pilot-member table:name="283" table:display="true" table:show-details="true"/>
                <table:data-pilot-member table:name="283,6052644465" table:display="true" table:show-details="true"/>
                <table:data-pilot-member table:name="283,629057659" table:display="true" table:show-details="true"/>
                <table:data-pilot-member table:name="285,8286848943" table:display="true" table:show-details="true"/>
                <table:data-pilot-member table:name="286,5030662647" table:display="true" table:show-details="true"/>
                <table:data-pilot-member table:name="286,7762673572" table:display="true" table:show-details="true"/>
                <table:data-pilot-member table:name="286,7872888545" table:display="true" table:show-details="true"/>
                <table:data-pilot-member table:name="287,8407201872" table:display="true" table:show-details="true"/>
                <table:data-pilot-member table:name="291,8587919034" table:display="true" table:show-details="true"/>
                <table:data-pilot-member table:name="293,5202624448" table:display="true" table:show-details="true"/>
                <table:data-pilot-member table:name="297,4914889284" table:display="true" table:show-details="true"/>
                <table:data-pilot-member table:name="299,9676182228" table:display="true" table:show-details="true"/>
                <table:data-pilot-member table:name="302,151861047" table:display="true" table:show-details="true"/>
                <table:data-pilot-member table:name="302,9912524561" table:display="true" table:show-details="true"/>
                <table:data-pilot-member table:name="304,7487032358" table:display="true" table:show-details="true"/>
                <table:data-pilot-member table:name="305,1561881358" table:display="true" table:show-details="true"/>
                <table:data-pilot-member table:name="305,2494116932" table:display="true" table:show-details="true"/>
                <table:data-pilot-member table:name="305,4148348263" table:display="true" table:show-details="true"/>
                <table:data-pilot-member table:name="305,902087266" table:display="true" table:show-details="true"/>
                <table:data-pilot-member table:name="306,0391415658" table:display="true" table:show-details="true"/>
                <table:data-pilot-member table:name="306,5865613859" table:display="true" table:show-details="true"/>
                <table:data-pilot-member table:name="307,8975446305" table:display="true" table:show-details="true"/>
                <table:data-pilot-member table:name="309,9391939092" table:display="true" table:show-details="true"/>
                <table:data-pilot-member table:name="312,5457511554" table:display="true" table:show-details="true"/>
                <table:data-pilot-member table:name="314,0914742008" table:display="true" table:show-details="true"/>
                <table:data-pilot-member table:name="315,636007985" table:display="true" table:show-details="true"/>
                <table:data-pilot-member table:name="316,3436063153" table:display="true" table:show-details="true"/>
                <table:data-pilot-member table:name="317,4218486642" table:display="true" table:show-details="true"/>
                <table:data-pilot-member table:name="317,4603370817" table:display="true" table:show-details="true"/>
                <table:data-pilot-member table:name="317,9164027355" table:display="true" table:show-details="true"/>
                <table:data-pilot-member table:name="319,4938736296" table:display="true" table:show-details="true"/>
                <table:data-pilot-member table:name="319,505882004" table:display="true" table:show-details="true"/>
                <table:data-pilot-member table:name="319,9320838993" table:display="true" table:show-details="true"/>
                <table:data-pilot-member table:name="321,4644150968" table:display="true" table:show-details="true"/>
                <table:data-pilot-member table:name="322,7233132496" table:display="true" table:show-details="true"/>
                <table:data-pilot-member table:name="324,1729541094" table:display="true" table:show-details="true"/>
                <table:data-pilot-member table:name="324,7406312955" table:display="true" table:show-details="true"/>
                <table:data-pilot-member table:name="325,1881481712" table:display="true" table:show-details="true"/>
                <table:data-pilot-member table:name="325,9899118653" table:display="true" table:show-details="true"/>
                <table:data-pilot-member table:name="327,3275967161" table:display="true" table:show-details="true"/>
                <table:data-pilot-member table:name="331,7374224359" table:display="true" table:show-details="true"/>
                <table:data-pilot-member table:name="332,503290626" table:display="true" table:show-details="true"/>
                <table:data-pilot-member table:name="332,7747762266" table:display="true" table:show-details="true"/>
                <table:data-pilot-member table:name="335,5048734837" table:display="true" table:show-details="true"/>
                <table:data-pilot-member table:name="337,5384999862" table:display="true" table:show-details="true"/>
                <table:data-pilot-member table:name="338,9179744839" table:display="true" table:show-details="true"/>
                <table:data-pilot-member table:name="339,6674494199" table:display="true" table:show-details="true"/>
                <table:data-pilot-member table:name="340,710564028" table:display="true" table:show-details="true"/>
                <table:data-pilot-member table:name="342,1991390158" table:display="true" table:show-details="true"/>
                <table:data-pilot-member table:name="342,3093231128" table:display="true" table:show-details="true"/>
                <table:data-pilot-member table:name="342,4114721505" table:display="true" table:show-details="true"/>
                <table:data-pilot-member table:name="342,9260490821" table:display="true" table:show-details="true"/>
                <table:data-pilot-member table:name="344,4991589043" table:display="true" table:show-details="true"/>
                <table:data-pilot-member table:name="346,3597457516" table:display="true" table:show-details="true"/>
                <table:data-pilot-member table:name="348,4231997321" table:display="true" table:show-details="true"/>
                <table:data-pilot-member table:name="348,7095933138" table:display="true" table:show-details="true"/>
                <table:data-pilot-member table:name="348,7183472062" table:display="true" table:show-details="true"/>
                <table:data-pilot-member table:name="352,0886751204" table:display="true" table:show-details="true"/>
                <table:data-pilot-member table:name="352,6699235989" table:display="true" table:show-details="true"/>
                <table:data-pilot-member table:name="352,8611439992" table:display="true" table:show-details="true"/>
                <table:data-pilot-member table:name="353,5109670331" table:display="true" table:show-details="true"/>
                <table:data-pilot-member table:name="356,2878598491" table:display="true" table:show-details="true"/>
                <table:data-pilot-member table:name="357,0950837206" table:display="true" table:show-details="true"/>
                <table:data-pilot-member table:name="357,2763475267" table:display="true" table:show-details="true"/>
                <table:data-pilot-member table:name="357,2801567064" table:display="true" table:show-details="true"/>
                <table:data-pilot-member table:name="357,9430965839" table:display="true" table:show-details="true"/>
                <table:data-pilot-member table:name="361,0352357859" table:display="true" table:show-details="true"/>
                <table:data-pilot-member table:name="361,9070529279" table:display="true" table:show-details="true"/>
                <table:data-pilot-member table:name="364,829683851" table:display="true" table:show-details="true"/>
                <table:data-pilot-member table:name="366,1128231334" table:display="true" table:show-details="true"/>
                <table:data-pilot-member table:name="369,2551946697" table:display="true" table:show-details="true"/>
                <table:data-pilot-member table:name="372,774566246" table:display="true" table:show-details="true"/>
                <table:data-pilot-member table:name="375,8904247564" table:display="true" table:show-details="true"/>
                <table:data-pilot-member table:name="377,2239879338" table:display="true" table:show-details="true"/>
                <table:data-pilot-member table:name="378,045510011" table:display="true" table:show-details="true"/>
                <table:data-pilot-member table:name="378,9759539814" table:display="true" table:show-details="true"/>
                <table:data-pilot-member table:name="380,2389266308" table:display="true" table:show-details="true"/>
                <table:data-pilot-member table:name="380,2671806458" table:display="true" table:show-details="true"/>
                <table:data-pilot-member table:name="381,9153373666" table:display="true" table:show-details="true"/>
                <table:data-pilot-member table:name="382,4779902647" table:display="true" table:show-details="true"/>
                <table:data-pilot-member table:name="384,3012393705" table:display="true" table:show-details="true"/>
                <table:data-pilot-member table:name="384,4407279952" table:display="true" table:show-details="true"/>
                <table:data-pilot-member table:name="385,1906234759" table:display="true" table:show-details="true"/>
                <table:data-pilot-member table:name="385,5345838594" table:display="true" table:show-details="true"/>
                <table:data-pilot-member table:name="386,9166091713" table:display="true" table:show-details="true"/>
                <table:data-pilot-member table:name="388,2643146221" table:display="true" table:show-details="true"/>
                <table:data-pilot-member table:name="388,2789642411" table:display="true" table:show-details="true"/>
                <table:data-pilot-member table:name="389" table:display="true" table:show-details="true"/>
                <table:data-pilot-member table:name="390,3954906284" table:display="true" table:show-details="true"/>
                <table:data-pilot-member table:name="394,0204460797" table:display="true" table:show-details="true"/>
                <table:data-pilot-member table:name="394,9010856859" table:display="true" table:show-details="true"/>
                <table:data-pilot-member table:name="395,651334361" table:display="true" table:show-details="true"/>
                <table:data-pilot-member table:name="396,7351114615" table:display="true" table:show-details="true"/>
                <table:data-pilot-member table:name="398,9984517845" table:display="true" table:show-details="true"/>
                <table:data-pilot-member table:name="399,1064531931" table:display="true" table:show-details="true"/>
                <table:data-pilot-member table:name="400,5516508408" table:display="true" table:show-details="true"/>
                <table:data-pilot-member table:name="402,0997886669" table:display="true" table:show-details="true"/>
                <table:data-pilot-member table:name="402,1881255145" table:display="true" table:show-details="true"/>
                <table:data-pilot-member table:name="402,3401033493" table:display="true" table:show-details="true"/>
                <table:data-pilot-member table:name="402,5954740449" table:display="true" table:show-details="true"/>
                <table:data-pilot-member table:name="403,3269019368" table:display="true" table:show-details="true"/>
                <table:data-pilot-member table:name="404,314977963" table:display="true" table:show-details="true"/>
                <table:data-pilot-member table:name="406,6808967591" table:display="true" table:show-details="true"/>
                <table:data-pilot-member table:name="408,7895611041" table:display="true" table:show-details="true"/>
                <table:data-pilot-member table:name="409,9372747334" table:display="true" table:show-details="true"/>
                <table:data-pilot-member table:name="410,5343799876" table:display="true" table:show-details="true"/>
                <table:data-pilot-member table:name="410,6700653885" table:display="true" table:show-details="true"/>
                <table:data-pilot-member table:name="410,9589121592" table:display="true" table:show-details="true"/>
                <table:data-pilot-member table:name="413,3448306801" table:display="true" table:show-details="true"/>
                <table:data-pilot-member table:name="414,2532990001" table:display="true" table:show-details="true"/>
                <table:data-pilot-member table:name="416,9006527992" table:display="true" table:show-details="true"/>
                <table:data-pilot-member table:name="416,9532405406" table:display="true" table:show-details="true"/>
                <table:data-pilot-member table:name="417,940433504" table:display="true" table:show-details="true"/>
                <table:data-pilot-member table:name="419,472148033" table:display="true" table:show-details="true"/>
                <table:data-pilot-member table:name="420,1785823947" table:display="true" table:show-details="true"/>
                <table:data-pilot-member table:name="420,2382977858" table:display="true" table:show-details="true"/>
                <table:data-pilot-member table:name="421,5974210799" table:display="true" table:show-details="true"/>
                <table:data-pilot-member table:name="421,6353467573" table:display="true" table:show-details="true"/>
                <table:data-pilot-member table:name="421,9049432916" table:display="true" table:show-details="true"/>
                <table:data-pilot-member table:name="422,9686723141" table:display="true" table:show-details="true"/>
                <table:data-pilot-member table:name="423,1355335402" table:display="true" table:show-details="true"/>
                <table:data-pilot-member table:name="429,4626005594" table:display="true" table:show-details="true"/>
                <table:data-pilot-member table:name="433,7208867881" table:display="true" table:show-details="true"/>
                <table:data-pilot-member table:name="435,3019433962" table:display="true" table:show-details="true"/>
                <table:data-pilot-member table:name="436,6334769906" table:display="true" table:show-details="true"/>
                <table:data-pilot-member table:name="436,8358461658" table:display="true" table:show-details="true"/>
                <table:data-pilot-member table:name="438,1354405021" table:display="true" table:show-details="true"/>
                <table:data-pilot-member table:name="441,5753877401" table:display="true" table:show-details="true"/>
                <table:data-pilot-member table:name="441,8994384741" table:display="true" table:show-details="true"/>
                <table:data-pilot-member table:name="442,8171723967" table:display="true" table:show-details="true"/>
                <table:data-pilot-member table:name="444,3304837389" table:display="true" table:show-details="true"/>
                <table:data-pilot-member table:name="444,5789810735" table:display="true" table:show-details="true"/>
                <table:data-pilot-member table:name="444,773277141" table:display="true" table:show-details="true"/>
                <table:data-pilot-member table:name="444,962362152" table:display="true" table:show-details="true"/>
                <table:data-pilot-member table:name="445,3456206264" table:display="true" table:show-details="true"/>
                <table:data-pilot-member table:name="445,576526326" table:display="true" table:show-details="true"/>
                <table:data-pilot-member table:name="447,9390154576" table:display="true" table:show-details="true"/>
                <table:data-pilot-member table:name="448,4639036098" table:display="true" table:show-details="true"/>
                <table:data-pilot-member table:name="450,9292668734" table:display="true" table:show-details="true"/>
                <table:data-pilot-member table:name="452,3634137434" table:display="true" table:show-details="true"/>
                <table:data-pilot-member table:name="454" table:display="true" table:show-details="true"/>
                <table:data-pilot-member table:name="454,0215445773" table:display="true" table:show-details="true"/>
                <table:data-pilot-member table:name="454,2571692671" table:display="true" table:show-details="true"/>
                <table:data-pilot-member table:name="457,6605222317" table:display="true" table:show-details="true"/>
                <table:data-pilot-member table:name="460,0121940252" table:display="true" table:show-details="true"/>
                <table:data-pilot-member table:name="460,9593340877" table:display="true" table:show-details="true"/>
                <table:data-pilot-member table:name="461,6149719924" table:display="true" table:show-details="true"/>
                <table:data-pilot-member table:name="461,7506045842" table:display="true" table:show-details="true"/>
                <table:data-pilot-member table:name="463,1238597807" table:display="true" table:show-details="true"/>
                <table:data-pilot-member table:name="464,1719474876" table:display="true" table:show-details="true"/>
                <table:data-pilot-member table:name="465,5624752737" table:display="true" table:show-details="true"/>
                <table:data-pilot-member table:name="465,6574906235" table:display="true" table:show-details="true"/>
                <table:data-pilot-member table:name="472,3850059499" table:display="true" table:show-details="true"/>
                <table:data-pilot-member table:name="472,7284471721" table:display="true" table:show-details="true"/>
                <table:data-pilot-member table:name="474,7677825588" table:display="true" table:show-details="true"/>
                <table:data-pilot-member table:name="476,3269432589" table:display="true" table:show-details="true"/>
                <table:data-pilot-member table:name="481,4655318245" table:display="true" table:show-details="true"/>
                <table:data-pilot-member table:name="483,165154627" table:display="true" table:show-details="true"/>
                <table:data-pilot-member table:name="484,0147737906" table:display="true" table:show-details="true"/>
                <table:data-pilot-member table:name="484,5517360397" table:display="true" table:show-details="true"/>
                <table:data-pilot-member table:name="485,5929548601" table:display="true" table:show-details="true"/>
                <table:data-pilot-member table:name="486,9530960889" table:display="true" table:show-details="true"/>
                <table:data-pilot-member table:name="492,4431269008" table:display="true" table:show-details="true"/>
                <table:data-pilot-member table:name="493,2330535351" table:display="true" table:show-details="true"/>
                <table:data-pilot-member table:name="495,9295629418" table:display="true" table:show-details="true"/>
                <table:data-pilot-member table:name="499,0975651813" table:display="true" table:show-details="true"/>
                <table:data-pilot-member table:name="501,8262222798" table:display="true" table:show-details="true"/>
                <table:data-pilot-member table:name="503,3587700032" table:display="true" table:show-details="true"/>
                <table:data-pilot-member table:name="505,9468215441" table:display="true" table:show-details="true"/>
                <table:data-pilot-member table:name="507,8077503881" table:display="true" table:show-details="true"/>
                <table:data-pilot-member table:name="508,3078695199" table:display="true" table:show-details="true"/>
                <table:data-pilot-member table:name="508,4204668781" table:display="true" table:show-details="true"/>
                <table:data-pilot-member table:name="511,8061530792" table:display="true" table:show-details="true"/>
                <table:data-pilot-member table:name="518,2774933414" table:display="true" table:show-details="true"/>
                <table:data-pilot-member table:name="532,6117303161" table:display="true" table:show-details="true"/>
                <table:data-pilot-member table:name="542,3386510142" table:display="true" table:show-details="true"/>
                <table:data-pilot-member table:name="543,1408105581" table:display="true" table:show-details="true"/>
                <table:data-pilot-member table:name="549,8359467607" table:display="true" table:show-details="true"/>
                <table:data-pilot-member table:name="558,4020957678" table:display="true" table:show-details="true"/>
                <table:data-pilot-member table:name="576,28682609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distance" table:orientation="data" table:used-hierarchy="0" table:function="min">
            <table:data-pilot-level table:show-empty="false" calcext:repeat-item-labels="false">
              <table:data-pilot-members>
                <table:data-pilot-member table:name="33,5765780891" table:display="true" table:show-details="true"/>
                <table:data-pilot-member table:name="36" table:display="true" table:show-details="true"/>
                <table:data-pilot-member table:name="38,3605834741" table:display="true" table:show-details="true"/>
                <table:data-pilot-member table:name="40,4229578636" table:display="true" table:show-details="true"/>
                <table:data-pilot-member table:name="40,9732483246" table:display="true" table:show-details="true"/>
                <table:data-pilot-member table:name="43" table:display="true" table:show-details="true"/>
                <table:data-pilot-member table:name="43,7079412773" table:display="true" table:show-details="true"/>
                <table:data-pilot-member table:name="45,5764179419" table:display="true" table:show-details="true"/>
                <table:data-pilot-member table:name="48,9458667797" table:display="true" table:show-details="true"/>
                <table:data-pilot-member table:name="50,5182759149" table:display="true" table:show-details="true"/>
                <table:data-pilot-member table:name="60" table:display="true" table:show-details="true"/>
                <table:data-pilot-member table:name="62,7082039325" table:display="true" table:show-details="true"/>
                <table:data-pilot-member table:name="63,6822231655" table:display="true" table:show-details="true"/>
                <table:data-pilot-member table:name="66,4579633151" table:display="true" table:show-details="true"/>
                <table:data-pilot-member table:name="70,625215258" table:display="true" table:show-details="true"/>
                <table:data-pilot-member table:name="73,1622776602" table:display="true" table:show-details="true"/>
                <table:data-pilot-member table:name="73,7703296143" table:display="true" table:show-details="true"/>
                <table:data-pilot-member table:name="75,1077780816" table:display="true" table:show-details="true"/>
                <table:data-pilot-member table:name="75,3851648071" table:display="true" table:show-details="true"/>
                <table:data-pilot-member table:name="83" table:display="true" table:show-details="true"/>
                <table:data-pilot-member table:name="142,4341070047" table:display="true" table:show-details="true"/>
                <table:data-pilot-member table:name="152,4060816992" table:display="true" table:show-details="true"/>
                <table:data-pilot-member table:name="156,1832187055" table:display="true" table:show-details="true"/>
                <table:data-pilot-member table:name="157,3418586913" table:display="true" table:show-details="true"/>
                <table:data-pilot-member table:name="163,2137959961" table:display="true" table:show-details="true"/>
                <table:data-pilot-member table:name="168,7725903822" table:display="true" table:show-details="true"/>
                <table:data-pilot-member table:name="172,7975009465" table:display="true" table:show-details="true"/>
                <table:data-pilot-member table:name="174,2503742436" table:display="true" table:show-details="true"/>
                <table:data-pilot-member table:name="174,7937510181" table:display="true" table:show-details="true"/>
                <table:data-pilot-member table:name="175,401175645" table:display="true" table:show-details="true"/>
                <table:data-pilot-member table:name="177,3974736438" table:display="true" table:show-details="true"/>
                <table:data-pilot-member table:name="177,5292089976" table:display="true" table:show-details="true"/>
                <table:data-pilot-member table:name="179,1992337738" table:display="true" table:show-details="true"/>
                <table:data-pilot-member table:name="180,0381753186" table:display="true" table:show-details="true"/>
                <table:data-pilot-member table:name="185,5505028212" table:display="true" table:show-details="true"/>
                <table:data-pilot-member table:name="185,6450650263" table:display="true" table:show-details="true"/>
                <table:data-pilot-member table:name="185,9217906994" table:display="true" table:show-details="true"/>
                <table:data-pilot-member table:name="189,7139718915" table:display="true" table:show-details="true"/>
                <table:data-pilot-member table:name="192,2651368746" table:display="true" table:show-details="true"/>
                <table:data-pilot-member table:name="192,495309857" table:display="true" table:show-details="true"/>
                <table:data-pilot-member table:name="193,8350049213" table:display="true" table:show-details="true"/>
                <table:data-pilot-member table:name="197,0896238114" table:display="true" table:show-details="true"/>
                <table:data-pilot-member table:name="202,9258491462" table:display="true" table:show-details="true"/>
                <table:data-pilot-member table:name="204,5496603884" table:display="true" table:show-details="true"/>
                <table:data-pilot-member table:name="205,4906490941" table:display="true" table:show-details="true"/>
                <table:data-pilot-member table:name="205,5228270216" table:display="true" table:show-details="true"/>
                <table:data-pilot-member table:name="206,8213325494" table:display="true" table:show-details="true"/>
                <table:data-pilot-member table:name="211,2723823776" table:display="true" table:show-details="true"/>
                <table:data-pilot-member table:name="211,8274485116" table:display="true" table:show-details="true"/>
                <table:data-pilot-member table:name="213,9552001701" table:display="true" table:show-details="true"/>
                <table:data-pilot-member table:name="215,313708499" table:display="true" table:show-details="true"/>
                <table:data-pilot-member table:name="218,5287657989" table:display="true" table:show-details="true"/>
                <table:data-pilot-member table:name="219,0272685194" table:display="true" table:show-details="true"/>
                <table:data-pilot-member table:name="224,3484638426" table:display="true" table:show-details="true"/>
                <table:data-pilot-member table:name="225,3551524192" table:display="true" table:show-details="true"/>
                <table:data-pilot-member table:name="227,3785635112" table:display="true" table:show-details="true"/>
                <table:data-pilot-member table:name="230,8044115262" table:display="true" table:show-details="true"/>
                <table:data-pilot-member table:name="235,5478212274" table:display="true" table:show-details="true"/>
                <table:data-pilot-member table:name="235,8618631464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39,243521455" table:display="true" table:show-details="true"/>
                <table:data-pilot-member table:name="240,2602867483" table:display="true" table:show-details="true"/>
                <table:data-pilot-member table:name="244,8476996376" table:display="true" table:show-details="true"/>
                <table:data-pilot-member table:name="245,8086009425" table:display="true" table:show-details="true"/>
                <table:data-pilot-member table:name="250,043396851" table:display="true" table:show-details="true"/>
                <table:data-pilot-member table:name="250,0578362434" table:display="true" table:show-details="true"/>
                <table:data-pilot-member table:name="250,1439567393" table:display="true" table:show-details="true"/>
                <table:data-pilot-member table:name="251,9814095698" table:display="true" table:show-details="true"/>
                <table:data-pilot-member table:name="252,7805341974" table:display="true" table:show-details="true"/>
                <table:data-pilot-member table:name="262,0585210903" table:display="true" table:show-details="true"/>
                <table:data-pilot-member table:name="263,2017728176" table:display="true" table:show-details="true"/>
                <table:data-pilot-member table:name="267,313708499" table:display="true" table:show-details="true"/>
                <table:data-pilot-member table:name="269,1655250606" table:display="true" table:show-details="true"/>
                <table:data-pilot-member table:name="272,8647967167" table:display="true" table:show-details="true"/>
                <table:data-pilot-member table:name="274" table:display="true" table:show-details="true"/>
                <table:data-pilot-member table:name="274,6221517671" table:display="true" table:show-details="true"/>
                <table:data-pilot-member table:name="277,3589138537" table:display="true" table:show-details="true"/>
                <table:data-pilot-member table:name="295,47589640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30T20:11:23.235845000</dc:date>
    <dc:creator>Thomas Sachse</dc:creator>
    <meta:editing-duration>PT10M10S</meta:editing-duration>
    <meta:editing-cycles>1</meta:editing-cycles>
    <meta:document-statistic meta:table-count="2" meta:cell-count="5574" meta:object-count="0"/>
    <meta:generator>LibreOffice/5.0.6.3$MacOSX_X86_64 LibreOffice_project/490fc03b25318460cfc54456516ea2519c11d1aa</meta:generator>
  </office:meta>
</office:document-meta>
</file>